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7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68">
          <table:table-cell table:style-name="ce12" table:number-columns-repeated="1018"/>
          <table:table-cell table:number-columns-repeated="4"/>
        </table:table-row>
        <table:table-row table:style-name="ro2" table:number-rows-repeated="98309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81in" draw:caption-point-x="-0.7689in" draw:caption-point-y="0.895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65in" draw:caption-point-x="-0.2402in" draw:caption-point-y="0.666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65in" draw:caption-point-x="-0.2622in" draw:caption-point-y="0.666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65in" draw:caption-point-x="-0.2402in" draw:caption-point-y="0.666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65in" draw:caption-point-x="-0.2402in" draw:caption-point-y="0.666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539in" draw:caption-point-x="-1.4484in" draw:caption-point-y="0.309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3-13T11:29:00.88">
            <text:p>03/13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801.$B$3:.$B$60]=[.$B7];[Thong_Tin_Ngay_Nghi_201801.$C$3:.$C$60]) +  SUMPRODUCT([Thong_Tin_Ngay_Nghi_201802.$B$3:.$B$65]=[.$B7];[Thong_Tin_Ngay_Nghi_201802.$C$3:.$C$65]) + SUMPRODUCT([Thong_Tin_Ngay_Nghi_201803.$B$3:.$B$59]=[.$B7];[Thong_Tin_Ngay_Nghi_201803.$C$3:.$C$59])" office:value-type="float" office:value="4">
            <text:p>4</text:p>
          </table:table-cell>
          <table:table-cell table:style-name="ce60" table:formula="of:=SUMPRODUCT([Thong_Tin_Ngay_Nghi_201801.$B$3:.$B$61]=[.$B7];[Thong_Tin_Ngay_Nghi_201801.$C$3:.$C$61])+SUMPRODUCT([Thong_Tin_Ngay_Nghi_201802.$B$3:.$B$66]=[.$B7];[Thong_Tin_Ngay_Nghi_201802.$C$3:.$C$66])+SUMPRODUCT([Thong_Tin_Ngay_Nghi_201803.$B$3:.$B$60]=[.$B7];[Thong_Tin_Ngay_Nghi_201803.$C$3:.$C$60])+SUMPRODUCT([Thong_Tin_Ngay_Nghi_201804.$B$3:.$B$57]=[.$B7];[Thong_Tin_Ngay_Nghi_201804.$C$3:.$C$57])+SUMPRODUCT([Thong_Tin_Ngay_Nghi_201805.$B$3:.$B$56]=[.$B7];[Thong_Tin_Ngay_Nghi_201805.$C$3:.$C$56])+SUMPRODUCT([Thong_Tin_Ngay_Nghi_201806.$B$3:.$B$59]=[.$B7];[Thong_Tin_Ngay_Nghi_201806.$C$3:.$C$59])+SUMPRODUCT([Thong_Tin_Ngay_Nghi_201807.$B$3:.$B$60]=[.$B7];[Thong_Tin_Ngay_Nghi_201807.$C$3:.$C$60])+SUMPRODUCT([Thong_Tin_Ngay_Nghi_201808.$B$3:.$B$61]=[.$B7];[Thong_Tin_Ngay_Nghi_201808.$C$3:.$C$61])+SUMPRODUCT([Thong_Tin_Ngay_Nghi_201809.$B$3:.$B$59]=[.$B7];[Thong_Tin_Ngay_Nghi_201809.$C$3:.$C$59])+SUMPRODUCT([Thong_Tin_Ngay_Nghi_201810.$B$3:.$B$58]=[.$B7];[Thong_Tin_Ngay_Nghi_201810.$C$3:.$C$58])+SUMPRODUCT([Thong_Tin_Ngay_Nghi_201811.$B$3:.$B$60]=[.$B7];[Thong_Tin_Ngay_Nghi_201811.$C$3:.$C$60])+ SUMPRODUCT([Thong_Tin_Ngay_Nghi_201812.$B$3:.$B$61]=[.$B7];[Thong_Tin_Ngay_Nghi_201812.$C$3:.$C$61])" office:value-type="float" office:value="4">
            <text:p>4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8]);DATE(YEAR([.E8]);12;31);NOW())" office:value-type="date" office:date-value="2018-03-13T11:29:06.57">
            <text:p>03/13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6" table:formula="of:=SUMPRODUCT([Thong_Tin_Ngay_Nghi_201801.$B$3:.$B$60]=[.$B8];[Thong_Tin_Ngay_Nghi_201801.$C$3:.$C$60]) +  SUMPRODUCT([Thong_Tin_Ngay_Nghi_201802.$B$3:.$B$65]=[.$B8];[Thong_Tin_Ngay_Nghi_201802.$C$3:.$C$65]) + SUMPRODUCT([Thong_Tin_Ngay_Nghi_201803.$B$3:.$B$59]=[.$B8];[Thong_Tin_Ngay_Nghi_201803.$C$3:.$C$59])" office:value-type="float" office:value="0.5">
            <text:p>0.5</text:p>
          </table:table-cell>
          <table:table-cell table:style-name="ce61" table:formula="of:=SUMPRODUCT([Thong_Tin_Ngay_Nghi_201801.$B$3:.$B$61]=[.$B8];[Thong_Tin_Ngay_Nghi_201801.$C$3:.$C$61])+SUMPRODUCT([Thong_Tin_Ngay_Nghi_201802.$B$3:.$B$66]=[.$B8];[Thong_Tin_Ngay_Nghi_201802.$C$3:.$C$66])+SUMPRODUCT([Thong_Tin_Ngay_Nghi_201803.$B$3:.$B$60]=[.$B8];[Thong_Tin_Ngay_Nghi_201803.$C$3:.$C$60])+SUMPRODUCT([Thong_Tin_Ngay_Nghi_201804.$B$3:.$B$57]=[.$B8];[Thong_Tin_Ngay_Nghi_201804.$C$3:.$C$57])+SUMPRODUCT([Thong_Tin_Ngay_Nghi_201805.$B$3:.$B$56]=[.$B8];[Thong_Tin_Ngay_Nghi_201805.$C$3:.$C$56])+SUMPRODUCT([Thong_Tin_Ngay_Nghi_201806.$B$3:.$B$59]=[.$B8];[Thong_Tin_Ngay_Nghi_201806.$C$3:.$C$59])+SUMPRODUCT([Thong_Tin_Ngay_Nghi_201807.$B$3:.$B$60]=[.$B8];[Thong_Tin_Ngay_Nghi_201807.$C$3:.$C$60])+SUMPRODUCT([Thong_Tin_Ngay_Nghi_201808.$B$3:.$B$61]=[.$B8];[Thong_Tin_Ngay_Nghi_201808.$C$3:.$C$61])+SUMPRODUCT([Thong_Tin_Ngay_Nghi_201809.$B$3:.$B$59]=[.$B8];[Thong_Tin_Ngay_Nghi_201809.$C$3:.$C$59])+SUMPRODUCT([Thong_Tin_Ngay_Nghi_201810.$B$3:.$B$58]=[.$B8];[Thong_Tin_Ngay_Nghi_201810.$C$3:.$C$58])+SUMPRODUCT([Thong_Tin_Ngay_Nghi_201811.$B$3:.$B$60]=[.$B8];[Thong_Tin_Ngay_Nghi_201811.$C$3:.$C$60])+ SUMPRODUCT([Thong_Tin_Ngay_Nghi_201812.$B$3:.$B$61]=[.$B8];[Thong_Tin_Ngay_Nghi_201812.$C$3:.$C$61])" office:value-type="float" office:value="0.5">
            <text:p>0.5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.5">
            <text:p>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3-13T11:29:06.57">
            <text:p>03/13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2">
            <text:p>2</text:p>
          </table:table-cell>
          <table:table-cell table:style-name="ce56" table:formula="of:=SUMPRODUCT([Thong_Tin_Ngay_Nghi_201801.$B$3:.$B$60]=[.$B9];[Thong_Tin_Ngay_Nghi_201801.$C$3:.$C$60]) +  SUMPRODUCT([Thong_Tin_Ngay_Nghi_201802.$B$3:.$B$65]=[.$B9];[Thong_Tin_Ngay_Nghi_201802.$C$3:.$C$65]) + SUMPRODUCT([Thong_Tin_Ngay_Nghi_201803.$B$3:.$B$59]=[.$B9];[Thong_Tin_Ngay_Nghi_201803.$C$3:.$C$59])" office:value-type="float" office:value="3">
            <text:p>3</text:p>
          </table:table-cell>
          <table:table-cell table:style-name="ce61" table:formula="of:=SUMPRODUCT([Thong_Tin_Ngay_Nghi_201801.$B$3:.$B$61]=[.$B9];[Thong_Tin_Ngay_Nghi_201801.$C$3:.$C$61])+SUMPRODUCT([Thong_Tin_Ngay_Nghi_201802.$B$3:.$B$66]=[.$B9];[Thong_Tin_Ngay_Nghi_201802.$C$3:.$C$66])+SUMPRODUCT([Thong_Tin_Ngay_Nghi_201803.$B$3:.$B$60]=[.$B9];[Thong_Tin_Ngay_Nghi_201803.$C$3:.$C$60])+SUMPRODUCT([Thong_Tin_Ngay_Nghi_201804.$B$3:.$B$57]=[.$B9];[Thong_Tin_Ngay_Nghi_201804.$C$3:.$C$57])+SUMPRODUCT([Thong_Tin_Ngay_Nghi_201805.$B$3:.$B$56]=[.$B9];[Thong_Tin_Ngay_Nghi_201805.$C$3:.$C$56])+SUMPRODUCT([Thong_Tin_Ngay_Nghi_201806.$B$3:.$B$59]=[.$B9];[Thong_Tin_Ngay_Nghi_201806.$C$3:.$C$59])+SUMPRODUCT([Thong_Tin_Ngay_Nghi_201807.$B$3:.$B$60]=[.$B9];[Thong_Tin_Ngay_Nghi_201807.$C$3:.$C$60])+SUMPRODUCT([Thong_Tin_Ngay_Nghi_201808.$B$3:.$B$61]=[.$B9];[Thong_Tin_Ngay_Nghi_201808.$C$3:.$C$61])+SUMPRODUCT([Thong_Tin_Ngay_Nghi_201809.$B$3:.$B$59]=[.$B9];[Thong_Tin_Ngay_Nghi_201809.$C$3:.$C$59])+SUMPRODUCT([Thong_Tin_Ngay_Nghi_201810.$B$3:.$B$58]=[.$B9];[Thong_Tin_Ngay_Nghi_201810.$C$3:.$C$58])+SUMPRODUCT([Thong_Tin_Ngay_Nghi_201811.$B$3:.$B$60]=[.$B9];[Thong_Tin_Ngay_Nghi_201811.$C$3:.$C$60])+ SUMPRODUCT([Thong_Tin_Ngay_Nghi_201812.$B$3:.$B$61]=[.$B9];[Thong_Tin_Ngay_Nghi_201812.$C$3:.$C$61])" office:value-type="float" office:value="3">
            <text:p>3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3-13T11:29:00.8">
            <text:p>03/13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2">
            <text:p>2</text:p>
          </table:table-cell>
          <table:table-cell table:style-name="ce56" table:formula="of:=SUMPRODUCT([Thong_Tin_Ngay_Nghi_201801.$B$3:.$B$60]=[.$B10];[Thong_Tin_Ngay_Nghi_201801.$C$3:.$C$60]) +  SUMPRODUCT([Thong_Tin_Ngay_Nghi_201802.$B$3:.$B$65]=[.$B10];[Thong_Tin_Ngay_Nghi_201802.$C$3:.$C$65]) + SUMPRODUCT([Thong_Tin_Ngay_Nghi_201803.$B$3:.$B$59]=[.$B10];[Thong_Tin_Ngay_Nghi_201803.$C$3:.$C$59])" office:value-type="float" office:value="3">
            <text:p>3</text:p>
          </table:table-cell>
          <table:table-cell table:style-name="ce61" table:formula="of:=SUMPRODUCT([Thong_Tin_Ngay_Nghi_201801.$B$3:.$B$61]=[.$B10];[Thong_Tin_Ngay_Nghi_201801.$C$3:.$C$61])+SUMPRODUCT([Thong_Tin_Ngay_Nghi_201802.$B$3:.$B$66]=[.$B10];[Thong_Tin_Ngay_Nghi_201802.$C$3:.$C$66])+SUMPRODUCT([Thong_Tin_Ngay_Nghi_201803.$B$3:.$B$60]=[.$B10];[Thong_Tin_Ngay_Nghi_201803.$C$3:.$C$60])+SUMPRODUCT([Thong_Tin_Ngay_Nghi_201804.$B$3:.$B$57]=[.$B10];[Thong_Tin_Ngay_Nghi_201804.$C$3:.$C$57])+SUMPRODUCT([Thong_Tin_Ngay_Nghi_201805.$B$3:.$B$56]=[.$B10];[Thong_Tin_Ngay_Nghi_201805.$C$3:.$C$56])+SUMPRODUCT([Thong_Tin_Ngay_Nghi_201806.$B$3:.$B$59]=[.$B10];[Thong_Tin_Ngay_Nghi_201806.$C$3:.$C$59])+SUMPRODUCT([Thong_Tin_Ngay_Nghi_201807.$B$3:.$B$60]=[.$B10];[Thong_Tin_Ngay_Nghi_201807.$C$3:.$C$60])+SUMPRODUCT([Thong_Tin_Ngay_Nghi_201808.$B$3:.$B$61]=[.$B10];[Thong_Tin_Ngay_Nghi_201808.$C$3:.$C$61])+SUMPRODUCT([Thong_Tin_Ngay_Nghi_201809.$B$3:.$B$59]=[.$B10];[Thong_Tin_Ngay_Nghi_201809.$C$3:.$C$59])+SUMPRODUCT([Thong_Tin_Ngay_Nghi_201810.$B$3:.$B$58]=[.$B10];[Thong_Tin_Ngay_Nghi_201810.$C$3:.$C$58])+SUMPRODUCT([Thong_Tin_Ngay_Nghi_201811.$B$3:.$B$60]=[.$B10];[Thong_Tin_Ngay_Nghi_201811.$C$3:.$C$60])+ SUMPRODUCT([Thong_Tin_Ngay_Nghi_201812.$B$3:.$B$61]=[.$B10];[Thong_Tin_Ngay_Nghi_201812.$C$3:.$C$61])" office:value-type="float" office:value="3">
            <text:p>3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3-13T11:29:00.8">
            <text:p>03/13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2">
            <text:p>2</text:p>
          </table:table-cell>
          <table:table-cell table:style-name="ce56" table:formula="of:=SUMPRODUCT([Thong_Tin_Ngay_Nghi_201801.$B$3:.$B$60]=[.$B11];[Thong_Tin_Ngay_Nghi_201801.$C$3:.$C$60]) +  SUMPRODUCT([Thong_Tin_Ngay_Nghi_201802.$B$3:.$B$65]=[.$B11];[Thong_Tin_Ngay_Nghi_201802.$C$3:.$C$65]) + SUMPRODUCT([Thong_Tin_Ngay_Nghi_201803.$B$3:.$B$59]=[.$B11];[Thong_Tin_Ngay_Nghi_201803.$C$3:.$C$59])" office:value-type="float" office:value="3">
            <text:p>3</text:p>
          </table:table-cell>
          <table:table-cell table:style-name="ce61" table:formula="of:=SUMPRODUCT([Thong_Tin_Ngay_Nghi_201801.$B$3:.$B$61]=[.$B11];[Thong_Tin_Ngay_Nghi_201801.$C$3:.$C$61])+SUMPRODUCT([Thong_Tin_Ngay_Nghi_201802.$B$3:.$B$66]=[.$B11];[Thong_Tin_Ngay_Nghi_201802.$C$3:.$C$66])+SUMPRODUCT([Thong_Tin_Ngay_Nghi_201803.$B$3:.$B$60]=[.$B11];[Thong_Tin_Ngay_Nghi_201803.$C$3:.$C$60])+SUMPRODUCT([Thong_Tin_Ngay_Nghi_201804.$B$3:.$B$57]=[.$B11];[Thong_Tin_Ngay_Nghi_201804.$C$3:.$C$57])+SUMPRODUCT([Thong_Tin_Ngay_Nghi_201805.$B$3:.$B$56]=[.$B11];[Thong_Tin_Ngay_Nghi_201805.$C$3:.$C$56])+SUMPRODUCT([Thong_Tin_Ngay_Nghi_201806.$B$3:.$B$59]=[.$B11];[Thong_Tin_Ngay_Nghi_201806.$C$3:.$C$59])+SUMPRODUCT([Thong_Tin_Ngay_Nghi_201807.$B$3:.$B$60]=[.$B11];[Thong_Tin_Ngay_Nghi_201807.$C$3:.$C$60])+SUMPRODUCT([Thong_Tin_Ngay_Nghi_201808.$B$3:.$B$61]=[.$B11];[Thong_Tin_Ngay_Nghi_201808.$C$3:.$C$61])+SUMPRODUCT([Thong_Tin_Ngay_Nghi_201809.$B$3:.$B$59]=[.$B11];[Thong_Tin_Ngay_Nghi_201809.$C$3:.$C$59])+SUMPRODUCT([Thong_Tin_Ngay_Nghi_201810.$B$3:.$B$58]=[.$B11];[Thong_Tin_Ngay_Nghi_201810.$C$3:.$C$58])+SUMPRODUCT([Thong_Tin_Ngay_Nghi_201811.$B$3:.$B$60]=[.$B11];[Thong_Tin_Ngay_Nghi_201811.$C$3:.$C$60])+ SUMPRODUCT([Thong_Tin_Ngay_Nghi_201812.$B$3:.$B$61]=[.$B11];[Thong_Tin_Ngay_Nghi_201812.$C$3:.$C$61])" office:value-type="float" office:value="3">
            <text:p>3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2]&lt;0;0;[.C12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3-13T11:29:00.8">
            <text:p>03/13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2">
            <text:p>2</text:p>
          </table:table-cell>
          <table:table-cell table:style-name="ce56" table:formula="of:=SUMPRODUCT([Thong_Tin_Ngay_Nghi_201801.$B$3:.$B$60]=[.$B12];[Thong_Tin_Ngay_Nghi_201801.$C$3:.$C$60]) +  SUMPRODUCT([Thong_Tin_Ngay_Nghi_201802.$B$3:.$B$65]=[.$B12];[Thong_Tin_Ngay_Nghi_201802.$C$3:.$C$65]) + SUMPRODUCT([Thong_Tin_Ngay_Nghi_201803.$B$3:.$B$59]=[.$B12];[Thong_Tin_Ngay_Nghi_201803.$C$3:.$C$59])" office:value-type="float" office:value="9">
            <text:p>9</text:p>
          </table:table-cell>
          <table:table-cell table:style-name="ce61" table:formula="of:=SUMPRODUCT([Thong_Tin_Ngay_Nghi_201801.$B$3:.$B$61]=[.$B12];[Thong_Tin_Ngay_Nghi_201801.$C$3:.$C$61])+SUMPRODUCT([Thong_Tin_Ngay_Nghi_201802.$B$3:.$B$66]=[.$B12];[Thong_Tin_Ngay_Nghi_201802.$C$3:.$C$66])+SUMPRODUCT([Thong_Tin_Ngay_Nghi_201803.$B$3:.$B$60]=[.$B12];[Thong_Tin_Ngay_Nghi_201803.$C$3:.$C$60])+SUMPRODUCT([Thong_Tin_Ngay_Nghi_201804.$B$3:.$B$57]=[.$B12];[Thong_Tin_Ngay_Nghi_201804.$C$3:.$C$57])+SUMPRODUCT([Thong_Tin_Ngay_Nghi_201805.$B$3:.$B$56]=[.$B12];[Thong_Tin_Ngay_Nghi_201805.$C$3:.$C$56])+SUMPRODUCT([Thong_Tin_Ngay_Nghi_201806.$B$3:.$B$59]=[.$B12];[Thong_Tin_Ngay_Nghi_201806.$C$3:.$C$59])+SUMPRODUCT([Thong_Tin_Ngay_Nghi_201807.$B$3:.$B$60]=[.$B12];[Thong_Tin_Ngay_Nghi_201807.$C$3:.$C$60])+SUMPRODUCT([Thong_Tin_Ngay_Nghi_201808.$B$3:.$B$61]=[.$B12];[Thong_Tin_Ngay_Nghi_201808.$C$3:.$C$61])+SUMPRODUCT([Thong_Tin_Ngay_Nghi_201809.$B$3:.$B$59]=[.$B12];[Thong_Tin_Ngay_Nghi_201809.$C$3:.$C$59])+SUMPRODUCT([Thong_Tin_Ngay_Nghi_201810.$B$3:.$B$58]=[.$B12];[Thong_Tin_Ngay_Nghi_201810.$C$3:.$C$58])+SUMPRODUCT([Thong_Tin_Ngay_Nghi_201811.$B$3:.$B$60]=[.$B12];[Thong_Tin_Ngay_Nghi_201811.$C$3:.$C$60])+ SUMPRODUCT([Thong_Tin_Ngay_Nghi_201812.$B$3:.$B$61]=[.$B12];[Thong_Tin_Ngay_Nghi_201812.$C$3:.$C$61])" office:value-type="float" office:value="9">
            <text:p>9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2]+[.L12] +[.K12]+[.M12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3]);DATE(YEAR([.E13]);12;31);NOW())" office:value-type="date" office:date-value="2018-03-13T11:29:00.8">
            <text:p>03/13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6" table:formula="of:=SUMPRODUCT([Thong_Tin_Ngay_Nghi_201801.$B$3:.$B$60]=[.$B13];[Thong_Tin_Ngay_Nghi_201801.$C$3:.$C$60]) +  SUMPRODUCT([Thong_Tin_Ngay_Nghi_201802.$B$3:.$B$65]=[.$B13];[Thong_Tin_Ngay_Nghi_201802.$C$3:.$C$65]) + SUMPRODUCT([Thong_Tin_Ngay_Nghi_201803.$B$3:.$B$59]=[.$B13];[Thong_Tin_Ngay_Nghi_201803.$C$3:.$C$59])" office:value-type="float" office:value="3">
            <text:p>3</text:p>
          </table:table-cell>
          <table:table-cell table:style-name="ce61" table:formula="of:=SUMPRODUCT([Thong_Tin_Ngay_Nghi_201801.$B$3:.$B$61]=[.$B13];[Thong_Tin_Ngay_Nghi_201801.$C$3:.$C$61])+SUMPRODUCT([Thong_Tin_Ngay_Nghi_201802.$B$3:.$B$66]=[.$B13];[Thong_Tin_Ngay_Nghi_201802.$C$3:.$C$66])+SUMPRODUCT([Thong_Tin_Ngay_Nghi_201803.$B$3:.$B$60]=[.$B13];[Thong_Tin_Ngay_Nghi_201803.$C$3:.$C$60])+SUMPRODUCT([Thong_Tin_Ngay_Nghi_201804.$B$3:.$B$57]=[.$B13];[Thong_Tin_Ngay_Nghi_201804.$C$3:.$C$57])+SUMPRODUCT([Thong_Tin_Ngay_Nghi_201805.$B$3:.$B$56]=[.$B13];[Thong_Tin_Ngay_Nghi_201805.$C$3:.$C$56])+SUMPRODUCT([Thong_Tin_Ngay_Nghi_201806.$B$3:.$B$59]=[.$B13];[Thong_Tin_Ngay_Nghi_201806.$C$3:.$C$59])+SUMPRODUCT([Thong_Tin_Ngay_Nghi_201807.$B$3:.$B$60]=[.$B13];[Thong_Tin_Ngay_Nghi_201807.$C$3:.$C$60])+SUMPRODUCT([Thong_Tin_Ngay_Nghi_201808.$B$3:.$B$61]=[.$B13];[Thong_Tin_Ngay_Nghi_201808.$C$3:.$C$61])+SUMPRODUCT([Thong_Tin_Ngay_Nghi_201809.$B$3:.$B$59]=[.$B13];[Thong_Tin_Ngay_Nghi_201809.$C$3:.$C$59])+SUMPRODUCT([Thong_Tin_Ngay_Nghi_201810.$B$3:.$B$58]=[.$B13];[Thong_Tin_Ngay_Nghi_201810.$C$3:.$C$58])+SUMPRODUCT([Thong_Tin_Ngay_Nghi_201811.$B$3:.$B$60]=[.$B13];[Thong_Tin_Ngay_Nghi_201811.$C$3:.$C$60])+ SUMPRODUCT([Thong_Tin_Ngay_Nghi_201812.$B$3:.$B$61]=[.$B13];[Thong_Tin_Ngay_Nghi_201812.$C$3:.$C$61])" office:value-type="float" office:value="3">
            <text:p>3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4]);DATE(YEAR([.E14]);12;31);NOW())" office:value-type="date" office:date-value="2018-03-13T11:29:00.8">
            <text:p>03/13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2">
            <text:p>2</text:p>
          </table:table-cell>
          <table:table-cell table:style-name="ce56" table:formula="of:=SUMPRODUCT([Thong_Tin_Ngay_Nghi_201801.$B$3:.$B$60]=[.$B14];[Thong_Tin_Ngay_Nghi_201801.$C$3:.$C$60]) +  SUMPRODUCT([Thong_Tin_Ngay_Nghi_201802.$B$3:.$B$65]=[.$B14];[Thong_Tin_Ngay_Nghi_201802.$C$3:.$C$65]) + SUMPRODUCT([Thong_Tin_Ngay_Nghi_201803.$B$3:.$B$59]=[.$B14];[Thong_Tin_Ngay_Nghi_201803.$C$3:.$C$59])" office:value-type="float" office:value="6">
            <text:p>6</text:p>
          </table:table-cell>
          <table:table-cell table:style-name="ce61" table:formula="of:=SUMPRODUCT([Thong_Tin_Ngay_Nghi_201801.$B$3:.$B$61]=[.$B14];[Thong_Tin_Ngay_Nghi_201801.$C$3:.$C$61])+SUMPRODUCT([Thong_Tin_Ngay_Nghi_201802.$B$3:.$B$66]=[.$B14];[Thong_Tin_Ngay_Nghi_201802.$C$3:.$C$66])+SUMPRODUCT([Thong_Tin_Ngay_Nghi_201803.$B$3:.$B$60]=[.$B14];[Thong_Tin_Ngay_Nghi_201803.$C$3:.$C$60])+SUMPRODUCT([Thong_Tin_Ngay_Nghi_201804.$B$3:.$B$57]=[.$B14];[Thong_Tin_Ngay_Nghi_201804.$C$3:.$C$57])+SUMPRODUCT([Thong_Tin_Ngay_Nghi_201805.$B$3:.$B$56]=[.$B14];[Thong_Tin_Ngay_Nghi_201805.$C$3:.$C$56])+SUMPRODUCT([Thong_Tin_Ngay_Nghi_201806.$B$3:.$B$59]=[.$B14];[Thong_Tin_Ngay_Nghi_201806.$C$3:.$C$59])+SUMPRODUCT([Thong_Tin_Ngay_Nghi_201807.$B$3:.$B$60]=[.$B14];[Thong_Tin_Ngay_Nghi_201807.$C$3:.$C$60])+SUMPRODUCT([Thong_Tin_Ngay_Nghi_201808.$B$3:.$B$61]=[.$B14];[Thong_Tin_Ngay_Nghi_201808.$C$3:.$C$61])+SUMPRODUCT([Thong_Tin_Ngay_Nghi_201809.$B$3:.$B$59]=[.$B14];[Thong_Tin_Ngay_Nghi_201809.$C$3:.$C$59])+SUMPRODUCT([Thong_Tin_Ngay_Nghi_201810.$B$3:.$B$58]=[.$B14];[Thong_Tin_Ngay_Nghi_201810.$C$3:.$C$58])+SUMPRODUCT([Thong_Tin_Ngay_Nghi_201811.$B$3:.$B$60]=[.$B14];[Thong_Tin_Ngay_Nghi_201811.$C$3:.$C$60])+ SUMPRODUCT([Thong_Tin_Ngay_Nghi_201812.$B$3:.$B$61]=[.$B14];[Thong_Tin_Ngay_Nghi_201812.$C$3:.$C$61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4">
            <text:p>-4</text:p>
          </table:table-cell>
          <table:table-cell table:number-columns-repeated="2" table:style-name="ce49"/>
          <table:table-cell table:style-name="ce64"/>
          <table:table-cell table:style-name="ce48" table:formula="of:=[.J14]+[.L14] +[.K14]+[.M14]" office:value-type="float" office:value="-4">
            <text:p>-4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03-13T11:29:00.8">
            <text:p>03/13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2">
            <text:p>2</text:p>
          </table:table-cell>
          <table:table-cell table:style-name="ce56" table:formula="of:=SUMPRODUCT([Thong_Tin_Ngay_Nghi_201801.$B$3:.$B$60]=[.$B15];[Thong_Tin_Ngay_Nghi_201801.$C$3:.$C$60]) +  SUMPRODUCT([Thong_Tin_Ngay_Nghi_201802.$B$3:.$B$65]=[.$B15];[Thong_Tin_Ngay_Nghi_201802.$C$3:.$C$65]) + SUMPRODUCT([Thong_Tin_Ngay_Nghi_201803.$B$3:.$B$59]=[.$B15];[Thong_Tin_Ngay_Nghi_201803.$C$3:.$C$59])" office:value-type="float" office:value="2">
            <text:p>2</text:p>
          </table:table-cell>
          <table:table-cell table:style-name="ce61" table:formula="of:=SUMPRODUCT([Thong_Tin_Ngay_Nghi_201801.$B$3:.$B$61]=[.$B15];[Thong_Tin_Ngay_Nghi_201801.$C$3:.$C$61])+SUMPRODUCT([Thong_Tin_Ngay_Nghi_201802.$B$3:.$B$66]=[.$B15];[Thong_Tin_Ngay_Nghi_201802.$C$3:.$C$66])+SUMPRODUCT([Thong_Tin_Ngay_Nghi_201803.$B$3:.$B$60]=[.$B15];[Thong_Tin_Ngay_Nghi_201803.$C$3:.$C$60])+SUMPRODUCT([Thong_Tin_Ngay_Nghi_201804.$B$3:.$B$57]=[.$B15];[Thong_Tin_Ngay_Nghi_201804.$C$3:.$C$57])+SUMPRODUCT([Thong_Tin_Ngay_Nghi_201805.$B$3:.$B$56]=[.$B15];[Thong_Tin_Ngay_Nghi_201805.$C$3:.$C$56])+SUMPRODUCT([Thong_Tin_Ngay_Nghi_201806.$B$3:.$B$59]=[.$B15];[Thong_Tin_Ngay_Nghi_201806.$C$3:.$C$59])+SUMPRODUCT([Thong_Tin_Ngay_Nghi_201807.$B$3:.$B$60]=[.$B15];[Thong_Tin_Ngay_Nghi_201807.$C$3:.$C$60])+SUMPRODUCT([Thong_Tin_Ngay_Nghi_201808.$B$3:.$B$61]=[.$B15];[Thong_Tin_Ngay_Nghi_201808.$C$3:.$C$61])+SUMPRODUCT([Thong_Tin_Ngay_Nghi_201809.$B$3:.$B$59]=[.$B15];[Thong_Tin_Ngay_Nghi_201809.$C$3:.$C$59])+SUMPRODUCT([Thong_Tin_Ngay_Nghi_201810.$B$3:.$B$58]=[.$B15];[Thong_Tin_Ngay_Nghi_201810.$C$3:.$C$58])+SUMPRODUCT([Thong_Tin_Ngay_Nghi_201811.$B$3:.$B$60]=[.$B15];[Thong_Tin_Ngay_Nghi_201811.$C$3:.$C$60])+ SUMPRODUCT([Thong_Tin_Ngay_Nghi_201812.$B$3:.$B$61]=[.$B15];[Thong_Tin_Ngay_Nghi_201812.$C$3:.$C$61])" office:value-type="float" office:value="2">
            <text:p>2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5]+[.L15] +[.K15]+[.M15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6]&lt;0;0;[.C16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6]);DATE(YEAR([.E16]);12;31);NOW())" office:value-type="date" office:date-value="2018-03-13T11:29:00.8">
            <text:p>03/13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2">
            <text:p>2</text:p>
          </table:table-cell>
          <table:table-cell table:style-name="ce56" table:formula="of:=SUMPRODUCT([Thong_Tin_Ngay_Nghi_201801.$B$3:.$B$60]=[.$B16];[Thong_Tin_Ngay_Nghi_201801.$C$3:.$C$60]) +  SUMPRODUCT([Thong_Tin_Ngay_Nghi_201802.$B$3:.$B$65]=[.$B16];[Thong_Tin_Ngay_Nghi_201802.$C$3:.$C$65]) + SUMPRODUCT([Thong_Tin_Ngay_Nghi_201803.$B$3:.$B$59]=[.$B16];[Thong_Tin_Ngay_Nghi_201803.$C$3:.$C$59])" office:value-type="float" office:value="7">
            <text:p>7</text:p>
          </table:table-cell>
          <table:table-cell table:style-name="ce61" table:formula="of:=SUMPRODUCT([Thong_Tin_Ngay_Nghi_201801.$B$3:.$B$61]=[.$B16];[Thong_Tin_Ngay_Nghi_201801.$C$3:.$C$61])+SUMPRODUCT([Thong_Tin_Ngay_Nghi_201802.$B$3:.$B$66]=[.$B16];[Thong_Tin_Ngay_Nghi_201802.$C$3:.$C$66])+SUMPRODUCT([Thong_Tin_Ngay_Nghi_201803.$B$3:.$B$60]=[.$B16];[Thong_Tin_Ngay_Nghi_201803.$C$3:.$C$60])+SUMPRODUCT([Thong_Tin_Ngay_Nghi_201804.$B$3:.$B$57]=[.$B16];[Thong_Tin_Ngay_Nghi_201804.$C$3:.$C$57])+SUMPRODUCT([Thong_Tin_Ngay_Nghi_201805.$B$3:.$B$56]=[.$B16];[Thong_Tin_Ngay_Nghi_201805.$C$3:.$C$56])+SUMPRODUCT([Thong_Tin_Ngay_Nghi_201806.$B$3:.$B$59]=[.$B16];[Thong_Tin_Ngay_Nghi_201806.$C$3:.$C$59])+SUMPRODUCT([Thong_Tin_Ngay_Nghi_201807.$B$3:.$B$60]=[.$B16];[Thong_Tin_Ngay_Nghi_201807.$C$3:.$C$60])+SUMPRODUCT([Thong_Tin_Ngay_Nghi_201808.$B$3:.$B$61]=[.$B16];[Thong_Tin_Ngay_Nghi_201808.$C$3:.$C$61])+SUMPRODUCT([Thong_Tin_Ngay_Nghi_201809.$B$3:.$B$59]=[.$B16];[Thong_Tin_Ngay_Nghi_201809.$C$3:.$C$59])+SUMPRODUCT([Thong_Tin_Ngay_Nghi_201810.$B$3:.$B$58]=[.$B16];[Thong_Tin_Ngay_Nghi_201810.$C$3:.$C$58])+SUMPRODUCT([Thong_Tin_Ngay_Nghi_201811.$B$3:.$B$60]=[.$B16];[Thong_Tin_Ngay_Nghi_201811.$C$3:.$C$60])+ SUMPRODUCT([Thong_Tin_Ngay_Nghi_201812.$B$3:.$B$61]=[.$B16];[Thong_Tin_Ngay_Nghi_201812.$C$3:.$C$61])" office:value-type="float" office:value="7">
            <text:p>7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4.5">
            <text:p>-4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-3.5">
            <text:p>-3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7]&lt;0;0;[.C1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3-13T11:29:00.8">
            <text:p>03/13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2">
            <text:p>2</text:p>
          </table:table-cell>
          <table:table-cell table:style-name="ce56" table:formula="of:=SUMPRODUCT([Thong_Tin_Ngay_Nghi_201801.$B$3:.$B$60]=[.$B17];[Thong_Tin_Ngay_Nghi_201801.$C$3:.$C$60]) +  SUMPRODUCT([Thong_Tin_Ngay_Nghi_201802.$B$3:.$B$65]=[.$B17];[Thong_Tin_Ngay_Nghi_201802.$C$3:.$C$65]) + SUMPRODUCT([Thong_Tin_Ngay_Nghi_201803.$B$3:.$B$59]=[.$B17];[Thong_Tin_Ngay_Nghi_201803.$C$3:.$C$59])" office:value-type="float" office:value="5">
            <text:p>5</text:p>
          </table:table-cell>
          <table:table-cell table:style-name="ce61" table:formula="of:=SUMPRODUCT([Thong_Tin_Ngay_Nghi_201801.$B$3:.$B$61]=[.$B17];[Thong_Tin_Ngay_Nghi_201801.$C$3:.$C$61])+SUMPRODUCT([Thong_Tin_Ngay_Nghi_201802.$B$3:.$B$66]=[.$B17];[Thong_Tin_Ngay_Nghi_201802.$C$3:.$C$66])+SUMPRODUCT([Thong_Tin_Ngay_Nghi_201803.$B$3:.$B$60]=[.$B17];[Thong_Tin_Ngay_Nghi_201803.$C$3:.$C$60])+SUMPRODUCT([Thong_Tin_Ngay_Nghi_201804.$B$3:.$B$57]=[.$B17];[Thong_Tin_Ngay_Nghi_201804.$C$3:.$C$57])+SUMPRODUCT([Thong_Tin_Ngay_Nghi_201805.$B$3:.$B$56]=[.$B17];[Thong_Tin_Ngay_Nghi_201805.$C$3:.$C$56])+SUMPRODUCT([Thong_Tin_Ngay_Nghi_201806.$B$3:.$B$59]=[.$B17];[Thong_Tin_Ngay_Nghi_201806.$C$3:.$C$59])+SUMPRODUCT([Thong_Tin_Ngay_Nghi_201807.$B$3:.$B$60]=[.$B17];[Thong_Tin_Ngay_Nghi_201807.$C$3:.$C$60])+SUMPRODUCT([Thong_Tin_Ngay_Nghi_201808.$B$3:.$B$61]=[.$B17];[Thong_Tin_Ngay_Nghi_201808.$C$3:.$C$61])+SUMPRODUCT([Thong_Tin_Ngay_Nghi_201809.$B$3:.$B$59]=[.$B17];[Thong_Tin_Ngay_Nghi_201809.$C$3:.$C$59])+SUMPRODUCT([Thong_Tin_Ngay_Nghi_201810.$B$3:.$B$58]=[.$B17];[Thong_Tin_Ngay_Nghi_201810.$C$3:.$C$58])+SUMPRODUCT([Thong_Tin_Ngay_Nghi_201811.$B$3:.$B$60]=[.$B17];[Thong_Tin_Ngay_Nghi_201811.$C$3:.$C$60])+ SUMPRODUCT([Thong_Tin_Ngay_Nghi_201812.$B$3:.$B$61]=[.$B17];[Thong_Tin_Ngay_Nghi_201812.$C$3:.$C$61])" office:value-type="float" office:value="5">
            <text:p>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8]&lt;0;0;[.C18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3-13T11:29:00.8">
            <text:p>03/13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2">
            <text:p>2</text:p>
          </table:table-cell>
          <table:table-cell table:style-name="ce56" table:formula="of:=SUMPRODUCT([Thong_Tin_Ngay_Nghi_201801.$B$3:.$B$60]=[.$B18];[Thong_Tin_Ngay_Nghi_201801.$C$3:.$C$60]) +  SUMPRODUCT([Thong_Tin_Ngay_Nghi_201802.$B$3:.$B$65]=[.$B18];[Thong_Tin_Ngay_Nghi_201802.$C$3:.$C$65]) + SUMPRODUCT([Thong_Tin_Ngay_Nghi_201803.$B$3:.$B$59]=[.$B18];[Thong_Tin_Ngay_Nghi_201803.$C$3:.$C$59])" office:value-type="float" office:value="6">
            <text:p>6</text:p>
          </table:table-cell>
          <table:table-cell table:style-name="ce61" table:formula="of:=SUMPRODUCT([Thong_Tin_Ngay_Nghi_201801.$B$3:.$B$61]=[.$B18];[Thong_Tin_Ngay_Nghi_201801.$C$3:.$C$61])+SUMPRODUCT([Thong_Tin_Ngay_Nghi_201802.$B$3:.$B$66]=[.$B18];[Thong_Tin_Ngay_Nghi_201802.$C$3:.$C$66])+SUMPRODUCT([Thong_Tin_Ngay_Nghi_201803.$B$3:.$B$60]=[.$B18];[Thong_Tin_Ngay_Nghi_201803.$C$3:.$C$60])+SUMPRODUCT([Thong_Tin_Ngay_Nghi_201804.$B$3:.$B$57]=[.$B18];[Thong_Tin_Ngay_Nghi_201804.$C$3:.$C$57])+SUMPRODUCT([Thong_Tin_Ngay_Nghi_201805.$B$3:.$B$56]=[.$B18];[Thong_Tin_Ngay_Nghi_201805.$C$3:.$C$56])+SUMPRODUCT([Thong_Tin_Ngay_Nghi_201806.$B$3:.$B$59]=[.$B18];[Thong_Tin_Ngay_Nghi_201806.$C$3:.$C$59])+SUMPRODUCT([Thong_Tin_Ngay_Nghi_201807.$B$3:.$B$60]=[.$B18];[Thong_Tin_Ngay_Nghi_201807.$C$3:.$C$60])+SUMPRODUCT([Thong_Tin_Ngay_Nghi_201808.$B$3:.$B$61]=[.$B18];[Thong_Tin_Ngay_Nghi_201808.$C$3:.$C$61])+SUMPRODUCT([Thong_Tin_Ngay_Nghi_201809.$B$3:.$B$59]=[.$B18];[Thong_Tin_Ngay_Nghi_201809.$C$3:.$C$59])+SUMPRODUCT([Thong_Tin_Ngay_Nghi_201810.$B$3:.$B$58]=[.$B18];[Thong_Tin_Ngay_Nghi_201810.$C$3:.$C$58])+SUMPRODUCT([Thong_Tin_Ngay_Nghi_201811.$B$3:.$B$60]=[.$B18];[Thong_Tin_Ngay_Nghi_201811.$C$3:.$C$60])+ SUMPRODUCT([Thong_Tin_Ngay_Nghi_201812.$B$3:.$B$61]=[.$B18];[Thong_Tin_Ngay_Nghi_201812.$C$3:.$C$61])" office:value-type="float" office:value="6">
            <text:p>6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9]&lt;0;0;[.C19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3-13T11:29:00.8">
            <text:p>03/13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2">
            <text:p>2</text:p>
          </table:table-cell>
          <table:table-cell table:style-name="ce56" table:formula="of:=SUMPRODUCT([Thong_Tin_Ngay_Nghi_201801.$B$3:.$B$60]=[.$B19];[Thong_Tin_Ngay_Nghi_201801.$C$3:.$C$60]) +  SUMPRODUCT([Thong_Tin_Ngay_Nghi_201802.$B$3:.$B$65]=[.$B19];[Thong_Tin_Ngay_Nghi_201802.$C$3:.$C$65]) + SUMPRODUCT([Thong_Tin_Ngay_Nghi_201803.$B$3:.$B$59]=[.$B19];[Thong_Tin_Ngay_Nghi_201803.$C$3:.$C$59])" office:value-type="float" office:value="3">
            <text:p>3</text:p>
          </table:table-cell>
          <table:table-cell table:style-name="ce61" table:formula="of:=SUMPRODUCT([Thong_Tin_Ngay_Nghi_201801.$B$3:.$B$61]=[.$B19];[Thong_Tin_Ngay_Nghi_201801.$C$3:.$C$61])+SUMPRODUCT([Thong_Tin_Ngay_Nghi_201802.$B$3:.$B$66]=[.$B19];[Thong_Tin_Ngay_Nghi_201802.$C$3:.$C$66])+SUMPRODUCT([Thong_Tin_Ngay_Nghi_201803.$B$3:.$B$60]=[.$B19];[Thong_Tin_Ngay_Nghi_201803.$C$3:.$C$60])+SUMPRODUCT([Thong_Tin_Ngay_Nghi_201804.$B$3:.$B$57]=[.$B19];[Thong_Tin_Ngay_Nghi_201804.$C$3:.$C$57])+SUMPRODUCT([Thong_Tin_Ngay_Nghi_201805.$B$3:.$B$56]=[.$B19];[Thong_Tin_Ngay_Nghi_201805.$C$3:.$C$56])+SUMPRODUCT([Thong_Tin_Ngay_Nghi_201806.$B$3:.$B$59]=[.$B19];[Thong_Tin_Ngay_Nghi_201806.$C$3:.$C$59])+SUMPRODUCT([Thong_Tin_Ngay_Nghi_201807.$B$3:.$B$60]=[.$B19];[Thong_Tin_Ngay_Nghi_201807.$C$3:.$C$60])+SUMPRODUCT([Thong_Tin_Ngay_Nghi_201808.$B$3:.$B$61]=[.$B19];[Thong_Tin_Ngay_Nghi_201808.$C$3:.$C$61])+SUMPRODUCT([Thong_Tin_Ngay_Nghi_201809.$B$3:.$B$59]=[.$B19];[Thong_Tin_Ngay_Nghi_201809.$C$3:.$C$59])+SUMPRODUCT([Thong_Tin_Ngay_Nghi_201810.$B$3:.$B$58]=[.$B19];[Thong_Tin_Ngay_Nghi_201810.$C$3:.$C$58])+SUMPRODUCT([Thong_Tin_Ngay_Nghi_201811.$B$3:.$B$60]=[.$B19];[Thong_Tin_Ngay_Nghi_201811.$C$3:.$C$60])+ SUMPRODUCT([Thong_Tin_Ngay_Nghi_201812.$B$3:.$B$61]=[.$B19];[Thong_Tin_Ngay_Nghi_201812.$C$3:.$C$61])" office:value-type="float" office:value="3">
            <text:p>3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19]+[.L19] +[.K19]+[.M19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3-13T11:29:00.8">
            <text:p>03/13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2">
            <text:p>2</text:p>
          </table:table-cell>
          <table:table-cell table:style-name="ce56" table:formula="of:=SUMPRODUCT([Thong_Tin_Ngay_Nghi_201801.$B$3:.$B$60]=[.$B20];[Thong_Tin_Ngay_Nghi_201801.$C$3:.$C$60]) +  SUMPRODUCT([Thong_Tin_Ngay_Nghi_201802.$B$3:.$B$65]=[.$B20];[Thong_Tin_Ngay_Nghi_201802.$C$3:.$C$65]) + SUMPRODUCT([Thong_Tin_Ngay_Nghi_201803.$B$3:.$B$59]=[.$B20];[Thong_Tin_Ngay_Nghi_201803.$C$3:.$C$59])" office:value-type="float" office:value="14.5">
            <text:p>14.5</text:p>
          </table:table-cell>
          <table:table-cell table:style-name="ce61" table:formula="of:=SUMPRODUCT([Thong_Tin_Ngay_Nghi_201801.$B$3:.$B$61]=[.$B20];[Thong_Tin_Ngay_Nghi_201801.$C$3:.$C$61])+SUMPRODUCT([Thong_Tin_Ngay_Nghi_201802.$B$3:.$B$66]=[.$B20];[Thong_Tin_Ngay_Nghi_201802.$C$3:.$C$66])+SUMPRODUCT([Thong_Tin_Ngay_Nghi_201803.$B$3:.$B$60]=[.$B20];[Thong_Tin_Ngay_Nghi_201803.$C$3:.$C$60])+SUMPRODUCT([Thong_Tin_Ngay_Nghi_201804.$B$3:.$B$57]=[.$B20];[Thong_Tin_Ngay_Nghi_201804.$C$3:.$C$57])+SUMPRODUCT([Thong_Tin_Ngay_Nghi_201805.$B$3:.$B$56]=[.$B20];[Thong_Tin_Ngay_Nghi_201805.$C$3:.$C$56])+SUMPRODUCT([Thong_Tin_Ngay_Nghi_201806.$B$3:.$B$59]=[.$B20];[Thong_Tin_Ngay_Nghi_201806.$C$3:.$C$59])+SUMPRODUCT([Thong_Tin_Ngay_Nghi_201807.$B$3:.$B$60]=[.$B20];[Thong_Tin_Ngay_Nghi_201807.$C$3:.$C$60])+SUMPRODUCT([Thong_Tin_Ngay_Nghi_201808.$B$3:.$B$61]=[.$B20];[Thong_Tin_Ngay_Nghi_201808.$C$3:.$C$61])+SUMPRODUCT([Thong_Tin_Ngay_Nghi_201809.$B$3:.$B$59]=[.$B20];[Thong_Tin_Ngay_Nghi_201809.$C$3:.$C$59])+SUMPRODUCT([Thong_Tin_Ngay_Nghi_201810.$B$3:.$B$58]=[.$B20];[Thong_Tin_Ngay_Nghi_201810.$C$3:.$C$58])+SUMPRODUCT([Thong_Tin_Ngay_Nghi_201811.$B$3:.$B$60]=[.$B20];[Thong_Tin_Ngay_Nghi_201811.$C$3:.$C$60])+ SUMPRODUCT([Thong_Tin_Ngay_Nghi_201812.$B$3:.$B$61]=[.$B20];[Thong_Tin_Ngay_Nghi_201812.$C$3:.$C$61])" office:value-type="float" office:value="14.5">
            <text:p>14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12.5">
            <text:p>-1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-11.5">
            <text:p>-1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48"/>
          <table:table-cell table:style-name="ce48"/>
          <table:table-cell table:style-name="ce50" office:value-type="date" office:date-value="2018-02-05">
            <text:p>02/05/18</text:p>
          </table:table-cell>
          <table:table-cell table:style-name="ce50" table:formula="of:=IF(YEAR(NOW())&gt;YEAR([.E21]);DATE(YEAR([.E21]);12;31);NOW())" office:value-type="date" office:date-value="2018-03-13T11:29:00.8">
            <text:p>03/13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1">
            <text:p>1</text:p>
          </table:table-cell>
          <table:table-cell table:style-name="ce56" table:formula="of:=SUMPRODUCT([Thong_Tin_Ngay_Nghi_201801.$B$3:.$B$60]=[.$B21];[Thong_Tin_Ngay_Nghi_201801.$C$3:.$C$60]) +  SUMPRODUCT([Thong_Tin_Ngay_Nghi_201802.$B$3:.$B$65]=[.$B21];[Thong_Tin_Ngay_Nghi_201802.$C$3:.$C$65]) + SUMPRODUCT([Thong_Tin_Ngay_Nghi_201803.$B$3:.$B$59]=[.$B21];[Thong_Tin_Ngay_Nghi_201803.$C$3:.$C$59])" office:value-type="float" office:value="1.5">
            <text:p>1.5</text:p>
          </table:table-cell>
          <table:table-cell table:style-name="ce61" table:formula="of:=SUMPRODUCT([Thong_Tin_Ngay_Nghi_201801.$B$3:.$B$61]=[.$B21];[Thong_Tin_Ngay_Nghi_201801.$C$3:.$C$61])+SUMPRODUCT([Thong_Tin_Ngay_Nghi_201802.$B$3:.$B$66]=[.$B21];[Thong_Tin_Ngay_Nghi_201802.$C$3:.$C$66])+SUMPRODUCT([Thong_Tin_Ngay_Nghi_201803.$B$3:.$B$60]=[.$B21];[Thong_Tin_Ngay_Nghi_201803.$C$3:.$C$60])+SUMPRODUCT([Thong_Tin_Ngay_Nghi_201804.$B$3:.$B$57]=[.$B21];[Thong_Tin_Ngay_Nghi_201804.$C$3:.$C$57])+SUMPRODUCT([Thong_Tin_Ngay_Nghi_201805.$B$3:.$B$56]=[.$B21];[Thong_Tin_Ngay_Nghi_201805.$C$3:.$C$56])+SUMPRODUCT([Thong_Tin_Ngay_Nghi_201806.$B$3:.$B$59]=[.$B21];[Thong_Tin_Ngay_Nghi_201806.$C$3:.$C$59])+SUMPRODUCT([Thong_Tin_Ngay_Nghi_201807.$B$3:.$B$60]=[.$B21];[Thong_Tin_Ngay_Nghi_201807.$C$3:.$C$60])+SUMPRODUCT([Thong_Tin_Ngay_Nghi_201808.$B$3:.$B$61]=[.$B21];[Thong_Tin_Ngay_Nghi_201808.$C$3:.$C$61])+SUMPRODUCT([Thong_Tin_Ngay_Nghi_201809.$B$3:.$B$59]=[.$B21];[Thong_Tin_Ngay_Nghi_201809.$C$3:.$C$59])+SUMPRODUCT([Thong_Tin_Ngay_Nghi_201810.$B$3:.$B$58]=[.$B21];[Thong_Tin_Ngay_Nghi_201810.$C$3:.$C$58])+SUMPRODUCT([Thong_Tin_Ngay_Nghi_201811.$B$3:.$B$60]=[.$B21];[Thong_Tin_Ngay_Nghi_201811.$C$3:.$C$60])+ SUMPRODUCT([Thong_Tin_Ngay_Nghi_201812.$B$3:.$B$61]=[.$B21];[Thong_Tin_Ngay_Nghi_201812.$C$3:.$C$61])" office:value-type="float" office:value="1.5">
            <text:p>1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-0.5">
            <text:p>-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2]&lt;0;0;[.C22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3-13T11:29:00.8">
            <text:p>03/13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2">
            <text:p>2</text:p>
          </table:table-cell>
          <table:table-cell table:style-name="ce56" table:formula="of:=SUMPRODUCT([Thong_Tin_Ngay_Nghi_201801.$B$3:.$B$60]=[.$B22];[Thong_Tin_Ngay_Nghi_201801.$C$3:.$C$60]) +  SUMPRODUCT([Thong_Tin_Ngay_Nghi_201802.$B$3:.$B$65]=[.$B22];[Thong_Tin_Ngay_Nghi_201802.$C$3:.$C$65]) + SUMPRODUCT([Thong_Tin_Ngay_Nghi_201803.$B$3:.$B$59]=[.$B22];[Thong_Tin_Ngay_Nghi_201803.$C$3:.$C$59])" office:value-type="float" office:value="6.5">
            <text:p>6.5</text:p>
          </table:table-cell>
          <table:table-cell table:style-name="ce61" table:formula="of:=SUMPRODUCT([Thong_Tin_Ngay_Nghi_201801.$B$3:.$B$61]=[.$B22];[Thong_Tin_Ngay_Nghi_201801.$C$3:.$C$61])+SUMPRODUCT([Thong_Tin_Ngay_Nghi_201802.$B$3:.$B$66]=[.$B22];[Thong_Tin_Ngay_Nghi_201802.$C$3:.$C$66])+SUMPRODUCT([Thong_Tin_Ngay_Nghi_201803.$B$3:.$B$60]=[.$B22];[Thong_Tin_Ngay_Nghi_201803.$C$3:.$C$60])+SUMPRODUCT([Thong_Tin_Ngay_Nghi_201804.$B$3:.$B$57]=[.$B22];[Thong_Tin_Ngay_Nghi_201804.$C$3:.$C$57])+SUMPRODUCT([Thong_Tin_Ngay_Nghi_201805.$B$3:.$B$56]=[.$B22];[Thong_Tin_Ngay_Nghi_201805.$C$3:.$C$56])+SUMPRODUCT([Thong_Tin_Ngay_Nghi_201806.$B$3:.$B$59]=[.$B22];[Thong_Tin_Ngay_Nghi_201806.$C$3:.$C$59])+SUMPRODUCT([Thong_Tin_Ngay_Nghi_201807.$B$3:.$B$60]=[.$B22];[Thong_Tin_Ngay_Nghi_201807.$C$3:.$C$60])+SUMPRODUCT([Thong_Tin_Ngay_Nghi_201808.$B$3:.$B$61]=[.$B22];[Thong_Tin_Ngay_Nghi_201808.$C$3:.$C$61])+SUMPRODUCT([Thong_Tin_Ngay_Nghi_201809.$B$3:.$B$59]=[.$B22];[Thong_Tin_Ngay_Nghi_201809.$C$3:.$C$59])+SUMPRODUCT([Thong_Tin_Ngay_Nghi_201810.$B$3:.$B$58]=[.$B22];[Thong_Tin_Ngay_Nghi_201810.$C$3:.$C$58])+SUMPRODUCT([Thong_Tin_Ngay_Nghi_201811.$B$3:.$B$60]=[.$B22];[Thong_Tin_Ngay_Nghi_201811.$C$3:.$C$60])+ SUMPRODUCT([Thong_Tin_Ngay_Nghi_201812.$B$3:.$B$61]=[.$B22];[Thong_Tin_Ngay_Nghi_201812.$C$3:.$C$61])" office:value-type="float" office:value="6.5">
            <text:p>6.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2]+[.L22] +[.K22]+[.M22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3]&lt;0;0;[.C23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3-13T11:29:00.8">
            <text:p>03/13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2">
            <text:p>2</text:p>
          </table:table-cell>
          <table:table-cell table:style-name="ce56" table:formula="of:=SUMPRODUCT([Thong_Tin_Ngay_Nghi_201801.$B$3:.$B$60]=[.$B23];[Thong_Tin_Ngay_Nghi_201801.$C$3:.$C$60]) +  SUMPRODUCT([Thong_Tin_Ngay_Nghi_201802.$B$3:.$B$65]=[.$B23];[Thong_Tin_Ngay_Nghi_201802.$C$3:.$C$65]) + SUMPRODUCT([Thong_Tin_Ngay_Nghi_201803.$B$3:.$B$59]=[.$B23];[Thong_Tin_Ngay_Nghi_201803.$C$3:.$C$59])" office:value-type="float" office:value="1">
            <text:p>1</text:p>
          </table:table-cell>
          <table:table-cell table:style-name="ce61" table:formula="of:=SUMPRODUCT([Thong_Tin_Ngay_Nghi_201801.$B$3:.$B$61]=[.$B23];[Thong_Tin_Ngay_Nghi_201801.$C$3:.$C$61])+SUMPRODUCT([Thong_Tin_Ngay_Nghi_201802.$B$3:.$B$66]=[.$B23];[Thong_Tin_Ngay_Nghi_201802.$C$3:.$C$66])+SUMPRODUCT([Thong_Tin_Ngay_Nghi_201803.$B$3:.$B$60]=[.$B23];[Thong_Tin_Ngay_Nghi_201803.$C$3:.$C$60])+SUMPRODUCT([Thong_Tin_Ngay_Nghi_201804.$B$3:.$B$57]=[.$B23];[Thong_Tin_Ngay_Nghi_201804.$C$3:.$C$57])+SUMPRODUCT([Thong_Tin_Ngay_Nghi_201805.$B$3:.$B$56]=[.$B23];[Thong_Tin_Ngay_Nghi_201805.$C$3:.$C$56])+SUMPRODUCT([Thong_Tin_Ngay_Nghi_201806.$B$3:.$B$59]=[.$B23];[Thong_Tin_Ngay_Nghi_201806.$C$3:.$C$59])+SUMPRODUCT([Thong_Tin_Ngay_Nghi_201807.$B$3:.$B$60]=[.$B23];[Thong_Tin_Ngay_Nghi_201807.$C$3:.$C$60])+SUMPRODUCT([Thong_Tin_Ngay_Nghi_201808.$B$3:.$B$61]=[.$B23];[Thong_Tin_Ngay_Nghi_201808.$C$3:.$C$61])+SUMPRODUCT([Thong_Tin_Ngay_Nghi_201809.$B$3:.$B$59]=[.$B23];[Thong_Tin_Ngay_Nghi_201809.$C$3:.$C$59])+SUMPRODUCT([Thong_Tin_Ngay_Nghi_201810.$B$3:.$B$58]=[.$B23];[Thong_Tin_Ngay_Nghi_201810.$C$3:.$C$58])+SUMPRODUCT([Thong_Tin_Ngay_Nghi_201811.$B$3:.$B$60]=[.$B23];[Thong_Tin_Ngay_Nghi_201811.$C$3:.$C$60])+ SUMPRODUCT([Thong_Tin_Ngay_Nghi_201812.$B$3:.$B$61]=[.$B23];[Thong_Tin_Ngay_Nghi_201812.$C$3:.$C$61])" office:value-type="float" office:value="1">
            <text:p>1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5.5">
            <text:p>5.5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4]&lt;0;0;[.C24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3-13T11:29:00.8">
            <text:p>03/13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2">
            <text:p>2</text:p>
          </table:table-cell>
          <table:table-cell table:style-name="ce56" table:formula="of:=SUMPRODUCT([Thong_Tin_Ngay_Nghi_201801.$B$3:.$B$60]=[.$B24];[Thong_Tin_Ngay_Nghi_201801.$C$3:.$C$60]) +  SUMPRODUCT([Thong_Tin_Ngay_Nghi_201802.$B$3:.$B$65]=[.$B24];[Thong_Tin_Ngay_Nghi_201802.$C$3:.$C$65]) + SUMPRODUCT([Thong_Tin_Ngay_Nghi_201803.$B$3:.$B$59]=[.$B24];[Thong_Tin_Ngay_Nghi_201803.$C$3:.$C$59])" office:value-type="float" office:value="2">
            <text:p>2</text:p>
          </table:table-cell>
          <table:table-cell table:style-name="ce61" table:formula="of:=SUMPRODUCT([Thong_Tin_Ngay_Nghi_201801.$B$3:.$B$61]=[.$B24];[Thong_Tin_Ngay_Nghi_201801.$C$3:.$C$61])+SUMPRODUCT([Thong_Tin_Ngay_Nghi_201802.$B$3:.$B$66]=[.$B24];[Thong_Tin_Ngay_Nghi_201802.$C$3:.$C$66])+SUMPRODUCT([Thong_Tin_Ngay_Nghi_201803.$B$3:.$B$60]=[.$B24];[Thong_Tin_Ngay_Nghi_201803.$C$3:.$C$60])+SUMPRODUCT([Thong_Tin_Ngay_Nghi_201804.$B$3:.$B$57]=[.$B24];[Thong_Tin_Ngay_Nghi_201804.$C$3:.$C$57])+SUMPRODUCT([Thong_Tin_Ngay_Nghi_201805.$B$3:.$B$56]=[.$B24];[Thong_Tin_Ngay_Nghi_201805.$C$3:.$C$56])+SUMPRODUCT([Thong_Tin_Ngay_Nghi_201806.$B$3:.$B$59]=[.$B24];[Thong_Tin_Ngay_Nghi_201806.$C$3:.$C$59])+SUMPRODUCT([Thong_Tin_Ngay_Nghi_201807.$B$3:.$B$60]=[.$B24];[Thong_Tin_Ngay_Nghi_201807.$C$3:.$C$60])+SUMPRODUCT([Thong_Tin_Ngay_Nghi_201808.$B$3:.$B$61]=[.$B24];[Thong_Tin_Ngay_Nghi_201808.$C$3:.$C$61])+SUMPRODUCT([Thong_Tin_Ngay_Nghi_201809.$B$3:.$B$59]=[.$B24];[Thong_Tin_Ngay_Nghi_201809.$C$3:.$C$59])+SUMPRODUCT([Thong_Tin_Ngay_Nghi_201810.$B$3:.$B$58]=[.$B24];[Thong_Tin_Ngay_Nghi_201810.$C$3:.$C$58])+SUMPRODUCT([Thong_Tin_Ngay_Nghi_201811.$B$3:.$B$60]=[.$B24];[Thong_Tin_Ngay_Nghi_201811.$C$3:.$C$60])+ SUMPRODUCT([Thong_Tin_Ngay_Nghi_201812.$B$3:.$B$61]=[.$B24];[Thong_Tin_Ngay_Nghi_201812.$C$3:.$C$61])" office:value-type="float" office:value="2">
            <text:p>2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5]&lt;0;0;[.C25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3-13T11:29:00.8">
            <text:p>03/13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2">
            <text:p>2</text:p>
          </table:table-cell>
          <table:table-cell table:style-name="ce56" table:formula="of:=SUMPRODUCT([Thong_Tin_Ngay_Nghi_201801.$B$3:.$B$60]=[.$B25];[Thong_Tin_Ngay_Nghi_201801.$C$3:.$C$60]) +  SUMPRODUCT([Thong_Tin_Ngay_Nghi_201802.$B$3:.$B$65]=[.$B25];[Thong_Tin_Ngay_Nghi_201802.$C$3:.$C$65]) + SUMPRODUCT([Thong_Tin_Ngay_Nghi_201803.$B$3:.$B$59]=[.$B25];[Thong_Tin_Ngay_Nghi_201803.$C$3:.$C$59])" office:value-type="float" office:value="4">
            <text:p>4</text:p>
          </table:table-cell>
          <table:table-cell table:style-name="ce61" table:formula="of:=SUMPRODUCT([Thong_Tin_Ngay_Nghi_201801.$B$3:.$B$61]=[.$B25];[Thong_Tin_Ngay_Nghi_201801.$C$3:.$C$61])+SUMPRODUCT([Thong_Tin_Ngay_Nghi_201802.$B$3:.$B$66]=[.$B25];[Thong_Tin_Ngay_Nghi_201802.$C$3:.$C$66])+SUMPRODUCT([Thong_Tin_Ngay_Nghi_201803.$B$3:.$B$60]=[.$B25];[Thong_Tin_Ngay_Nghi_201803.$C$3:.$C$60])+SUMPRODUCT([Thong_Tin_Ngay_Nghi_201804.$B$3:.$B$57]=[.$B25];[Thong_Tin_Ngay_Nghi_201804.$C$3:.$C$57])+SUMPRODUCT([Thong_Tin_Ngay_Nghi_201805.$B$3:.$B$56]=[.$B25];[Thong_Tin_Ngay_Nghi_201805.$C$3:.$C$56])+SUMPRODUCT([Thong_Tin_Ngay_Nghi_201806.$B$3:.$B$59]=[.$B25];[Thong_Tin_Ngay_Nghi_201806.$C$3:.$C$59])+SUMPRODUCT([Thong_Tin_Ngay_Nghi_201807.$B$3:.$B$60]=[.$B25];[Thong_Tin_Ngay_Nghi_201807.$C$3:.$C$60])+SUMPRODUCT([Thong_Tin_Ngay_Nghi_201808.$B$3:.$B$61]=[.$B25];[Thong_Tin_Ngay_Nghi_201808.$C$3:.$C$61])+SUMPRODUCT([Thong_Tin_Ngay_Nghi_201809.$B$3:.$B$59]=[.$B25];[Thong_Tin_Ngay_Nghi_201809.$C$3:.$C$59])+SUMPRODUCT([Thong_Tin_Ngay_Nghi_201810.$B$3:.$B$58]=[.$B25];[Thong_Tin_Ngay_Nghi_201810.$C$3:.$C$58])+SUMPRODUCT([Thong_Tin_Ngay_Nghi_201811.$B$3:.$B$60]=[.$B25];[Thong_Tin_Ngay_Nghi_201811.$C$3:.$C$60])+ SUMPRODUCT([Thong_Tin_Ngay_Nghi_201812.$B$3:.$B$61]=[.$B25];[Thong_Tin_Ngay_Nghi_201812.$C$3:.$C$61])" office:value-type="float" office:value="4">
            <text:p>4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3-13T11:29:00.8">
            <text:p>03/13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2">
            <text:p>2</text:p>
          </table:table-cell>
          <table:table-cell table:style-name="ce56" table:formula="of:=SUMPRODUCT([Thong_Tin_Ngay_Nghi_201801.$B$3:.$B$60]=[.$B26];[Thong_Tin_Ngay_Nghi_201801.$C$3:.$C$60]) +  SUMPRODUCT([Thong_Tin_Ngay_Nghi_201802.$B$3:.$B$65]=[.$B26];[Thong_Tin_Ngay_Nghi_201802.$C$3:.$C$65]) + SUMPRODUCT([Thong_Tin_Ngay_Nghi_201803.$B$3:.$B$59]=[.$B26];[Thong_Tin_Ngay_Nghi_201803.$C$3:.$C$59])" office:value-type="float" office:value="11.5">
            <text:p>11.5</text:p>
          </table:table-cell>
          <table:table-cell table:style-name="ce61" table:formula="of:=SUMPRODUCT([Thong_Tin_Ngay_Nghi_201801.$B$3:.$B$61]=[.$B26];[Thong_Tin_Ngay_Nghi_201801.$C$3:.$C$61])+SUMPRODUCT([Thong_Tin_Ngay_Nghi_201802.$B$3:.$B$66]=[.$B26];[Thong_Tin_Ngay_Nghi_201802.$C$3:.$C$66])+SUMPRODUCT([Thong_Tin_Ngay_Nghi_201803.$B$3:.$B$60]=[.$B26];[Thong_Tin_Ngay_Nghi_201803.$C$3:.$C$60])+SUMPRODUCT([Thong_Tin_Ngay_Nghi_201804.$B$3:.$B$57]=[.$B26];[Thong_Tin_Ngay_Nghi_201804.$C$3:.$C$57])+SUMPRODUCT([Thong_Tin_Ngay_Nghi_201805.$B$3:.$B$56]=[.$B26];[Thong_Tin_Ngay_Nghi_201805.$C$3:.$C$56])+SUMPRODUCT([Thong_Tin_Ngay_Nghi_201806.$B$3:.$B$59]=[.$B26];[Thong_Tin_Ngay_Nghi_201806.$C$3:.$C$59])+SUMPRODUCT([Thong_Tin_Ngay_Nghi_201807.$B$3:.$B$60]=[.$B26];[Thong_Tin_Ngay_Nghi_201807.$C$3:.$C$60])+SUMPRODUCT([Thong_Tin_Ngay_Nghi_201808.$B$3:.$B$61]=[.$B26];[Thong_Tin_Ngay_Nghi_201808.$C$3:.$C$61])+SUMPRODUCT([Thong_Tin_Ngay_Nghi_201809.$B$3:.$B$59]=[.$B26];[Thong_Tin_Ngay_Nghi_201809.$C$3:.$C$59])+SUMPRODUCT([Thong_Tin_Ngay_Nghi_201810.$B$3:.$B$58]=[.$B26];[Thong_Tin_Ngay_Nghi_201810.$C$3:.$C$58])+SUMPRODUCT([Thong_Tin_Ngay_Nghi_201811.$B$3:.$B$60]=[.$B26];[Thong_Tin_Ngay_Nghi_201811.$C$3:.$C$60])+ SUMPRODUCT([Thong_Tin_Ngay_Nghi_201812.$B$3:.$B$61]=[.$B26];[Thong_Tin_Ngay_Nghi_201812.$C$3:.$C$61])" office:value-type="float" office:value="11.5">
            <text:p>11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3-13T11:29:00.8">
            <text:p>03/13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2">
            <text:p>2</text:p>
          </table:table-cell>
          <table:table-cell table:style-name="ce56" table:formula="of:=SUMPRODUCT([Thong_Tin_Ngay_Nghi_201801.$B$3:.$B$60]=[.$B27];[Thong_Tin_Ngay_Nghi_201801.$C$3:.$C$60]) +  SUMPRODUCT([Thong_Tin_Ngay_Nghi_201802.$B$3:.$B$65]=[.$B27];[Thong_Tin_Ngay_Nghi_201802.$C$3:.$C$65]) + SUMPRODUCT([Thong_Tin_Ngay_Nghi_201803.$B$3:.$B$59]=[.$B27];[Thong_Tin_Ngay_Nghi_201803.$C$3:.$C$59])" office:value-type="float" office:value="10">
            <text:p>10</text:p>
          </table:table-cell>
          <table:table-cell table:style-name="ce61" table:formula="of:=SUMPRODUCT([Thong_Tin_Ngay_Nghi_201801.$B$3:.$B$61]=[.$B27];[Thong_Tin_Ngay_Nghi_201801.$C$3:.$C$61])+SUMPRODUCT([Thong_Tin_Ngay_Nghi_201802.$B$3:.$B$66]=[.$B27];[Thong_Tin_Ngay_Nghi_201802.$C$3:.$C$66])+SUMPRODUCT([Thong_Tin_Ngay_Nghi_201803.$B$3:.$B$60]=[.$B27];[Thong_Tin_Ngay_Nghi_201803.$C$3:.$C$60])+SUMPRODUCT([Thong_Tin_Ngay_Nghi_201804.$B$3:.$B$57]=[.$B27];[Thong_Tin_Ngay_Nghi_201804.$C$3:.$C$57])+SUMPRODUCT([Thong_Tin_Ngay_Nghi_201805.$B$3:.$B$56]=[.$B27];[Thong_Tin_Ngay_Nghi_201805.$C$3:.$C$56])+SUMPRODUCT([Thong_Tin_Ngay_Nghi_201806.$B$3:.$B$59]=[.$B27];[Thong_Tin_Ngay_Nghi_201806.$C$3:.$C$59])+SUMPRODUCT([Thong_Tin_Ngay_Nghi_201807.$B$3:.$B$60]=[.$B27];[Thong_Tin_Ngay_Nghi_201807.$C$3:.$C$60])+SUMPRODUCT([Thong_Tin_Ngay_Nghi_201808.$B$3:.$B$61]=[.$B27];[Thong_Tin_Ngay_Nghi_201808.$C$3:.$C$61])+SUMPRODUCT([Thong_Tin_Ngay_Nghi_201809.$B$3:.$B$59]=[.$B27];[Thong_Tin_Ngay_Nghi_201809.$C$3:.$C$59])+SUMPRODUCT([Thong_Tin_Ngay_Nghi_201810.$B$3:.$B$58]=[.$B27];[Thong_Tin_Ngay_Nghi_201810.$C$3:.$C$58])+SUMPRODUCT([Thong_Tin_Ngay_Nghi_201811.$B$3:.$B$60]=[.$B27];[Thong_Tin_Ngay_Nghi_201811.$C$3:.$C$60])+ SUMPRODUCT([Thong_Tin_Ngay_Nghi_201812.$B$3:.$B$61]=[.$B27];[Thong_Tin_Ngay_Nghi_201812.$C$3:.$C$61])" office:value-type="float" office:value="10">
            <text:p>10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8">
            <text:p>-8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-8">
            <text:p>-8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3-13T11:29:00.8">
            <text:p>03/13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2">
            <text:p>2</text:p>
          </table:table-cell>
          <table:table-cell table:style-name="ce56" table:formula="of:=SUMPRODUCT([Thong_Tin_Ngay_Nghi_201801.$B$3:.$B$60]=[.$B28];[Thong_Tin_Ngay_Nghi_201801.$C$3:.$C$60]) +  SUMPRODUCT([Thong_Tin_Ngay_Nghi_201802.$B$3:.$B$65]=[.$B28];[Thong_Tin_Ngay_Nghi_201802.$C$3:.$C$65]) + SUMPRODUCT([Thong_Tin_Ngay_Nghi_201803.$B$3:.$B$59]=[.$B28];[Thong_Tin_Ngay_Nghi_201803.$C$3:.$C$59])" office:value-type="float" office:value="1">
            <text:p>1</text:p>
          </table:table-cell>
          <table:table-cell table:style-name="ce61" table:formula="of:=SUMPRODUCT([Thong_Tin_Ngay_Nghi_201801.$B$3:.$B$61]=[.$B28];[Thong_Tin_Ngay_Nghi_201801.$C$3:.$C$61])+SUMPRODUCT([Thong_Tin_Ngay_Nghi_201802.$B$3:.$B$66]=[.$B28];[Thong_Tin_Ngay_Nghi_201802.$C$3:.$C$66])+SUMPRODUCT([Thong_Tin_Ngay_Nghi_201803.$B$3:.$B$60]=[.$B28];[Thong_Tin_Ngay_Nghi_201803.$C$3:.$C$60])+SUMPRODUCT([Thong_Tin_Ngay_Nghi_201804.$B$3:.$B$57]=[.$B28];[Thong_Tin_Ngay_Nghi_201804.$C$3:.$C$57])+SUMPRODUCT([Thong_Tin_Ngay_Nghi_201805.$B$3:.$B$56]=[.$B28];[Thong_Tin_Ngay_Nghi_201805.$C$3:.$C$56])+SUMPRODUCT([Thong_Tin_Ngay_Nghi_201806.$B$3:.$B$59]=[.$B28];[Thong_Tin_Ngay_Nghi_201806.$C$3:.$C$59])+SUMPRODUCT([Thong_Tin_Ngay_Nghi_201807.$B$3:.$B$60]=[.$B28];[Thong_Tin_Ngay_Nghi_201807.$C$3:.$C$60])+SUMPRODUCT([Thong_Tin_Ngay_Nghi_201808.$B$3:.$B$61]=[.$B28];[Thong_Tin_Ngay_Nghi_201808.$C$3:.$C$61])+SUMPRODUCT([Thong_Tin_Ngay_Nghi_201809.$B$3:.$B$59]=[.$B28];[Thong_Tin_Ngay_Nghi_201809.$C$3:.$C$59])+SUMPRODUCT([Thong_Tin_Ngay_Nghi_201810.$B$3:.$B$58]=[.$B28];[Thong_Tin_Ngay_Nghi_201810.$C$3:.$C$58])+SUMPRODUCT([Thong_Tin_Ngay_Nghi_201811.$B$3:.$B$60]=[.$B28];[Thong_Tin_Ngay_Nghi_201811.$C$3:.$C$60])+ SUMPRODUCT([Thong_Tin_Ngay_Nghi_201812.$B$3:.$B$61]=[.$B28];[Thong_Tin_Ngay_Nghi_201812.$C$3:.$C$61])" office:value-type="float" office:value="1">
            <text:p>1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9]&lt;0;0;[.C29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3-13T11:29:00.8">
            <text:p>03/13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2">
            <text:p>2</text:p>
          </table:table-cell>
          <table:table-cell table:style-name="ce56" table:formula="of:=SUMPRODUCT([Thong_Tin_Ngay_Nghi_201801.$B$3:.$B$60]=[.$B29];[Thong_Tin_Ngay_Nghi_201801.$C$3:.$C$60]) +  SUMPRODUCT([Thong_Tin_Ngay_Nghi_201802.$B$3:.$B$65]=[.$B29];[Thong_Tin_Ngay_Nghi_201802.$C$3:.$C$65]) + SUMPRODUCT([Thong_Tin_Ngay_Nghi_201803.$B$3:.$B$59]=[.$B29];[Thong_Tin_Ngay_Nghi_201803.$C$3:.$C$59])" office:value-type="float" office:value="2.5">
            <text:p>2.5</text:p>
          </table:table-cell>
          <table:table-cell table:style-name="ce61" table:formula="of:=SUMPRODUCT([Thong_Tin_Ngay_Nghi_201801.$B$3:.$B$61]=[.$B29];[Thong_Tin_Ngay_Nghi_201801.$C$3:.$C$61])+SUMPRODUCT([Thong_Tin_Ngay_Nghi_201802.$B$3:.$B$66]=[.$B29];[Thong_Tin_Ngay_Nghi_201802.$C$3:.$C$66])+SUMPRODUCT([Thong_Tin_Ngay_Nghi_201803.$B$3:.$B$60]=[.$B29];[Thong_Tin_Ngay_Nghi_201803.$C$3:.$C$60])+SUMPRODUCT([Thong_Tin_Ngay_Nghi_201804.$B$3:.$B$57]=[.$B29];[Thong_Tin_Ngay_Nghi_201804.$C$3:.$C$57])+SUMPRODUCT([Thong_Tin_Ngay_Nghi_201805.$B$3:.$B$56]=[.$B29];[Thong_Tin_Ngay_Nghi_201805.$C$3:.$C$56])+SUMPRODUCT([Thong_Tin_Ngay_Nghi_201806.$B$3:.$B$59]=[.$B29];[Thong_Tin_Ngay_Nghi_201806.$C$3:.$C$59])+SUMPRODUCT([Thong_Tin_Ngay_Nghi_201807.$B$3:.$B$60]=[.$B29];[Thong_Tin_Ngay_Nghi_201807.$C$3:.$C$60])+SUMPRODUCT([Thong_Tin_Ngay_Nghi_201808.$B$3:.$B$61]=[.$B29];[Thong_Tin_Ngay_Nghi_201808.$C$3:.$C$61])+SUMPRODUCT([Thong_Tin_Ngay_Nghi_201809.$B$3:.$B$59]=[.$B29];[Thong_Tin_Ngay_Nghi_201809.$C$3:.$C$59])+SUMPRODUCT([Thong_Tin_Ngay_Nghi_201810.$B$3:.$B$58]=[.$B29];[Thong_Tin_Ngay_Nghi_201810.$C$3:.$C$58])+SUMPRODUCT([Thong_Tin_Ngay_Nghi_201811.$B$3:.$B$60]=[.$B29];[Thong_Tin_Ngay_Nghi_201811.$C$3:.$C$60])+ SUMPRODUCT([Thong_Tin_Ngay_Nghi_201812.$B$3:.$B$61]=[.$B29];[Thong_Tin_Ngay_Nghi_201812.$C$3:.$C$61])" office:value-type="float" office:value="2.5">
            <text:p>2.5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30]&lt;0;0;[.C30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3-13T11:29:00.8">
            <text:p>03/13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2">
            <text:p>2</text:p>
          </table:table-cell>
          <table:table-cell table:style-name="ce56" table:formula="of:=SUMPRODUCT([Thong_Tin_Ngay_Nghi_201801.$B$3:.$B$60]=[.$B30];[Thong_Tin_Ngay_Nghi_201801.$C$3:.$C$60]) +  SUMPRODUCT([Thong_Tin_Ngay_Nghi_201802.$B$3:.$B$65]=[.$B30];[Thong_Tin_Ngay_Nghi_201802.$C$3:.$C$65]) + SUMPRODUCT([Thong_Tin_Ngay_Nghi_201803.$B$3:.$B$59]=[.$B30];[Thong_Tin_Ngay_Nghi_201803.$C$3:.$C$59])" office:value-type="float" office:value="1.5">
            <text:p>1.5</text:p>
          </table:table-cell>
          <table:table-cell table:style-name="ce61" table:formula="of:=SUMPRODUCT([Thong_Tin_Ngay_Nghi_201801.$B$3:.$B$61]=[.$B30];[Thong_Tin_Ngay_Nghi_201801.$C$3:.$C$61])+SUMPRODUCT([Thong_Tin_Ngay_Nghi_201802.$B$3:.$B$66]=[.$B30];[Thong_Tin_Ngay_Nghi_201802.$C$3:.$C$66])+SUMPRODUCT([Thong_Tin_Ngay_Nghi_201803.$B$3:.$B$60]=[.$B30];[Thong_Tin_Ngay_Nghi_201803.$C$3:.$C$60])+SUMPRODUCT([Thong_Tin_Ngay_Nghi_201804.$B$3:.$B$57]=[.$B30];[Thong_Tin_Ngay_Nghi_201804.$C$3:.$C$57])+SUMPRODUCT([Thong_Tin_Ngay_Nghi_201805.$B$3:.$B$56]=[.$B30];[Thong_Tin_Ngay_Nghi_201805.$C$3:.$C$56])+SUMPRODUCT([Thong_Tin_Ngay_Nghi_201806.$B$3:.$B$59]=[.$B30];[Thong_Tin_Ngay_Nghi_201806.$C$3:.$C$59])+SUMPRODUCT([Thong_Tin_Ngay_Nghi_201807.$B$3:.$B$60]=[.$B30];[Thong_Tin_Ngay_Nghi_201807.$C$3:.$C$60])+SUMPRODUCT([Thong_Tin_Ngay_Nghi_201808.$B$3:.$B$61]=[.$B30];[Thong_Tin_Ngay_Nghi_201808.$C$3:.$C$61])+SUMPRODUCT([Thong_Tin_Ngay_Nghi_201809.$B$3:.$B$59]=[.$B30];[Thong_Tin_Ngay_Nghi_201809.$C$3:.$C$59])+SUMPRODUCT([Thong_Tin_Ngay_Nghi_201810.$B$3:.$B$58]=[.$B30];[Thong_Tin_Ngay_Nghi_201810.$C$3:.$C$58])+SUMPRODUCT([Thong_Tin_Ngay_Nghi_201811.$B$3:.$B$60]=[.$B30];[Thong_Tin_Ngay_Nghi_201811.$C$3:.$C$60])+ SUMPRODUCT([Thong_Tin_Ngay_Nghi_201812.$B$3:.$B$61]=[.$B30];[Thong_Tin_Ngay_Nghi_201812.$C$3:.$C$61])" office:value-type="float" office:value="1.5">
            <text:p>1.5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11.5">
            <text:p>11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11.5">
            <text:p>11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1]&lt;0;0;[.C3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3-13T11:29:00.8">
            <text:p>03/13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2">
            <text:p>2</text:p>
          </table:table-cell>
          <table:table-cell table:style-name="ce56" table:formula="of:=SUMPRODUCT([Thong_Tin_Ngay_Nghi_201801.$B$3:.$B$60]=[.$B31];[Thong_Tin_Ngay_Nghi_201801.$C$3:.$C$60]) +  SUMPRODUCT([Thong_Tin_Ngay_Nghi_201802.$B$3:.$B$65]=[.$B31];[Thong_Tin_Ngay_Nghi_201802.$C$3:.$C$65]) + SUMPRODUCT([Thong_Tin_Ngay_Nghi_201803.$B$3:.$B$59]=[.$B31];[Thong_Tin_Ngay_Nghi_201803.$C$3:.$C$59])" office:value-type="float" office:value="8">
            <text:p>8</text:p>
          </table:table-cell>
          <table:table-cell table:style-name="ce61" table:formula="of:=SUMPRODUCT([Thong_Tin_Ngay_Nghi_201801.$B$3:.$B$61]=[.$B31];[Thong_Tin_Ngay_Nghi_201801.$C$3:.$C$61])+SUMPRODUCT([Thong_Tin_Ngay_Nghi_201802.$B$3:.$B$66]=[.$B31];[Thong_Tin_Ngay_Nghi_201802.$C$3:.$C$66])+SUMPRODUCT([Thong_Tin_Ngay_Nghi_201803.$B$3:.$B$60]=[.$B31];[Thong_Tin_Ngay_Nghi_201803.$C$3:.$C$60])+SUMPRODUCT([Thong_Tin_Ngay_Nghi_201804.$B$3:.$B$57]=[.$B31];[Thong_Tin_Ngay_Nghi_201804.$C$3:.$C$57])+SUMPRODUCT([Thong_Tin_Ngay_Nghi_201805.$B$3:.$B$56]=[.$B31];[Thong_Tin_Ngay_Nghi_201805.$C$3:.$C$56])+SUMPRODUCT([Thong_Tin_Ngay_Nghi_201806.$B$3:.$B$59]=[.$B31];[Thong_Tin_Ngay_Nghi_201806.$C$3:.$C$59])+SUMPRODUCT([Thong_Tin_Ngay_Nghi_201807.$B$3:.$B$60]=[.$B31];[Thong_Tin_Ngay_Nghi_201807.$C$3:.$C$60])+SUMPRODUCT([Thong_Tin_Ngay_Nghi_201808.$B$3:.$B$61]=[.$B31];[Thong_Tin_Ngay_Nghi_201808.$C$3:.$C$61])+SUMPRODUCT([Thong_Tin_Ngay_Nghi_201809.$B$3:.$B$59]=[.$B31];[Thong_Tin_Ngay_Nghi_201809.$C$3:.$C$59])+SUMPRODUCT([Thong_Tin_Ngay_Nghi_201810.$B$3:.$B$58]=[.$B31];[Thong_Tin_Ngay_Nghi_201810.$C$3:.$C$58])+SUMPRODUCT([Thong_Tin_Ngay_Nghi_201811.$B$3:.$B$60]=[.$B31];[Thong_Tin_Ngay_Nghi_201811.$C$3:.$C$60])+ SUMPRODUCT([Thong_Tin_Ngay_Nghi_201812.$B$3:.$B$61]=[.$B31];[Thong_Tin_Ngay_Nghi_201812.$C$3:.$C$61])" office:value-type="float" office:value="8">
            <text:p>8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-6">
            <text:p>-6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31]+[.L31] +[.K31]+[.M31]" office:value-type="float" office:value="-5">
            <text:p>-5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2]&lt;0;0;[.C32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3-13T11:29:00.8">
            <text:p>03/13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2">
            <text:p>2</text:p>
          </table:table-cell>
          <table:table-cell table:style-name="ce56" table:formula="of:=SUMPRODUCT([Thong_Tin_Ngay_Nghi_201801.$B$3:.$B$60]=[.$B32];[Thong_Tin_Ngay_Nghi_201801.$C$3:.$C$60]) +  SUMPRODUCT([Thong_Tin_Ngay_Nghi_201802.$B$3:.$B$65]=[.$B32];[Thong_Tin_Ngay_Nghi_201802.$C$3:.$C$65]) + SUMPRODUCT([Thong_Tin_Ngay_Nghi_201803.$B$3:.$B$59]=[.$B32];[Thong_Tin_Ngay_Nghi_201803.$C$3:.$C$59])" office:value-type="float" office:value="3">
            <text:p>3</text:p>
          </table:table-cell>
          <table:table-cell table:style-name="ce61" table:formula="of:=SUMPRODUCT([Thong_Tin_Ngay_Nghi_201801.$B$3:.$B$61]=[.$B32];[Thong_Tin_Ngay_Nghi_201801.$C$3:.$C$61])+SUMPRODUCT([Thong_Tin_Ngay_Nghi_201802.$B$3:.$B$66]=[.$B32];[Thong_Tin_Ngay_Nghi_201802.$C$3:.$C$66])+SUMPRODUCT([Thong_Tin_Ngay_Nghi_201803.$B$3:.$B$60]=[.$B32];[Thong_Tin_Ngay_Nghi_201803.$C$3:.$C$60])+SUMPRODUCT([Thong_Tin_Ngay_Nghi_201804.$B$3:.$B$57]=[.$B32];[Thong_Tin_Ngay_Nghi_201804.$C$3:.$C$57])+SUMPRODUCT([Thong_Tin_Ngay_Nghi_201805.$B$3:.$B$56]=[.$B32];[Thong_Tin_Ngay_Nghi_201805.$C$3:.$C$56])+SUMPRODUCT([Thong_Tin_Ngay_Nghi_201806.$B$3:.$B$59]=[.$B32];[Thong_Tin_Ngay_Nghi_201806.$C$3:.$C$59])+SUMPRODUCT([Thong_Tin_Ngay_Nghi_201807.$B$3:.$B$60]=[.$B32];[Thong_Tin_Ngay_Nghi_201807.$C$3:.$C$60])+SUMPRODUCT([Thong_Tin_Ngay_Nghi_201808.$B$3:.$B$61]=[.$B32];[Thong_Tin_Ngay_Nghi_201808.$C$3:.$C$61])+SUMPRODUCT([Thong_Tin_Ngay_Nghi_201809.$B$3:.$B$59]=[.$B32];[Thong_Tin_Ngay_Nghi_201809.$C$3:.$C$59])+SUMPRODUCT([Thong_Tin_Ngay_Nghi_201810.$B$3:.$B$58]=[.$B32];[Thong_Tin_Ngay_Nghi_201810.$C$3:.$C$58])+SUMPRODUCT([Thong_Tin_Ngay_Nghi_201811.$B$3:.$B$60]=[.$B32];[Thong_Tin_Ngay_Nghi_201811.$C$3:.$C$60])+ SUMPRODUCT([Thong_Tin_Ngay_Nghi_201812.$B$3:.$B$61]=[.$B32];[Thong_Tin_Ngay_Nghi_201812.$C$3:.$C$61])" office:value-type="float" office:value="3">
            <text:p>3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3]&lt;0;0;[.C33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3-13T11:29:00.8">
            <text:p>03/13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2">
            <text:p>2</text:p>
          </table:table-cell>
          <table:table-cell table:style-name="ce56" table:formula="of:=SUMPRODUCT([Thong_Tin_Ngay_Nghi_201801.$B$3:.$B$60]=[.$B33];[Thong_Tin_Ngay_Nghi_201801.$C$3:.$C$60]) +  SUMPRODUCT([Thong_Tin_Ngay_Nghi_201802.$B$3:.$B$65]=[.$B33];[Thong_Tin_Ngay_Nghi_201802.$C$3:.$C$65]) + SUMPRODUCT([Thong_Tin_Ngay_Nghi_201803.$B$3:.$B$59]=[.$B33];[Thong_Tin_Ngay_Nghi_201803.$C$3:.$C$59])" office:value-type="float" office:value="1">
            <text:p>1</text:p>
          </table:table-cell>
          <table:table-cell table:style-name="ce61" table:formula="of:=SUMPRODUCT([Thong_Tin_Ngay_Nghi_201801.$B$3:.$B$61]=[.$B33];[Thong_Tin_Ngay_Nghi_201801.$C$3:.$C$61])+SUMPRODUCT([Thong_Tin_Ngay_Nghi_201802.$B$3:.$B$66]=[.$B33];[Thong_Tin_Ngay_Nghi_201802.$C$3:.$C$66])+SUMPRODUCT([Thong_Tin_Ngay_Nghi_201803.$B$3:.$B$60]=[.$B33];[Thong_Tin_Ngay_Nghi_201803.$C$3:.$C$60])+SUMPRODUCT([Thong_Tin_Ngay_Nghi_201804.$B$3:.$B$57]=[.$B33];[Thong_Tin_Ngay_Nghi_201804.$C$3:.$C$57])+SUMPRODUCT([Thong_Tin_Ngay_Nghi_201805.$B$3:.$B$56]=[.$B33];[Thong_Tin_Ngay_Nghi_201805.$C$3:.$C$56])+SUMPRODUCT([Thong_Tin_Ngay_Nghi_201806.$B$3:.$B$59]=[.$B33];[Thong_Tin_Ngay_Nghi_201806.$C$3:.$C$59])+SUMPRODUCT([Thong_Tin_Ngay_Nghi_201807.$B$3:.$B$60]=[.$B33];[Thong_Tin_Ngay_Nghi_201807.$C$3:.$C$60])+SUMPRODUCT([Thong_Tin_Ngay_Nghi_201808.$B$3:.$B$61]=[.$B33];[Thong_Tin_Ngay_Nghi_201808.$C$3:.$C$61])+SUMPRODUCT([Thong_Tin_Ngay_Nghi_201809.$B$3:.$B$59]=[.$B33];[Thong_Tin_Ngay_Nghi_201809.$C$3:.$C$59])+SUMPRODUCT([Thong_Tin_Ngay_Nghi_201810.$B$3:.$B$58]=[.$B33];[Thong_Tin_Ngay_Nghi_201810.$C$3:.$C$58])+SUMPRODUCT([Thong_Tin_Ngay_Nghi_201811.$B$3:.$B$60]=[.$B33];[Thong_Tin_Ngay_Nghi_201811.$C$3:.$C$60])+ SUMPRODUCT([Thong_Tin_Ngay_Nghi_201812.$B$3:.$B$61]=[.$B33];[Thong_Tin_Ngay_Nghi_201812.$C$3:.$C$61])" office:value-type="float" office:value="1">
            <text:p>1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4]&lt;0;0;[.C34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3-13T11:29:00.8">
            <text:p>03/13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2">
            <text:p>2</text:p>
          </table:table-cell>
          <table:table-cell table:style-name="ce56" table:formula="of:=SUMPRODUCT([Thong_Tin_Ngay_Nghi_201801.$B$3:.$B$60]=[.$B34];[Thong_Tin_Ngay_Nghi_201801.$C$3:.$C$60]) +  SUMPRODUCT([Thong_Tin_Ngay_Nghi_201802.$B$3:.$B$65]=[.$B34];[Thong_Tin_Ngay_Nghi_201802.$C$3:.$C$65]) + SUMPRODUCT([Thong_Tin_Ngay_Nghi_201803.$B$3:.$B$59]=[.$B34];[Thong_Tin_Ngay_Nghi_201803.$C$3:.$C$59])" office:value-type="float" office:value="0">
            <text:p>0</text:p>
          </table:table-cell>
          <table:table-cell table:style-name="ce61" table:formula="of:=SUMPRODUCT([Thong_Tin_Ngay_Nghi_201801.$B$3:.$B$61]=[.$B34];[Thong_Tin_Ngay_Nghi_201801.$C$3:.$C$61])+SUMPRODUCT([Thong_Tin_Ngay_Nghi_201802.$B$3:.$B$66]=[.$B34];[Thong_Tin_Ngay_Nghi_201802.$C$3:.$C$66])+SUMPRODUCT([Thong_Tin_Ngay_Nghi_201803.$B$3:.$B$60]=[.$B34];[Thong_Tin_Ngay_Nghi_201803.$C$3:.$C$60])+SUMPRODUCT([Thong_Tin_Ngay_Nghi_201804.$B$3:.$B$57]=[.$B34];[Thong_Tin_Ngay_Nghi_201804.$C$3:.$C$57])+SUMPRODUCT([Thong_Tin_Ngay_Nghi_201805.$B$3:.$B$56]=[.$B34];[Thong_Tin_Ngay_Nghi_201805.$C$3:.$C$56])+SUMPRODUCT([Thong_Tin_Ngay_Nghi_201806.$B$3:.$B$59]=[.$B34];[Thong_Tin_Ngay_Nghi_201806.$C$3:.$C$59])+SUMPRODUCT([Thong_Tin_Ngay_Nghi_201807.$B$3:.$B$60]=[.$B34];[Thong_Tin_Ngay_Nghi_201807.$C$3:.$C$60])+SUMPRODUCT([Thong_Tin_Ngay_Nghi_201808.$B$3:.$B$61]=[.$B34];[Thong_Tin_Ngay_Nghi_201808.$C$3:.$C$61])+SUMPRODUCT([Thong_Tin_Ngay_Nghi_201809.$B$3:.$B$59]=[.$B34];[Thong_Tin_Ngay_Nghi_201809.$C$3:.$C$59])+SUMPRODUCT([Thong_Tin_Ngay_Nghi_201810.$B$3:.$B$58]=[.$B34];[Thong_Tin_Ngay_Nghi_201810.$C$3:.$C$58])+SUMPRODUCT([Thong_Tin_Ngay_Nghi_201811.$B$3:.$B$60]=[.$B34];[Thong_Tin_Ngay_Nghi_201811.$C$3:.$C$60])+ SUMPRODUCT([Thong_Tin_Ngay_Nghi_201812.$B$3:.$B$61]=[.$B34];[Thong_Tin_Ngay_Nghi_201812.$C$3:.$C$61])" office:value-type="float" office:value="0">
            <text:p>0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5]&lt;0;0;[.C35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3-13T11:29:00.8">
            <text:p>03/13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2">
            <text:p>2</text:p>
          </table:table-cell>
          <table:table-cell table:style-name="ce56" table:formula="of:=SUMPRODUCT([Thong_Tin_Ngay_Nghi_201801.$B$3:.$B$60]=[.$B35];[Thong_Tin_Ngay_Nghi_201801.$C$3:.$C$60]) +  SUMPRODUCT([Thong_Tin_Ngay_Nghi_201802.$B$3:.$B$65]=[.$B35];[Thong_Tin_Ngay_Nghi_201802.$C$3:.$C$65]) + SUMPRODUCT([Thong_Tin_Ngay_Nghi_201803.$B$3:.$B$59]=[.$B35];[Thong_Tin_Ngay_Nghi_201803.$C$3:.$C$59])" office:value-type="float" office:value="6">
            <text:p>6</text:p>
          </table:table-cell>
          <table:table-cell table:style-name="ce61" table:formula="of:=SUMPRODUCT([Thong_Tin_Ngay_Nghi_201801.$B$3:.$B$61]=[.$B35];[Thong_Tin_Ngay_Nghi_201801.$C$3:.$C$61])+SUMPRODUCT([Thong_Tin_Ngay_Nghi_201802.$B$3:.$B$66]=[.$B35];[Thong_Tin_Ngay_Nghi_201802.$C$3:.$C$66])+SUMPRODUCT([Thong_Tin_Ngay_Nghi_201803.$B$3:.$B$60]=[.$B35];[Thong_Tin_Ngay_Nghi_201803.$C$3:.$C$60])+SUMPRODUCT([Thong_Tin_Ngay_Nghi_201804.$B$3:.$B$57]=[.$B35];[Thong_Tin_Ngay_Nghi_201804.$C$3:.$C$57])+SUMPRODUCT([Thong_Tin_Ngay_Nghi_201805.$B$3:.$B$56]=[.$B35];[Thong_Tin_Ngay_Nghi_201805.$C$3:.$C$56])+SUMPRODUCT([Thong_Tin_Ngay_Nghi_201806.$B$3:.$B$59]=[.$B35];[Thong_Tin_Ngay_Nghi_201806.$C$3:.$C$59])+SUMPRODUCT([Thong_Tin_Ngay_Nghi_201807.$B$3:.$B$60]=[.$B35];[Thong_Tin_Ngay_Nghi_201807.$C$3:.$C$60])+SUMPRODUCT([Thong_Tin_Ngay_Nghi_201808.$B$3:.$B$61]=[.$B35];[Thong_Tin_Ngay_Nghi_201808.$C$3:.$C$61])+SUMPRODUCT([Thong_Tin_Ngay_Nghi_201809.$B$3:.$B$59]=[.$B35];[Thong_Tin_Ngay_Nghi_201809.$C$3:.$C$59])+SUMPRODUCT([Thong_Tin_Ngay_Nghi_201810.$B$3:.$B$58]=[.$B35];[Thong_Tin_Ngay_Nghi_201810.$C$3:.$C$58])+SUMPRODUCT([Thong_Tin_Ngay_Nghi_201811.$B$3:.$B$60]=[.$B35];[Thong_Tin_Ngay_Nghi_201811.$C$3:.$C$60])+ SUMPRODUCT([Thong_Tin_Ngay_Nghi_201812.$B$3:.$B$61]=[.$B35];[Thong_Tin_Ngay_Nghi_201812.$C$3:.$C$61])" office:value-type="float" office:value="6">
            <text:p>6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6]&lt;0;0;[.C36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3-13T11:29:00.8">
            <text:p>03/13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2">
            <text:p>2</text:p>
          </table:table-cell>
          <table:table-cell table:style-name="ce56" table:formula="of:=SUMPRODUCT([Thong_Tin_Ngay_Nghi_201801.$B$3:.$B$60]=[.$B36];[Thong_Tin_Ngay_Nghi_201801.$C$3:.$C$60]) +  SUMPRODUCT([Thong_Tin_Ngay_Nghi_201802.$B$3:.$B$65]=[.$B36];[Thong_Tin_Ngay_Nghi_201802.$C$3:.$C$65]) + SUMPRODUCT([Thong_Tin_Ngay_Nghi_201803.$B$3:.$B$59]=[.$B36];[Thong_Tin_Ngay_Nghi_201803.$C$3:.$C$59])" office:value-type="float" office:value="2.5">
            <text:p>2.5</text:p>
          </table:table-cell>
          <table:table-cell table:style-name="ce61" table:formula="of:=SUMPRODUCT([Thong_Tin_Ngay_Nghi_201801.$B$3:.$B$61]=[.$B36];[Thong_Tin_Ngay_Nghi_201801.$C$3:.$C$61])+SUMPRODUCT([Thong_Tin_Ngay_Nghi_201802.$B$3:.$B$66]=[.$B36];[Thong_Tin_Ngay_Nghi_201802.$C$3:.$C$66])+SUMPRODUCT([Thong_Tin_Ngay_Nghi_201803.$B$3:.$B$60]=[.$B36];[Thong_Tin_Ngay_Nghi_201803.$C$3:.$C$60])+SUMPRODUCT([Thong_Tin_Ngay_Nghi_201804.$B$3:.$B$57]=[.$B36];[Thong_Tin_Ngay_Nghi_201804.$C$3:.$C$57])+SUMPRODUCT([Thong_Tin_Ngay_Nghi_201805.$B$3:.$B$56]=[.$B36];[Thong_Tin_Ngay_Nghi_201805.$C$3:.$C$56])+SUMPRODUCT([Thong_Tin_Ngay_Nghi_201806.$B$3:.$B$59]=[.$B36];[Thong_Tin_Ngay_Nghi_201806.$C$3:.$C$59])+SUMPRODUCT([Thong_Tin_Ngay_Nghi_201807.$B$3:.$B$60]=[.$B36];[Thong_Tin_Ngay_Nghi_201807.$C$3:.$C$60])+SUMPRODUCT([Thong_Tin_Ngay_Nghi_201808.$B$3:.$B$61]=[.$B36];[Thong_Tin_Ngay_Nghi_201808.$C$3:.$C$61])+SUMPRODUCT([Thong_Tin_Ngay_Nghi_201809.$B$3:.$B$59]=[.$B36];[Thong_Tin_Ngay_Nghi_201809.$C$3:.$C$59])+SUMPRODUCT([Thong_Tin_Ngay_Nghi_201810.$B$3:.$B$58]=[.$B36];[Thong_Tin_Ngay_Nghi_201810.$C$3:.$C$58])+SUMPRODUCT([Thong_Tin_Ngay_Nghi_201811.$B$3:.$B$60]=[.$B36];[Thong_Tin_Ngay_Nghi_201811.$C$3:.$C$60])+ SUMPRODUCT([Thong_Tin_Ngay_Nghi_201812.$B$3:.$B$61]=[.$B36];[Thong_Tin_Ngay_Nghi_201812.$C$3:.$C$61])" office:value-type="float" office:value="2.5">
            <text:p>2.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7]&lt;0;0;[.C3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3-13T11:29:00.8">
            <text:p>03/13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2">
            <text:p>2</text:p>
          </table:table-cell>
          <table:table-cell table:style-name="ce56" table:formula="of:=SUMPRODUCT([Thong_Tin_Ngay_Nghi_201801.$B$3:.$B$60]=[.$B37];[Thong_Tin_Ngay_Nghi_201801.$C$3:.$C$60]) +  SUMPRODUCT([Thong_Tin_Ngay_Nghi_201802.$B$3:.$B$65]=[.$B37];[Thong_Tin_Ngay_Nghi_201802.$C$3:.$C$65]) + SUMPRODUCT([Thong_Tin_Ngay_Nghi_201803.$B$3:.$B$59]=[.$B37];[Thong_Tin_Ngay_Nghi_201803.$C$3:.$C$59])" office:value-type="float" office:value="4.5">
            <text:p>4.5</text:p>
          </table:table-cell>
          <table:table-cell table:style-name="ce61" table:formula="of:=SUMPRODUCT([Thong_Tin_Ngay_Nghi_201801.$B$3:.$B$61]=[.$B37];[Thong_Tin_Ngay_Nghi_201801.$C$3:.$C$61])+SUMPRODUCT([Thong_Tin_Ngay_Nghi_201802.$B$3:.$B$66]=[.$B37];[Thong_Tin_Ngay_Nghi_201802.$C$3:.$C$66])+SUMPRODUCT([Thong_Tin_Ngay_Nghi_201803.$B$3:.$B$60]=[.$B37];[Thong_Tin_Ngay_Nghi_201803.$C$3:.$C$60])+SUMPRODUCT([Thong_Tin_Ngay_Nghi_201804.$B$3:.$B$57]=[.$B37];[Thong_Tin_Ngay_Nghi_201804.$C$3:.$C$57])+SUMPRODUCT([Thong_Tin_Ngay_Nghi_201805.$B$3:.$B$56]=[.$B37];[Thong_Tin_Ngay_Nghi_201805.$C$3:.$C$56])+SUMPRODUCT([Thong_Tin_Ngay_Nghi_201806.$B$3:.$B$59]=[.$B37];[Thong_Tin_Ngay_Nghi_201806.$C$3:.$C$59])+SUMPRODUCT([Thong_Tin_Ngay_Nghi_201807.$B$3:.$B$60]=[.$B37];[Thong_Tin_Ngay_Nghi_201807.$C$3:.$C$60])+SUMPRODUCT([Thong_Tin_Ngay_Nghi_201808.$B$3:.$B$61]=[.$B37];[Thong_Tin_Ngay_Nghi_201808.$C$3:.$C$61])+SUMPRODUCT([Thong_Tin_Ngay_Nghi_201809.$B$3:.$B$59]=[.$B37];[Thong_Tin_Ngay_Nghi_201809.$C$3:.$C$59])+SUMPRODUCT([Thong_Tin_Ngay_Nghi_201810.$B$3:.$B$58]=[.$B37];[Thong_Tin_Ngay_Nghi_201810.$C$3:.$C$58])+SUMPRODUCT([Thong_Tin_Ngay_Nghi_201811.$B$3:.$B$60]=[.$B37];[Thong_Tin_Ngay_Nghi_201811.$C$3:.$C$60])+ SUMPRODUCT([Thong_Tin_Ngay_Nghi_201812.$B$3:.$B$61]=[.$B37];[Thong_Tin_Ngay_Nghi_201812.$C$3:.$C$61])" office:value-type="float" office:value="4.5">
            <text:p>4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7]+[.L37] +[.K37]+[.M37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8]&lt;0;0;[.C38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03-13T11:29:00.8">
            <text:p>03/13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2">
            <text:p>2</text:p>
          </table:table-cell>
          <table:table-cell table:style-name="ce56" table:formula="of:=SUMPRODUCT([Thong_Tin_Ngay_Nghi_201801.$B$3:.$B$60]=[.$B38];[Thong_Tin_Ngay_Nghi_201801.$C$3:.$C$60]) +  SUMPRODUCT([Thong_Tin_Ngay_Nghi_201802.$B$3:.$B$65]=[.$B38];[Thong_Tin_Ngay_Nghi_201802.$C$3:.$C$65]) + SUMPRODUCT([Thong_Tin_Ngay_Nghi_201803.$B$3:.$B$59]=[.$B38];[Thong_Tin_Ngay_Nghi_201803.$C$3:.$C$59])" office:value-type="float" office:value="5">
            <text:p>5</text:p>
          </table:table-cell>
          <table:table-cell table:style-name="ce61" table:formula="of:=SUMPRODUCT([Thong_Tin_Ngay_Nghi_201801.$B$3:.$B$61]=[.$B38];[Thong_Tin_Ngay_Nghi_201801.$C$3:.$C$61])+SUMPRODUCT([Thong_Tin_Ngay_Nghi_201802.$B$3:.$B$66]=[.$B38];[Thong_Tin_Ngay_Nghi_201802.$C$3:.$C$66])+SUMPRODUCT([Thong_Tin_Ngay_Nghi_201803.$B$3:.$B$60]=[.$B38];[Thong_Tin_Ngay_Nghi_201803.$C$3:.$C$60])+SUMPRODUCT([Thong_Tin_Ngay_Nghi_201804.$B$3:.$B$57]=[.$B38];[Thong_Tin_Ngay_Nghi_201804.$C$3:.$C$57])+SUMPRODUCT([Thong_Tin_Ngay_Nghi_201805.$B$3:.$B$56]=[.$B38];[Thong_Tin_Ngay_Nghi_201805.$C$3:.$C$56])+SUMPRODUCT([Thong_Tin_Ngay_Nghi_201806.$B$3:.$B$59]=[.$B38];[Thong_Tin_Ngay_Nghi_201806.$C$3:.$C$59])+SUMPRODUCT([Thong_Tin_Ngay_Nghi_201807.$B$3:.$B$60]=[.$B38];[Thong_Tin_Ngay_Nghi_201807.$C$3:.$C$60])+SUMPRODUCT([Thong_Tin_Ngay_Nghi_201808.$B$3:.$B$61]=[.$B38];[Thong_Tin_Ngay_Nghi_201808.$C$3:.$C$61])+SUMPRODUCT([Thong_Tin_Ngay_Nghi_201809.$B$3:.$B$59]=[.$B38];[Thong_Tin_Ngay_Nghi_201809.$C$3:.$C$59])+SUMPRODUCT([Thong_Tin_Ngay_Nghi_201810.$B$3:.$B$58]=[.$B38];[Thong_Tin_Ngay_Nghi_201810.$C$3:.$C$58])+SUMPRODUCT([Thong_Tin_Ngay_Nghi_201811.$B$3:.$B$60]=[.$B38];[Thong_Tin_Ngay_Nghi_201811.$C$3:.$C$60])+ SUMPRODUCT([Thong_Tin_Ngay_Nghi_201812.$B$3:.$B$61]=[.$B38];[Thong_Tin_Ngay_Nghi_201812.$C$3:.$C$61])" office:value-type="float" office:value="5">
            <text:p>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9]&lt;0;0;[.C39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3-13T11:29:00.8">
            <text:p>03/13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2">
            <text:p>2</text:p>
          </table:table-cell>
          <table:table-cell table:style-name="ce56" table:formula="of:=SUMPRODUCT([Thong_Tin_Ngay_Nghi_201801.$B$3:.$B$60]=[.$B39];[Thong_Tin_Ngay_Nghi_201801.$C$3:.$C$60]) +  SUMPRODUCT([Thong_Tin_Ngay_Nghi_201802.$B$3:.$B$65]=[.$B39];[Thong_Tin_Ngay_Nghi_201802.$C$3:.$C$65]) + SUMPRODUCT([Thong_Tin_Ngay_Nghi_201803.$B$3:.$B$59]=[.$B39];[Thong_Tin_Ngay_Nghi_201803.$C$3:.$C$59])" office:value-type="float" office:value="6.5">
            <text:p>6.5</text:p>
          </table:table-cell>
          <table:table-cell table:style-name="ce61" table:formula="of:=SUMPRODUCT([Thong_Tin_Ngay_Nghi_201801.$B$3:.$B$61]=[.$B39];[Thong_Tin_Ngay_Nghi_201801.$C$3:.$C$61])+SUMPRODUCT([Thong_Tin_Ngay_Nghi_201802.$B$3:.$B$66]=[.$B39];[Thong_Tin_Ngay_Nghi_201802.$C$3:.$C$66])+SUMPRODUCT([Thong_Tin_Ngay_Nghi_201803.$B$3:.$B$60]=[.$B39];[Thong_Tin_Ngay_Nghi_201803.$C$3:.$C$60])+SUMPRODUCT([Thong_Tin_Ngay_Nghi_201804.$B$3:.$B$57]=[.$B39];[Thong_Tin_Ngay_Nghi_201804.$C$3:.$C$57])+SUMPRODUCT([Thong_Tin_Ngay_Nghi_201805.$B$3:.$B$56]=[.$B39];[Thong_Tin_Ngay_Nghi_201805.$C$3:.$C$56])+SUMPRODUCT([Thong_Tin_Ngay_Nghi_201806.$B$3:.$B$59]=[.$B39];[Thong_Tin_Ngay_Nghi_201806.$C$3:.$C$59])+SUMPRODUCT([Thong_Tin_Ngay_Nghi_201807.$B$3:.$B$60]=[.$B39];[Thong_Tin_Ngay_Nghi_201807.$C$3:.$C$60])+SUMPRODUCT([Thong_Tin_Ngay_Nghi_201808.$B$3:.$B$61]=[.$B39];[Thong_Tin_Ngay_Nghi_201808.$C$3:.$C$61])+SUMPRODUCT([Thong_Tin_Ngay_Nghi_201809.$B$3:.$B$59]=[.$B39];[Thong_Tin_Ngay_Nghi_201809.$C$3:.$C$59])+SUMPRODUCT([Thong_Tin_Ngay_Nghi_201810.$B$3:.$B$58]=[.$B39];[Thong_Tin_Ngay_Nghi_201810.$C$3:.$C$58])+SUMPRODUCT([Thong_Tin_Ngay_Nghi_201811.$B$3:.$B$60]=[.$B39];[Thong_Tin_Ngay_Nghi_201811.$C$3:.$C$60])+ SUMPRODUCT([Thong_Tin_Ngay_Nghi_201812.$B$3:.$B$61]=[.$B39];[Thong_Tin_Ngay_Nghi_201812.$C$3:.$C$61])" office:value-type="float" office:value="6.5">
            <text:p>6.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9]+[.L39] +[.K39]+[.M39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0.5">
            <text:p>0.5</text:p>
          </table:table-cell>
          <table:table-cell table:style-name="ce48" table:formula="of:=IF([.C40]&lt;0;0;[.C40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3-13T11:29:00.8">
            <text:p>03/13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2">
            <text:p>2</text:p>
          </table:table-cell>
          <table:table-cell table:style-name="ce56" table:formula="of:=SUMPRODUCT([Thong_Tin_Ngay_Nghi_201801.$B$3:.$B$60]=[.$B40];[Thong_Tin_Ngay_Nghi_201801.$C$3:.$C$60]) +  SUMPRODUCT([Thong_Tin_Ngay_Nghi_201802.$B$3:.$B$65]=[.$B40];[Thong_Tin_Ngay_Nghi_201802.$C$3:.$C$65]) + SUMPRODUCT([Thong_Tin_Ngay_Nghi_201803.$B$3:.$B$59]=[.$B40];[Thong_Tin_Ngay_Nghi_201803.$C$3:.$C$59])" office:value-type="float" office:value="3.5">
            <text:p>3.5</text:p>
          </table:table-cell>
          <table:table-cell table:style-name="ce61" table:formula="of:=SUMPRODUCT([Thong_Tin_Ngay_Nghi_201801.$B$3:.$B$61]=[.$B40];[Thong_Tin_Ngay_Nghi_201801.$C$3:.$C$61])+SUMPRODUCT([Thong_Tin_Ngay_Nghi_201802.$B$3:.$B$66]=[.$B40];[Thong_Tin_Ngay_Nghi_201802.$C$3:.$C$66])+SUMPRODUCT([Thong_Tin_Ngay_Nghi_201803.$B$3:.$B$60]=[.$B40];[Thong_Tin_Ngay_Nghi_201803.$C$3:.$C$60])+SUMPRODUCT([Thong_Tin_Ngay_Nghi_201804.$B$3:.$B$57]=[.$B40];[Thong_Tin_Ngay_Nghi_201804.$C$3:.$C$57])+SUMPRODUCT([Thong_Tin_Ngay_Nghi_201805.$B$3:.$B$56]=[.$B40];[Thong_Tin_Ngay_Nghi_201805.$C$3:.$C$56])+SUMPRODUCT([Thong_Tin_Ngay_Nghi_201806.$B$3:.$B$59]=[.$B40];[Thong_Tin_Ngay_Nghi_201806.$C$3:.$C$59])+SUMPRODUCT([Thong_Tin_Ngay_Nghi_201807.$B$3:.$B$60]=[.$B40];[Thong_Tin_Ngay_Nghi_201807.$C$3:.$C$60])+SUMPRODUCT([Thong_Tin_Ngay_Nghi_201808.$B$3:.$B$61]=[.$B40];[Thong_Tin_Ngay_Nghi_201808.$C$3:.$C$61])+SUMPRODUCT([Thong_Tin_Ngay_Nghi_201809.$B$3:.$B$59]=[.$B40];[Thong_Tin_Ngay_Nghi_201809.$C$3:.$C$59])+SUMPRODUCT([Thong_Tin_Ngay_Nghi_201810.$B$3:.$B$58]=[.$B40];[Thong_Tin_Ngay_Nghi_201810.$C$3:.$C$58])+SUMPRODUCT([Thong_Tin_Ngay_Nghi_201811.$B$3:.$B$60]=[.$B40];[Thong_Tin_Ngay_Nghi_201811.$C$3:.$C$60])+ SUMPRODUCT([Thong_Tin_Ngay_Nghi_201812.$B$3:.$B$61]=[.$B40];[Thong_Tin_Ngay_Nghi_201812.$C$3:.$C$61])" office:value-type="float" office:value="3.5">
            <text:p>3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1]&lt;0;0;[.C41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3-13T11:29:00.8">
            <text:p>03/13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2">
            <text:p>2</text:p>
          </table:table-cell>
          <table:table-cell table:style-name="ce56" table:formula="of:=SUMPRODUCT([Thong_Tin_Ngay_Nghi_201801.$B$3:.$B$60]=[.$B41];[Thong_Tin_Ngay_Nghi_201801.$C$3:.$C$60]) +  SUMPRODUCT([Thong_Tin_Ngay_Nghi_201802.$B$3:.$B$65]=[.$B41];[Thong_Tin_Ngay_Nghi_201802.$C$3:.$C$65]) + SUMPRODUCT([Thong_Tin_Ngay_Nghi_201803.$B$3:.$B$59]=[.$B41];[Thong_Tin_Ngay_Nghi_201803.$C$3:.$C$59])" office:value-type="float" office:value="3.5">
            <text:p>3.5</text:p>
          </table:table-cell>
          <table:table-cell table:style-name="ce61" table:formula="of:=SUMPRODUCT([Thong_Tin_Ngay_Nghi_201801.$B$3:.$B$61]=[.$B41];[Thong_Tin_Ngay_Nghi_201801.$C$3:.$C$61])+SUMPRODUCT([Thong_Tin_Ngay_Nghi_201802.$B$3:.$B$66]=[.$B41];[Thong_Tin_Ngay_Nghi_201802.$C$3:.$C$66])+SUMPRODUCT([Thong_Tin_Ngay_Nghi_201803.$B$3:.$B$60]=[.$B41];[Thong_Tin_Ngay_Nghi_201803.$C$3:.$C$60])+SUMPRODUCT([Thong_Tin_Ngay_Nghi_201804.$B$3:.$B$57]=[.$B41];[Thong_Tin_Ngay_Nghi_201804.$C$3:.$C$57])+SUMPRODUCT([Thong_Tin_Ngay_Nghi_201805.$B$3:.$B$56]=[.$B41];[Thong_Tin_Ngay_Nghi_201805.$C$3:.$C$56])+SUMPRODUCT([Thong_Tin_Ngay_Nghi_201806.$B$3:.$B$59]=[.$B41];[Thong_Tin_Ngay_Nghi_201806.$C$3:.$C$59])+SUMPRODUCT([Thong_Tin_Ngay_Nghi_201807.$B$3:.$B$60]=[.$B41];[Thong_Tin_Ngay_Nghi_201807.$C$3:.$C$60])+SUMPRODUCT([Thong_Tin_Ngay_Nghi_201808.$B$3:.$B$61]=[.$B41];[Thong_Tin_Ngay_Nghi_201808.$C$3:.$C$61])+SUMPRODUCT([Thong_Tin_Ngay_Nghi_201809.$B$3:.$B$59]=[.$B41];[Thong_Tin_Ngay_Nghi_201809.$C$3:.$C$59])+SUMPRODUCT([Thong_Tin_Ngay_Nghi_201810.$B$3:.$B$58]=[.$B41];[Thong_Tin_Ngay_Nghi_201810.$C$3:.$C$58])+SUMPRODUCT([Thong_Tin_Ngay_Nghi_201811.$B$3:.$B$60]=[.$B41];[Thong_Tin_Ngay_Nghi_201811.$C$3:.$C$60])+ SUMPRODUCT([Thong_Tin_Ngay_Nghi_201812.$B$3:.$B$61]=[.$B41];[Thong_Tin_Ngay_Nghi_201812.$C$3:.$C$61])" office:value-type="float" office:value="3.5">
            <text:p>3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2]);DATE(YEAR([.E42]);12;31);NOW())" office:value-type="date" office:date-value="2018-03-13T11:29:00.8">
            <text:p>03/13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2">
            <text:p>2</text:p>
          </table:table-cell>
          <table:table-cell table:style-name="ce56" table:formula="of:=SUMPRODUCT([Thong_Tin_Ngay_Nghi_201801.$B$3:.$B$60]=[.$B42];[Thong_Tin_Ngay_Nghi_201801.$C$3:.$C$60]) +  SUMPRODUCT([Thong_Tin_Ngay_Nghi_201802.$B$3:.$B$65]=[.$B42];[Thong_Tin_Ngay_Nghi_201802.$C$3:.$C$65]) + SUMPRODUCT([Thong_Tin_Ngay_Nghi_201803.$B$3:.$B$59]=[.$B42];[Thong_Tin_Ngay_Nghi_201803.$C$3:.$C$59])" office:value-type="float" office:value="2.5">
            <text:p>2.5</text:p>
          </table:table-cell>
          <table:table-cell table:style-name="ce61" table:formula="of:=SUMPRODUCT([Thong_Tin_Ngay_Nghi_201801.$B$3:.$B$61]=[.$B42];[Thong_Tin_Ngay_Nghi_201801.$C$3:.$C$61])+SUMPRODUCT([Thong_Tin_Ngay_Nghi_201802.$B$3:.$B$66]=[.$B42];[Thong_Tin_Ngay_Nghi_201802.$C$3:.$C$66])+SUMPRODUCT([Thong_Tin_Ngay_Nghi_201803.$B$3:.$B$60]=[.$B42];[Thong_Tin_Ngay_Nghi_201803.$C$3:.$C$60])+SUMPRODUCT([Thong_Tin_Ngay_Nghi_201804.$B$3:.$B$57]=[.$B42];[Thong_Tin_Ngay_Nghi_201804.$C$3:.$C$57])+SUMPRODUCT([Thong_Tin_Ngay_Nghi_201805.$B$3:.$B$56]=[.$B42];[Thong_Tin_Ngay_Nghi_201805.$C$3:.$C$56])+SUMPRODUCT([Thong_Tin_Ngay_Nghi_201806.$B$3:.$B$59]=[.$B42];[Thong_Tin_Ngay_Nghi_201806.$C$3:.$C$59])+SUMPRODUCT([Thong_Tin_Ngay_Nghi_201807.$B$3:.$B$60]=[.$B42];[Thong_Tin_Ngay_Nghi_201807.$C$3:.$C$60])+SUMPRODUCT([Thong_Tin_Ngay_Nghi_201808.$B$3:.$B$61]=[.$B42];[Thong_Tin_Ngay_Nghi_201808.$C$3:.$C$61])+SUMPRODUCT([Thong_Tin_Ngay_Nghi_201809.$B$3:.$B$59]=[.$B42];[Thong_Tin_Ngay_Nghi_201809.$C$3:.$C$59])+SUMPRODUCT([Thong_Tin_Ngay_Nghi_201810.$B$3:.$B$58]=[.$B42];[Thong_Tin_Ngay_Nghi_201810.$C$3:.$C$58])+SUMPRODUCT([Thong_Tin_Ngay_Nghi_201811.$B$3:.$B$60]=[.$B42];[Thong_Tin_Ngay_Nghi_201811.$C$3:.$C$60])+ SUMPRODUCT([Thong_Tin_Ngay_Nghi_201812.$B$3:.$B$61]=[.$B42];[Thong_Tin_Ngay_Nghi_201812.$C$3:.$C$61])" office:value-type="float" office:value="2.5">
            <text:p>2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7">
            <text:p>37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3-13T11:29:00.8">
            <text:p>03/13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2">
            <text:p>2</text:p>
          </table:table-cell>
          <table:table-cell table:style-name="ce56" table:formula="of:=SUMPRODUCT([Thong_Tin_Ngay_Nghi_201801.$B$3:.$B$60]=[.$B43];[Thong_Tin_Ngay_Nghi_201801.$C$3:.$C$60]) +  SUMPRODUCT([Thong_Tin_Ngay_Nghi_201802.$B$3:.$B$65]=[.$B43];[Thong_Tin_Ngay_Nghi_201802.$C$3:.$C$65]) + SUMPRODUCT([Thong_Tin_Ngay_Nghi_201803.$B$3:.$B$59]=[.$B43];[Thong_Tin_Ngay_Nghi_201803.$C$3:.$C$59])" office:value-type="float" office:value="7.5">
            <text:p>7.5</text:p>
          </table:table-cell>
          <table:table-cell table:style-name="ce61" table:formula="of:=SUMPRODUCT([Thong_Tin_Ngay_Nghi_201801.$B$3:.$B$61]=[.$B43];[Thong_Tin_Ngay_Nghi_201801.$C$3:.$C$61])+SUMPRODUCT([Thong_Tin_Ngay_Nghi_201802.$B$3:.$B$66]=[.$B43];[Thong_Tin_Ngay_Nghi_201802.$C$3:.$C$66])+SUMPRODUCT([Thong_Tin_Ngay_Nghi_201803.$B$3:.$B$60]=[.$B43];[Thong_Tin_Ngay_Nghi_201803.$C$3:.$C$60])+SUMPRODUCT([Thong_Tin_Ngay_Nghi_201804.$B$3:.$B$57]=[.$B43];[Thong_Tin_Ngay_Nghi_201804.$C$3:.$C$57])+SUMPRODUCT([Thong_Tin_Ngay_Nghi_201805.$B$3:.$B$56]=[.$B43];[Thong_Tin_Ngay_Nghi_201805.$C$3:.$C$56])+SUMPRODUCT([Thong_Tin_Ngay_Nghi_201806.$B$3:.$B$59]=[.$B43];[Thong_Tin_Ngay_Nghi_201806.$C$3:.$C$59])+SUMPRODUCT([Thong_Tin_Ngay_Nghi_201807.$B$3:.$B$60]=[.$B43];[Thong_Tin_Ngay_Nghi_201807.$C$3:.$C$60])+SUMPRODUCT([Thong_Tin_Ngay_Nghi_201808.$B$3:.$B$61]=[.$B43];[Thong_Tin_Ngay_Nghi_201808.$C$3:.$C$61])+SUMPRODUCT([Thong_Tin_Ngay_Nghi_201809.$B$3:.$B$59]=[.$B43];[Thong_Tin_Ngay_Nghi_201809.$C$3:.$C$59])+SUMPRODUCT([Thong_Tin_Ngay_Nghi_201810.$B$3:.$B$58]=[.$B43];[Thong_Tin_Ngay_Nghi_201810.$C$3:.$C$58])+SUMPRODUCT([Thong_Tin_Ngay_Nghi_201811.$B$3:.$B$60]=[.$B43];[Thong_Tin_Ngay_Nghi_201811.$C$3:.$C$60])+ SUMPRODUCT([Thong_Tin_Ngay_Nghi_201812.$B$3:.$B$61]=[.$B43];[Thong_Tin_Ngay_Nghi_201812.$C$3:.$C$61])" office:value-type="float" office:value="7.5">
            <text:p>7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5.5">
            <text:p>-5.5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43]+[.L43] +[.K43]+[.M43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4]&lt;0;0;[.C4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3-13T11:29:01.4">
            <text:p>03/13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2">
            <text:p>2</text:p>
          </table:table-cell>
          <table:table-cell table:style-name="ce56" table:formula="of:=SUMPRODUCT([Thong_Tin_Ngay_Nghi_201801.$B$3:.$B$60]=[.$B44];[Thong_Tin_Ngay_Nghi_201801.$C$3:.$C$60]) +  SUMPRODUCT([Thong_Tin_Ngay_Nghi_201802.$B$3:.$B$65]=[.$B44];[Thong_Tin_Ngay_Nghi_201802.$C$3:.$C$65]) + SUMPRODUCT([Thong_Tin_Ngay_Nghi_201803.$B$3:.$B$59]=[.$B44];[Thong_Tin_Ngay_Nghi_201803.$C$3:.$C$59])" office:value-type="float" office:value="2.5">
            <text:p>2.5</text:p>
          </table:table-cell>
          <table:table-cell table:style-name="ce61" table:formula="of:=SUMPRODUCT([Thong_Tin_Ngay_Nghi_201801.$B$3:.$B$61]=[.$B44];[Thong_Tin_Ngay_Nghi_201801.$C$3:.$C$61])+SUMPRODUCT([Thong_Tin_Ngay_Nghi_201802.$B$3:.$B$66]=[.$B44];[Thong_Tin_Ngay_Nghi_201802.$C$3:.$C$66])+SUMPRODUCT([Thong_Tin_Ngay_Nghi_201803.$B$3:.$B$60]=[.$B44];[Thong_Tin_Ngay_Nghi_201803.$C$3:.$C$60])+SUMPRODUCT([Thong_Tin_Ngay_Nghi_201804.$B$3:.$B$57]=[.$B44];[Thong_Tin_Ngay_Nghi_201804.$C$3:.$C$57])+SUMPRODUCT([Thong_Tin_Ngay_Nghi_201805.$B$3:.$B$56]=[.$B44];[Thong_Tin_Ngay_Nghi_201805.$C$3:.$C$56])+SUMPRODUCT([Thong_Tin_Ngay_Nghi_201806.$B$3:.$B$59]=[.$B44];[Thong_Tin_Ngay_Nghi_201806.$C$3:.$C$59])+SUMPRODUCT([Thong_Tin_Ngay_Nghi_201807.$B$3:.$B$60]=[.$B44];[Thong_Tin_Ngay_Nghi_201807.$C$3:.$C$60])+SUMPRODUCT([Thong_Tin_Ngay_Nghi_201808.$B$3:.$B$61]=[.$B44];[Thong_Tin_Ngay_Nghi_201808.$C$3:.$C$61])+SUMPRODUCT([Thong_Tin_Ngay_Nghi_201809.$B$3:.$B$59]=[.$B44];[Thong_Tin_Ngay_Nghi_201809.$C$3:.$C$59])+SUMPRODUCT([Thong_Tin_Ngay_Nghi_201810.$B$3:.$B$58]=[.$B44];[Thong_Tin_Ngay_Nghi_201810.$C$3:.$C$58])+SUMPRODUCT([Thong_Tin_Ngay_Nghi_201811.$B$3:.$B$60]=[.$B44];[Thong_Tin_Ngay_Nghi_201811.$C$3:.$C$60])+ SUMPRODUCT([Thong_Tin_Ngay_Nghi_201812.$B$3:.$B$61]=[.$B44];[Thong_Tin_Ngay_Nghi_201812.$C$3:.$C$61])" office:value-type="float" office:value="2.5">
            <text:p>2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9">
            <text:p>39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3-13T11:29:01.4">
            <text:p>03/13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2">
            <text:p>2</text:p>
          </table:table-cell>
          <table:table-cell table:style-name="ce56" table:formula="of:=SUMPRODUCT([Thong_Tin_Ngay_Nghi_201801.$B$3:.$B$60]=[.$B45];[Thong_Tin_Ngay_Nghi_201801.$C$3:.$C$60]) +  SUMPRODUCT([Thong_Tin_Ngay_Nghi_201802.$B$3:.$B$65]=[.$B45];[Thong_Tin_Ngay_Nghi_201802.$C$3:.$C$65]) + SUMPRODUCT([Thong_Tin_Ngay_Nghi_201803.$B$3:.$B$59]=[.$B45];[Thong_Tin_Ngay_Nghi_201803.$C$3:.$C$59])" office:value-type="float" office:value="0">
            <text:p>0</text:p>
          </table:table-cell>
          <table:table-cell table:style-name="ce61" table:formula="of:=SUMPRODUCT([Thong_Tin_Ngay_Nghi_201801.$B$3:.$B$61]=[.$B45];[Thong_Tin_Ngay_Nghi_201801.$C$3:.$C$61])+SUMPRODUCT([Thong_Tin_Ngay_Nghi_201802.$B$3:.$B$66]=[.$B45];[Thong_Tin_Ngay_Nghi_201802.$C$3:.$C$66])+SUMPRODUCT([Thong_Tin_Ngay_Nghi_201803.$B$3:.$B$60]=[.$B45];[Thong_Tin_Ngay_Nghi_201803.$C$3:.$C$60])+SUMPRODUCT([Thong_Tin_Ngay_Nghi_201804.$B$3:.$B$57]=[.$B45];[Thong_Tin_Ngay_Nghi_201804.$C$3:.$C$57])+SUMPRODUCT([Thong_Tin_Ngay_Nghi_201805.$B$3:.$B$56]=[.$B45];[Thong_Tin_Ngay_Nghi_201805.$C$3:.$C$56])+SUMPRODUCT([Thong_Tin_Ngay_Nghi_201806.$B$3:.$B$59]=[.$B45];[Thong_Tin_Ngay_Nghi_201806.$C$3:.$C$59])+SUMPRODUCT([Thong_Tin_Ngay_Nghi_201807.$B$3:.$B$60]=[.$B45];[Thong_Tin_Ngay_Nghi_201807.$C$3:.$C$60])+SUMPRODUCT([Thong_Tin_Ngay_Nghi_201808.$B$3:.$B$61]=[.$B45];[Thong_Tin_Ngay_Nghi_201808.$C$3:.$C$61])+SUMPRODUCT([Thong_Tin_Ngay_Nghi_201809.$B$3:.$B$59]=[.$B45];[Thong_Tin_Ngay_Nghi_201809.$C$3:.$C$59])+SUMPRODUCT([Thong_Tin_Ngay_Nghi_201810.$B$3:.$B$58]=[.$B45];[Thong_Tin_Ngay_Nghi_201810.$C$3:.$C$58])+SUMPRODUCT([Thong_Tin_Ngay_Nghi_201811.$B$3:.$B$60]=[.$B45];[Thong_Tin_Ngay_Nghi_201811.$C$3:.$C$60])+ SUMPRODUCT([Thong_Tin_Ngay_Nghi_201812.$B$3:.$B$61]=[.$B45];[Thong_Tin_Ngay_Nghi_201812.$C$3:.$C$61])" office:value-type="float" office:value="0">
            <text:p>0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6]&lt;0;0;[.C46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03-13T11:29:01.4">
            <text:p>03/13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2">
            <text:p>2</text:p>
          </table:table-cell>
          <table:table-cell table:style-name="ce56" table:formula="of:=SUMPRODUCT([Thong_Tin_Ngay_Nghi_201801.$B$3:.$B$60]=[.$B46];[Thong_Tin_Ngay_Nghi_201801.$C$3:.$C$60]) +  SUMPRODUCT([Thong_Tin_Ngay_Nghi_201802.$B$3:.$B$65]=[.$B46];[Thong_Tin_Ngay_Nghi_201802.$C$3:.$C$65]) + SUMPRODUCT([Thong_Tin_Ngay_Nghi_201803.$B$3:.$B$59]=[.$B46];[Thong_Tin_Ngay_Nghi_201803.$C$3:.$C$59])" office:value-type="float" office:value="4">
            <text:p>4</text:p>
          </table:table-cell>
          <table:table-cell table:style-name="ce61" table:formula="of:=SUMPRODUCT([Thong_Tin_Ngay_Nghi_201801.$B$3:.$B$61]=[.$B46];[Thong_Tin_Ngay_Nghi_201801.$C$3:.$C$61])+SUMPRODUCT([Thong_Tin_Ngay_Nghi_201802.$B$3:.$B$66]=[.$B46];[Thong_Tin_Ngay_Nghi_201802.$C$3:.$C$66])+SUMPRODUCT([Thong_Tin_Ngay_Nghi_201803.$B$3:.$B$60]=[.$B46];[Thong_Tin_Ngay_Nghi_201803.$C$3:.$C$60])+SUMPRODUCT([Thong_Tin_Ngay_Nghi_201804.$B$3:.$B$57]=[.$B46];[Thong_Tin_Ngay_Nghi_201804.$C$3:.$C$57])+SUMPRODUCT([Thong_Tin_Ngay_Nghi_201805.$B$3:.$B$56]=[.$B46];[Thong_Tin_Ngay_Nghi_201805.$C$3:.$C$56])+SUMPRODUCT([Thong_Tin_Ngay_Nghi_201806.$B$3:.$B$59]=[.$B46];[Thong_Tin_Ngay_Nghi_201806.$C$3:.$C$59])+SUMPRODUCT([Thong_Tin_Ngay_Nghi_201807.$B$3:.$B$60]=[.$B46];[Thong_Tin_Ngay_Nghi_201807.$C$3:.$C$60])+SUMPRODUCT([Thong_Tin_Ngay_Nghi_201808.$B$3:.$B$61]=[.$B46];[Thong_Tin_Ngay_Nghi_201808.$C$3:.$C$61])+SUMPRODUCT([Thong_Tin_Ngay_Nghi_201809.$B$3:.$B$59]=[.$B46];[Thong_Tin_Ngay_Nghi_201809.$C$3:.$C$59])+SUMPRODUCT([Thong_Tin_Ngay_Nghi_201810.$B$3:.$B$58]=[.$B46];[Thong_Tin_Ngay_Nghi_201810.$C$3:.$C$58])+SUMPRODUCT([Thong_Tin_Ngay_Nghi_201811.$B$3:.$B$60]=[.$B46];[Thong_Tin_Ngay_Nghi_201811.$C$3:.$C$60])+ SUMPRODUCT([Thong_Tin_Ngay_Nghi_201812.$B$3:.$B$61]=[.$B46];[Thong_Tin_Ngay_Nghi_201812.$C$3:.$C$61])" office:value-type="float" office:value="4">
            <text:p>4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7]);DATE(YEAR([.E47]);12;31);NOW())" office:value-type="date" office:date-value="2018-03-13T11:29:01.4">
            <text:p>03/13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1">
            <text:p>1</text:p>
          </table:table-cell>
          <table:table-cell table:style-name="ce56" table:formula="of:=SUMPRODUCT([Thong_Tin_Ngay_Nghi_201801.$B$3:.$B$60]=[.$B47];[Thong_Tin_Ngay_Nghi_201801.$C$3:.$C$60]) +  SUMPRODUCT([Thong_Tin_Ngay_Nghi_201802.$B$3:.$B$65]=[.$B47];[Thong_Tin_Ngay_Nghi_201802.$C$3:.$C$65]) + SUMPRODUCT([Thong_Tin_Ngay_Nghi_201803.$B$3:.$B$59]=[.$B47];[Thong_Tin_Ngay_Nghi_201803.$C$3:.$C$59])" office:value-type="float" office:value="6">
            <text:p>6</text:p>
          </table:table-cell>
          <table:table-cell table:style-name="ce61" table:formula="of:=SUMPRODUCT([Thong_Tin_Ngay_Nghi_201801.$B$3:.$B$61]=[.$B47];[Thong_Tin_Ngay_Nghi_201801.$C$3:.$C$61])+SUMPRODUCT([Thong_Tin_Ngay_Nghi_201802.$B$3:.$B$66]=[.$B47];[Thong_Tin_Ngay_Nghi_201802.$C$3:.$C$66])+SUMPRODUCT([Thong_Tin_Ngay_Nghi_201803.$B$3:.$B$60]=[.$B47];[Thong_Tin_Ngay_Nghi_201803.$C$3:.$C$60])+SUMPRODUCT([Thong_Tin_Ngay_Nghi_201804.$B$3:.$B$57]=[.$B47];[Thong_Tin_Ngay_Nghi_201804.$C$3:.$C$57])+SUMPRODUCT([Thong_Tin_Ngay_Nghi_201805.$B$3:.$B$56]=[.$B47];[Thong_Tin_Ngay_Nghi_201805.$C$3:.$C$56])+SUMPRODUCT([Thong_Tin_Ngay_Nghi_201806.$B$3:.$B$59]=[.$B47];[Thong_Tin_Ngay_Nghi_201806.$C$3:.$C$59])+SUMPRODUCT([Thong_Tin_Ngay_Nghi_201807.$B$3:.$B$60]=[.$B47];[Thong_Tin_Ngay_Nghi_201807.$C$3:.$C$60])+SUMPRODUCT([Thong_Tin_Ngay_Nghi_201808.$B$3:.$B$61]=[.$B47];[Thong_Tin_Ngay_Nghi_201808.$C$3:.$C$61])+SUMPRODUCT([Thong_Tin_Ngay_Nghi_201809.$B$3:.$B$59]=[.$B47];[Thong_Tin_Ngay_Nghi_201809.$C$3:.$C$59])+SUMPRODUCT([Thong_Tin_Ngay_Nghi_201810.$B$3:.$B$58]=[.$B47];[Thong_Tin_Ngay_Nghi_201810.$C$3:.$C$58])+SUMPRODUCT([Thong_Tin_Ngay_Nghi_201811.$B$3:.$B$60]=[.$B47];[Thong_Tin_Ngay_Nghi_201811.$C$3:.$C$60])+ SUMPRODUCT([Thong_Tin_Ngay_Nghi_201812.$B$3:.$B$61]=[.$B47];[Thong_Tin_Ngay_Nghi_201812.$C$3:.$C$61])" office:value-type="float" office:value="19">
            <text:p>19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42">
            <text:p>42</text:p>
          </table:table-cell>
          <table:table-cell table:style-name="ce44" office:value-type="string">
            <text:p>QuangVD</text:p>
          </table:table-cell>
          <table:table-cell table:style-name="ce48" office:value-type="float" office:value="2">
            <text:p>2</text:p>
          </table:table-cell>
          <table:table-cell table:style-name="ce48" table:formula="of:=IF([.C48]&lt;0;0;[.C48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8]);DATE(YEAR([.E48]);12;31);NOW())" office:value-type="date" office:date-value="2018-03-13T11:29:01.42">
            <text:p>03/13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2">
            <text:p>2</text:p>
          </table:table-cell>
          <table:table-cell table:style-name="ce56" table:formula="of:=SUMPRODUCT([Thong_Tin_Ngay_Nghi_201801.$B$3:.$B$60]=[.$B48];[Thong_Tin_Ngay_Nghi_201801.$C$3:.$C$60]) +  SUMPRODUCT([Thong_Tin_Ngay_Nghi_201802.$B$3:.$B$65]=[.$B48];[Thong_Tin_Ngay_Nghi_201802.$C$3:.$C$65]) + SUMPRODUCT([Thong_Tin_Ngay_Nghi_201803.$B$3:.$B$59]=[.$B48];[Thong_Tin_Ngay_Nghi_201803.$C$3:.$C$59])" office:value-type="float" office:value="7">
            <text:p>7</text:p>
          </table:table-cell>
          <table:table-cell table:style-name="ce61" table:formula="of:=SUMPRODUCT([Thong_Tin_Ngay_Nghi_201801.$B$3:.$B$61]=[.$B48];[Thong_Tin_Ngay_Nghi_201801.$C$3:.$C$61])+SUMPRODUCT([Thong_Tin_Ngay_Nghi_201802.$B$3:.$B$66]=[.$B48];[Thong_Tin_Ngay_Nghi_201802.$C$3:.$C$66])+SUMPRODUCT([Thong_Tin_Ngay_Nghi_201803.$B$3:.$B$60]=[.$B48];[Thong_Tin_Ngay_Nghi_201803.$C$3:.$C$60])+SUMPRODUCT([Thong_Tin_Ngay_Nghi_201804.$B$3:.$B$57]=[.$B48];[Thong_Tin_Ngay_Nghi_201804.$C$3:.$C$57])+SUMPRODUCT([Thong_Tin_Ngay_Nghi_201805.$B$3:.$B$56]=[.$B48];[Thong_Tin_Ngay_Nghi_201805.$C$3:.$C$56])+SUMPRODUCT([Thong_Tin_Ngay_Nghi_201806.$B$3:.$B$59]=[.$B48];[Thong_Tin_Ngay_Nghi_201806.$C$3:.$C$59])+SUMPRODUCT([Thong_Tin_Ngay_Nghi_201807.$B$3:.$B$60]=[.$B48];[Thong_Tin_Ngay_Nghi_201807.$C$3:.$C$60])+SUMPRODUCT([Thong_Tin_Ngay_Nghi_201808.$B$3:.$B$61]=[.$B48];[Thong_Tin_Ngay_Nghi_201808.$C$3:.$C$61])+SUMPRODUCT([Thong_Tin_Ngay_Nghi_201809.$B$3:.$B$59]=[.$B48];[Thong_Tin_Ngay_Nghi_201809.$C$3:.$C$59])+SUMPRODUCT([Thong_Tin_Ngay_Nghi_201810.$B$3:.$B$58]=[.$B48];[Thong_Tin_Ngay_Nghi_201810.$C$3:.$C$58])+SUMPRODUCT([Thong_Tin_Ngay_Nghi_201811.$B$3:.$B$60]=[.$B48];[Thong_Tin_Ngay_Nghi_201811.$C$3:.$C$60])+ SUMPRODUCT([Thong_Tin_Ngay_Nghi_201812.$B$3:.$B$61]=[.$B48];[Thong_Tin_Ngay_Nghi_201812.$C$3:.$C$61])" office:value-type="float" office:value="7">
            <text:p>7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-3">
            <text:p>-3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48]+[.L48] +[.K48]+[.M48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1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3">
            <text:p>43</text:p>
          </table:table-cell>
          <table:table-cell table:style-name="ce44" office:value-type="string">
            <text:p>Quynh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9]);DATE(YEAR([.E49]);12;31);NOW())" office:value-type="date" office:date-value="2018-03-13T11:29:01.42">
            <text:p>03/13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1">
            <text:p>1</text:p>
          </table:table-cell>
          <table:table-cell table:style-name="ce56" table:formula="of:=SUMPRODUCT([Thong_Tin_Ngay_Nghi_201801.$B$3:.$B$60]=[.$B49];[Thong_Tin_Ngay_Nghi_201801.$C$3:.$C$60]) +  SUMPRODUCT([Thong_Tin_Ngay_Nghi_201802.$B$3:.$B$65]=[.$B49];[Thong_Tin_Ngay_Nghi_201802.$C$3:.$C$65]) + SUMPRODUCT([Thong_Tin_Ngay_Nghi_201803.$B$3:.$B$59]=[.$B49];[Thong_Tin_Ngay_Nghi_201803.$C$3:.$C$59])" office:value-type="float" office:value="0">
            <text:p>0</text:p>
          </table:table-cell>
          <table:table-cell table:style-name="ce61" table:formula="of:=SUMPRODUCT([Thong_Tin_Ngay_Nghi_201801.$B$3:.$B$61]=[.$B49];[Thong_Tin_Ngay_Nghi_201801.$C$3:.$C$61])+SUMPRODUCT([Thong_Tin_Ngay_Nghi_201802.$B$3:.$B$66]=[.$B49];[Thong_Tin_Ngay_Nghi_201802.$C$3:.$C$66])+SUMPRODUCT([Thong_Tin_Ngay_Nghi_201803.$B$3:.$B$60]=[.$B49];[Thong_Tin_Ngay_Nghi_201803.$C$3:.$C$60])+SUMPRODUCT([Thong_Tin_Ngay_Nghi_201804.$B$3:.$B$57]=[.$B49];[Thong_Tin_Ngay_Nghi_201804.$C$3:.$C$57])+SUMPRODUCT([Thong_Tin_Ngay_Nghi_201805.$B$3:.$B$56]=[.$B49];[Thong_Tin_Ngay_Nghi_201805.$C$3:.$C$56])+SUMPRODUCT([Thong_Tin_Ngay_Nghi_201806.$B$3:.$B$59]=[.$B49];[Thong_Tin_Ngay_Nghi_201806.$C$3:.$C$59])+SUMPRODUCT([Thong_Tin_Ngay_Nghi_201807.$B$3:.$B$60]=[.$B49];[Thong_Tin_Ngay_Nghi_201807.$C$3:.$C$60])+SUMPRODUCT([Thong_Tin_Ngay_Nghi_201808.$B$3:.$B$61]=[.$B49];[Thong_Tin_Ngay_Nghi_201808.$C$3:.$C$61])+SUMPRODUCT([Thong_Tin_Ngay_Nghi_201809.$B$3:.$B$59]=[.$B49];[Thong_Tin_Ngay_Nghi_201809.$C$3:.$C$59])+SUMPRODUCT([Thong_Tin_Ngay_Nghi_201810.$B$3:.$B$58]=[.$B49];[Thong_Tin_Ngay_Nghi_201810.$C$3:.$C$58])+SUMPRODUCT([Thong_Tin_Ngay_Nghi_201811.$B$3:.$B$60]=[.$B49];[Thong_Tin_Ngay_Nghi_201811.$C$3:.$C$60])+ SUMPRODUCT([Thong_Tin_Ngay_Nghi_201812.$B$3:.$B$61]=[.$B49];[Thong_Tin_Ngay_Nghi_201812.$C$3:.$C$61])" office:value-type="float" office:value="0">
            <text:p>0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1">
            <text:p>1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50]);DATE(YEAR([.E50]);12;31);NOW())" office:value-type="date" office:date-value="2018-03-13T11:29:01.44">
            <text:p>03/13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1">
            <text:p>1</text:p>
          </table:table-cell>
          <table:table-cell table:style-name="ce56" table:formula="of:=SUMPRODUCT([Thong_Tin_Ngay_Nghi_201801.$B$3:.$B$60]=[.$B50];[Thong_Tin_Ngay_Nghi_201801.$C$3:.$C$60]) +  SUMPRODUCT([Thong_Tin_Ngay_Nghi_201802.$B$3:.$B$65]=[.$B50];[Thong_Tin_Ngay_Nghi_201802.$C$3:.$C$65]) + SUMPRODUCT([Thong_Tin_Ngay_Nghi_201803.$B$3:.$B$59]=[.$B50];[Thong_Tin_Ngay_Nghi_201803.$C$3:.$C$59])" office:value-type="float" office:value="0.5">
            <text:p>0.5</text:p>
          </table:table-cell>
          <table:table-cell table:style-name="ce61" table:formula="of:=SUMPRODUCT([Thong_Tin_Ngay_Nghi_201801.$B$3:.$B$61]=[.$B50];[Thong_Tin_Ngay_Nghi_201801.$C$3:.$C$61])+SUMPRODUCT([Thong_Tin_Ngay_Nghi_201802.$B$3:.$B$66]=[.$B50];[Thong_Tin_Ngay_Nghi_201802.$C$3:.$C$66])+SUMPRODUCT([Thong_Tin_Ngay_Nghi_201803.$B$3:.$B$60]=[.$B50];[Thong_Tin_Ngay_Nghi_201803.$C$3:.$C$60])+SUMPRODUCT([Thong_Tin_Ngay_Nghi_201804.$B$3:.$B$57]=[.$B50];[Thong_Tin_Ngay_Nghi_201804.$C$3:.$C$57])+SUMPRODUCT([Thong_Tin_Ngay_Nghi_201805.$B$3:.$B$56]=[.$B50];[Thong_Tin_Ngay_Nghi_201805.$C$3:.$C$56])+SUMPRODUCT([Thong_Tin_Ngay_Nghi_201806.$B$3:.$B$59]=[.$B50];[Thong_Tin_Ngay_Nghi_201806.$C$3:.$C$59])+SUMPRODUCT([Thong_Tin_Ngay_Nghi_201807.$B$3:.$B$60]=[.$B50];[Thong_Tin_Ngay_Nghi_201807.$C$3:.$C$60])+SUMPRODUCT([Thong_Tin_Ngay_Nghi_201808.$B$3:.$B$61]=[.$B50];[Thong_Tin_Ngay_Nghi_201808.$C$3:.$C$61])+SUMPRODUCT([Thong_Tin_Ngay_Nghi_201809.$B$3:.$B$59]=[.$B50];[Thong_Tin_Ngay_Nghi_201809.$C$3:.$C$59])+SUMPRODUCT([Thong_Tin_Ngay_Nghi_201810.$B$3:.$B$58]=[.$B50];[Thong_Tin_Ngay_Nghi_201810.$C$3:.$C$58])+SUMPRODUCT([Thong_Tin_Ngay_Nghi_201811.$B$3:.$B$60]=[.$B50];[Thong_Tin_Ngay_Nghi_201811.$C$3:.$C$60])+ SUMPRODUCT([Thong_Tin_Ngay_Nghi_201812.$B$3:.$B$61]=[.$B50];[Thong_Tin_Ngay_Nghi_201812.$C$3:.$C$61])" office:value-type="float" office:value="0.5">
            <text:p>0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0.5">
            <text:p>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1]&lt;0;0;[.C5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3-13T11:29:01.44">
            <text:p>03/13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2">
            <text:p>2</text:p>
          </table:table-cell>
          <table:table-cell table:style-name="ce56" table:formula="of:=SUMPRODUCT([Thong_Tin_Ngay_Nghi_201801.$B$3:.$B$60]=[.$B51];[Thong_Tin_Ngay_Nghi_201801.$C$3:.$C$60]) +  SUMPRODUCT([Thong_Tin_Ngay_Nghi_201802.$B$3:.$B$65]=[.$B51];[Thong_Tin_Ngay_Nghi_201802.$C$3:.$C$65]) + SUMPRODUCT([Thong_Tin_Ngay_Nghi_201803.$B$3:.$B$59]=[.$B51];[Thong_Tin_Ngay_Nghi_201803.$C$3:.$C$59])" office:value-type="float" office:value="2">
            <text:p>2</text:p>
          </table:table-cell>
          <table:table-cell table:style-name="ce61" table:formula="of:=SUMPRODUCT([Thong_Tin_Ngay_Nghi_201801.$B$3:.$B$61]=[.$B51];[Thong_Tin_Ngay_Nghi_201801.$C$3:.$C$61])+SUMPRODUCT([Thong_Tin_Ngay_Nghi_201802.$B$3:.$B$66]=[.$B51];[Thong_Tin_Ngay_Nghi_201802.$C$3:.$C$66])+SUMPRODUCT([Thong_Tin_Ngay_Nghi_201803.$B$3:.$B$60]=[.$B51];[Thong_Tin_Ngay_Nghi_201803.$C$3:.$C$60])+SUMPRODUCT([Thong_Tin_Ngay_Nghi_201804.$B$3:.$B$57]=[.$B51];[Thong_Tin_Ngay_Nghi_201804.$C$3:.$C$57])+SUMPRODUCT([Thong_Tin_Ngay_Nghi_201805.$B$3:.$B$56]=[.$B51];[Thong_Tin_Ngay_Nghi_201805.$C$3:.$C$56])+SUMPRODUCT([Thong_Tin_Ngay_Nghi_201806.$B$3:.$B$59]=[.$B51];[Thong_Tin_Ngay_Nghi_201806.$C$3:.$C$59])+SUMPRODUCT([Thong_Tin_Ngay_Nghi_201807.$B$3:.$B$60]=[.$B51];[Thong_Tin_Ngay_Nghi_201807.$C$3:.$C$60])+SUMPRODUCT([Thong_Tin_Ngay_Nghi_201808.$B$3:.$B$61]=[.$B51];[Thong_Tin_Ngay_Nghi_201808.$C$3:.$C$61])+SUMPRODUCT([Thong_Tin_Ngay_Nghi_201809.$B$3:.$B$59]=[.$B51];[Thong_Tin_Ngay_Nghi_201809.$C$3:.$C$59])+SUMPRODUCT([Thong_Tin_Ngay_Nghi_201810.$B$3:.$B$58]=[.$B51];[Thong_Tin_Ngay_Nghi_201810.$C$3:.$C$58])+SUMPRODUCT([Thong_Tin_Ngay_Nghi_201811.$B$3:.$B$60]=[.$B51];[Thong_Tin_Ngay_Nghi_201811.$C$3:.$C$60])+ SUMPRODUCT([Thong_Tin_Ngay_Nghi_201812.$B$3:.$B$61]=[.$B51];[Thong_Tin_Ngay_Nghi_201812.$C$3:.$C$61])" office:value-type="float" office:value="2">
            <text:p>2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2]&lt;0;0;[.C5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3-13T11:29:01.44">
            <text:p>03/13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2">
            <text:p>2</text:p>
          </table:table-cell>
          <table:table-cell table:style-name="ce56" table:formula="of:=SUMPRODUCT([Thong_Tin_Ngay_Nghi_201801.$B$3:.$B$60]=[.$B52];[Thong_Tin_Ngay_Nghi_201801.$C$3:.$C$60]) +  SUMPRODUCT([Thong_Tin_Ngay_Nghi_201802.$B$3:.$B$65]=[.$B52];[Thong_Tin_Ngay_Nghi_201802.$C$3:.$C$65]) + SUMPRODUCT([Thong_Tin_Ngay_Nghi_201803.$B$3:.$B$59]=[.$B52];[Thong_Tin_Ngay_Nghi_201803.$C$3:.$C$59])" office:value-type="float" office:value="3">
            <text:p>3</text:p>
          </table:table-cell>
          <table:table-cell table:style-name="ce61" table:formula="of:=SUMPRODUCT([Thong_Tin_Ngay_Nghi_201801.$B$3:.$B$61]=[.$B52];[Thong_Tin_Ngay_Nghi_201801.$C$3:.$C$61])+SUMPRODUCT([Thong_Tin_Ngay_Nghi_201802.$B$3:.$B$66]=[.$B52];[Thong_Tin_Ngay_Nghi_201802.$C$3:.$C$66])+SUMPRODUCT([Thong_Tin_Ngay_Nghi_201803.$B$3:.$B$60]=[.$B52];[Thong_Tin_Ngay_Nghi_201803.$C$3:.$C$60])+SUMPRODUCT([Thong_Tin_Ngay_Nghi_201804.$B$3:.$B$57]=[.$B52];[Thong_Tin_Ngay_Nghi_201804.$C$3:.$C$57])+SUMPRODUCT([Thong_Tin_Ngay_Nghi_201805.$B$3:.$B$56]=[.$B52];[Thong_Tin_Ngay_Nghi_201805.$C$3:.$C$56])+SUMPRODUCT([Thong_Tin_Ngay_Nghi_201806.$B$3:.$B$59]=[.$B52];[Thong_Tin_Ngay_Nghi_201806.$C$3:.$C$59])+SUMPRODUCT([Thong_Tin_Ngay_Nghi_201807.$B$3:.$B$60]=[.$B52];[Thong_Tin_Ngay_Nghi_201807.$C$3:.$C$60])+SUMPRODUCT([Thong_Tin_Ngay_Nghi_201808.$B$3:.$B$61]=[.$B52];[Thong_Tin_Ngay_Nghi_201808.$C$3:.$C$61])+SUMPRODUCT([Thong_Tin_Ngay_Nghi_201809.$B$3:.$B$59]=[.$B52];[Thong_Tin_Ngay_Nghi_201809.$C$3:.$C$59])+SUMPRODUCT([Thong_Tin_Ngay_Nghi_201810.$B$3:.$B$58]=[.$B52];[Thong_Tin_Ngay_Nghi_201810.$C$3:.$C$58])+SUMPRODUCT([Thong_Tin_Ngay_Nghi_201811.$B$3:.$B$60]=[.$B52];[Thong_Tin_Ngay_Nghi_201811.$C$3:.$C$60])+ SUMPRODUCT([Thong_Tin_Ngay_Nghi_201812.$B$3:.$B$61]=[.$B52];[Thong_Tin_Ngay_Nghi_201812.$C$3:.$C$61])" office:value-type="float" office:value="3">
            <text:p>3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3]&lt;0;0;[.C5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3-13T11:29:01.84">
            <text:p>03/13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2">
            <text:p>2</text:p>
          </table:table-cell>
          <table:table-cell table:style-name="ce56" table:formula="of:=SUMPRODUCT([Thong_Tin_Ngay_Nghi_201801.$B$3:.$B$60]=[.$B53];[Thong_Tin_Ngay_Nghi_201801.$C$3:.$C$60]) +  SUMPRODUCT([Thong_Tin_Ngay_Nghi_201802.$B$3:.$B$65]=[.$B53];[Thong_Tin_Ngay_Nghi_201802.$C$3:.$C$65]) + SUMPRODUCT([Thong_Tin_Ngay_Nghi_201803.$B$3:.$B$59]=[.$B53];[Thong_Tin_Ngay_Nghi_201803.$C$3:.$C$59])" office:value-type="float" office:value="1">
            <text:p>1</text:p>
          </table:table-cell>
          <table:table-cell table:style-name="ce61" table:formula="of:=SUMPRODUCT([Thong_Tin_Ngay_Nghi_201801.$B$3:.$B$61]=[.$B53];[Thong_Tin_Ngay_Nghi_201801.$C$3:.$C$61])+SUMPRODUCT([Thong_Tin_Ngay_Nghi_201802.$B$3:.$B$66]=[.$B53];[Thong_Tin_Ngay_Nghi_201802.$C$3:.$C$66])+SUMPRODUCT([Thong_Tin_Ngay_Nghi_201803.$B$3:.$B$60]=[.$B53];[Thong_Tin_Ngay_Nghi_201803.$C$3:.$C$60])+SUMPRODUCT([Thong_Tin_Ngay_Nghi_201804.$B$3:.$B$57]=[.$B53];[Thong_Tin_Ngay_Nghi_201804.$C$3:.$C$57])+SUMPRODUCT([Thong_Tin_Ngay_Nghi_201805.$B$3:.$B$56]=[.$B53];[Thong_Tin_Ngay_Nghi_201805.$C$3:.$C$56])+SUMPRODUCT([Thong_Tin_Ngay_Nghi_201806.$B$3:.$B$59]=[.$B53];[Thong_Tin_Ngay_Nghi_201806.$C$3:.$C$59])+SUMPRODUCT([Thong_Tin_Ngay_Nghi_201807.$B$3:.$B$60]=[.$B53];[Thong_Tin_Ngay_Nghi_201807.$C$3:.$C$60])+SUMPRODUCT([Thong_Tin_Ngay_Nghi_201808.$B$3:.$B$61]=[.$B53];[Thong_Tin_Ngay_Nghi_201808.$C$3:.$C$61])+SUMPRODUCT([Thong_Tin_Ngay_Nghi_201809.$B$3:.$B$59]=[.$B53];[Thong_Tin_Ngay_Nghi_201809.$C$3:.$C$59])+SUMPRODUCT([Thong_Tin_Ngay_Nghi_201810.$B$3:.$B$58]=[.$B53];[Thong_Tin_Ngay_Nghi_201810.$C$3:.$C$58])+SUMPRODUCT([Thong_Tin_Ngay_Nghi_201811.$B$3:.$B$60]=[.$B53];[Thong_Tin_Ngay_Nghi_201811.$C$3:.$C$60])+ SUMPRODUCT([Thong_Tin_Ngay_Nghi_201812.$B$3:.$B$61]=[.$B53];[Thong_Tin_Ngay_Nghi_201812.$C$3:.$C$61])" office:value-type="float" office:value="1">
            <text:p>1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3-13T11:29:01.84">
            <text:p>03/13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2">
            <text:p>2</text:p>
          </table:table-cell>
          <table:table-cell table:style-name="ce56" table:formula="of:=SUMPRODUCT([Thong_Tin_Ngay_Nghi_201801.$B$3:.$B$60]=[.$B54];[Thong_Tin_Ngay_Nghi_201801.$C$3:.$C$60]) +  SUMPRODUCT([Thong_Tin_Ngay_Nghi_201802.$B$3:.$B$65]=[.$B54];[Thong_Tin_Ngay_Nghi_201802.$C$3:.$C$65]) + SUMPRODUCT([Thong_Tin_Ngay_Nghi_201803.$B$3:.$B$59]=[.$B54];[Thong_Tin_Ngay_Nghi_201803.$C$3:.$C$59])" office:value-type="float" office:value="0">
            <text:p>0</text:p>
          </table:table-cell>
          <table:table-cell table:style-name="ce61" table:formula="of:=SUMPRODUCT([Thong_Tin_Ngay_Nghi_201801.$B$3:.$B$61]=[.$B54];[Thong_Tin_Ngay_Nghi_201801.$C$3:.$C$61])+SUMPRODUCT([Thong_Tin_Ngay_Nghi_201802.$B$3:.$B$66]=[.$B54];[Thong_Tin_Ngay_Nghi_201802.$C$3:.$C$66])+SUMPRODUCT([Thong_Tin_Ngay_Nghi_201803.$B$3:.$B$60]=[.$B54];[Thong_Tin_Ngay_Nghi_201803.$C$3:.$C$60])+SUMPRODUCT([Thong_Tin_Ngay_Nghi_201804.$B$3:.$B$57]=[.$B54];[Thong_Tin_Ngay_Nghi_201804.$C$3:.$C$57])+SUMPRODUCT([Thong_Tin_Ngay_Nghi_201805.$B$3:.$B$56]=[.$B54];[Thong_Tin_Ngay_Nghi_201805.$C$3:.$C$56])+SUMPRODUCT([Thong_Tin_Ngay_Nghi_201806.$B$3:.$B$59]=[.$B54];[Thong_Tin_Ngay_Nghi_201806.$C$3:.$C$59])+SUMPRODUCT([Thong_Tin_Ngay_Nghi_201807.$B$3:.$B$60]=[.$B54];[Thong_Tin_Ngay_Nghi_201807.$C$3:.$C$60])+SUMPRODUCT([Thong_Tin_Ngay_Nghi_201808.$B$3:.$B$61]=[.$B54];[Thong_Tin_Ngay_Nghi_201808.$C$3:.$C$61])+SUMPRODUCT([Thong_Tin_Ngay_Nghi_201809.$B$3:.$B$59]=[.$B54];[Thong_Tin_Ngay_Nghi_201809.$C$3:.$C$59])+SUMPRODUCT([Thong_Tin_Ngay_Nghi_201810.$B$3:.$B$58]=[.$B54];[Thong_Tin_Ngay_Nghi_201810.$C$3:.$C$58])+SUMPRODUCT([Thong_Tin_Ngay_Nghi_201811.$B$3:.$B$60]=[.$B54];[Thong_Tin_Ngay_Nghi_201811.$C$3:.$C$60])+ SUMPRODUCT([Thong_Tin_Ngay_Nghi_201812.$B$3:.$B$61]=[.$B54];[Thong_Tin_Ngay_Nghi_201812.$C$3:.$C$61])" office:value-type="float" office:value="0">
            <text:p>0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4]+[.L54] +[.K54]+[.M5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5]&lt;0;0;[.C55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3-13T11:29:01.84">
            <text:p>03/13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2">
            <text:p>2</text:p>
          </table:table-cell>
          <table:table-cell table:style-name="ce56" table:formula="of:=SUMPRODUCT([Thong_Tin_Ngay_Nghi_201801.$B$3:.$B$60]=[.$B55];[Thong_Tin_Ngay_Nghi_201801.$C$3:.$C$60]) +  SUMPRODUCT([Thong_Tin_Ngay_Nghi_201802.$B$3:.$B$65]=[.$B55];[Thong_Tin_Ngay_Nghi_201802.$C$3:.$C$65]) + SUMPRODUCT([Thong_Tin_Ngay_Nghi_201803.$B$3:.$B$59]=[.$B55];[Thong_Tin_Ngay_Nghi_201803.$C$3:.$C$59])" office:value-type="float" office:value="6.5">
            <text:p>6.5</text:p>
          </table:table-cell>
          <table:table-cell table:style-name="ce61" table:formula="of:=SUMPRODUCT([Thong_Tin_Ngay_Nghi_201801.$B$3:.$B$61]=[.$B55];[Thong_Tin_Ngay_Nghi_201801.$C$3:.$C$61])+SUMPRODUCT([Thong_Tin_Ngay_Nghi_201802.$B$3:.$B$66]=[.$B55];[Thong_Tin_Ngay_Nghi_201802.$C$3:.$C$66])+SUMPRODUCT([Thong_Tin_Ngay_Nghi_201803.$B$3:.$B$60]=[.$B55];[Thong_Tin_Ngay_Nghi_201803.$C$3:.$C$60])+SUMPRODUCT([Thong_Tin_Ngay_Nghi_201804.$B$3:.$B$57]=[.$B55];[Thong_Tin_Ngay_Nghi_201804.$C$3:.$C$57])+SUMPRODUCT([Thong_Tin_Ngay_Nghi_201805.$B$3:.$B$56]=[.$B55];[Thong_Tin_Ngay_Nghi_201805.$C$3:.$C$56])+SUMPRODUCT([Thong_Tin_Ngay_Nghi_201806.$B$3:.$B$59]=[.$B55];[Thong_Tin_Ngay_Nghi_201806.$C$3:.$C$59])+SUMPRODUCT([Thong_Tin_Ngay_Nghi_201807.$B$3:.$B$60]=[.$B55];[Thong_Tin_Ngay_Nghi_201807.$C$3:.$C$60])+SUMPRODUCT([Thong_Tin_Ngay_Nghi_201808.$B$3:.$B$61]=[.$B55];[Thong_Tin_Ngay_Nghi_201808.$C$3:.$C$61])+SUMPRODUCT([Thong_Tin_Ngay_Nghi_201809.$B$3:.$B$59]=[.$B55];[Thong_Tin_Ngay_Nghi_201809.$C$3:.$C$59])+SUMPRODUCT([Thong_Tin_Ngay_Nghi_201810.$B$3:.$B$58]=[.$B55];[Thong_Tin_Ngay_Nghi_201810.$C$3:.$C$58])+SUMPRODUCT([Thong_Tin_Ngay_Nghi_201811.$B$3:.$B$60]=[.$B55];[Thong_Tin_Ngay_Nghi_201811.$C$3:.$C$60])+ SUMPRODUCT([Thong_Tin_Ngay_Nghi_201812.$B$3:.$B$61]=[.$B55];[Thong_Tin_Ngay_Nghi_201812.$C$3:.$C$61])" office:value-type="float" office:value="6.5">
            <text:p>6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3-13T11:29:01.87">
            <text:p>03/13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2">
            <text:p>2</text:p>
          </table:table-cell>
          <table:table-cell table:style-name="ce56" table:formula="of:=SUMPRODUCT([Thong_Tin_Ngay_Nghi_201801.$B$3:.$B$60]=[.$B56];[Thong_Tin_Ngay_Nghi_201801.$C$3:.$C$60]) +  SUMPRODUCT([Thong_Tin_Ngay_Nghi_201802.$B$3:.$B$65]=[.$B56];[Thong_Tin_Ngay_Nghi_201802.$C$3:.$C$65]) + SUMPRODUCT([Thong_Tin_Ngay_Nghi_201803.$B$3:.$B$59]=[.$B56];[Thong_Tin_Ngay_Nghi_201803.$C$3:.$C$59])" office:value-type="float" office:value="4">
            <text:p>4</text:p>
          </table:table-cell>
          <table:table-cell table:style-name="ce61" table:formula="of:=SUMPRODUCT([Thong_Tin_Ngay_Nghi_201801.$B$3:.$B$61]=[.$B56];[Thong_Tin_Ngay_Nghi_201801.$C$3:.$C$61])+SUMPRODUCT([Thong_Tin_Ngay_Nghi_201802.$B$3:.$B$66]=[.$B56];[Thong_Tin_Ngay_Nghi_201802.$C$3:.$C$66])+SUMPRODUCT([Thong_Tin_Ngay_Nghi_201803.$B$3:.$B$60]=[.$B56];[Thong_Tin_Ngay_Nghi_201803.$C$3:.$C$60])+SUMPRODUCT([Thong_Tin_Ngay_Nghi_201804.$B$3:.$B$57]=[.$B56];[Thong_Tin_Ngay_Nghi_201804.$C$3:.$C$57])+SUMPRODUCT([Thong_Tin_Ngay_Nghi_201805.$B$3:.$B$56]=[.$B56];[Thong_Tin_Ngay_Nghi_201805.$C$3:.$C$56])+SUMPRODUCT([Thong_Tin_Ngay_Nghi_201806.$B$3:.$B$59]=[.$B56];[Thong_Tin_Ngay_Nghi_201806.$C$3:.$C$59])+SUMPRODUCT([Thong_Tin_Ngay_Nghi_201807.$B$3:.$B$60]=[.$B56];[Thong_Tin_Ngay_Nghi_201807.$C$3:.$C$60])+SUMPRODUCT([Thong_Tin_Ngay_Nghi_201808.$B$3:.$B$61]=[.$B56];[Thong_Tin_Ngay_Nghi_201808.$C$3:.$C$61])+SUMPRODUCT([Thong_Tin_Ngay_Nghi_201809.$B$3:.$B$59]=[.$B56];[Thong_Tin_Ngay_Nghi_201809.$C$3:.$C$59])+SUMPRODUCT([Thong_Tin_Ngay_Nghi_201810.$B$3:.$B$58]=[.$B56];[Thong_Tin_Ngay_Nghi_201810.$C$3:.$C$58])+SUMPRODUCT([Thong_Tin_Ngay_Nghi_201811.$B$3:.$B$60]=[.$B56];[Thong_Tin_Ngay_Nghi_201811.$C$3:.$C$60])+ SUMPRODUCT([Thong_Tin_Ngay_Nghi_201812.$B$3:.$B$61]=[.$B56];[Thong_Tin_Ngay_Nghi_201812.$C$3:.$C$61])" office:value-type="float" office:value="4">
            <text:p>4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1">
            <text:p>51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03-13T11:29:01.87">
            <text:p>03/13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6" table:formula="of:=SUMPRODUCT([Thong_Tin_Ngay_Nghi_201801.$B$3:.$B$60]=[.$B57];[Thong_Tin_Ngay_Nghi_201801.$C$3:.$C$60]) +  SUMPRODUCT([Thong_Tin_Ngay_Nghi_201802.$B$3:.$B$65]=[.$B57];[Thong_Tin_Ngay_Nghi_201802.$C$3:.$C$65]) + SUMPRODUCT([Thong_Tin_Ngay_Nghi_201803.$B$3:.$B$59]=[.$B57];[Thong_Tin_Ngay_Nghi_201803.$C$3:.$C$59])" office:value-type="float" office:value="5.5">
            <text:p>5.5</text:p>
          </table:table-cell>
          <table:table-cell table:style-name="ce61" table:formula="of:=SUMPRODUCT([Thong_Tin_Ngay_Nghi_201801.$B$3:.$B$61]=[.$B57];[Thong_Tin_Ngay_Nghi_201801.$C$3:.$C$61])+SUMPRODUCT([Thong_Tin_Ngay_Nghi_201802.$B$3:.$B$66]=[.$B57];[Thong_Tin_Ngay_Nghi_201802.$C$3:.$C$66])+SUMPRODUCT([Thong_Tin_Ngay_Nghi_201803.$B$3:.$B$60]=[.$B57];[Thong_Tin_Ngay_Nghi_201803.$C$3:.$C$60])+SUMPRODUCT([Thong_Tin_Ngay_Nghi_201804.$B$3:.$B$57]=[.$B57];[Thong_Tin_Ngay_Nghi_201804.$C$3:.$C$57])+SUMPRODUCT([Thong_Tin_Ngay_Nghi_201805.$B$3:.$B$56]=[.$B57];[Thong_Tin_Ngay_Nghi_201805.$C$3:.$C$56])+SUMPRODUCT([Thong_Tin_Ngay_Nghi_201806.$B$3:.$B$59]=[.$B57];[Thong_Tin_Ngay_Nghi_201806.$C$3:.$C$59])+SUMPRODUCT([Thong_Tin_Ngay_Nghi_201807.$B$3:.$B$60]=[.$B57];[Thong_Tin_Ngay_Nghi_201807.$C$3:.$C$60])+SUMPRODUCT([Thong_Tin_Ngay_Nghi_201808.$B$3:.$B$61]=[.$B57];[Thong_Tin_Ngay_Nghi_201808.$C$3:.$C$61])+SUMPRODUCT([Thong_Tin_Ngay_Nghi_201809.$B$3:.$B$59]=[.$B57];[Thong_Tin_Ngay_Nghi_201809.$C$3:.$C$59])+SUMPRODUCT([Thong_Tin_Ngay_Nghi_201810.$B$3:.$B$58]=[.$B57];[Thong_Tin_Ngay_Nghi_201810.$C$3:.$C$58])+SUMPRODUCT([Thong_Tin_Ngay_Nghi_201811.$B$3:.$B$60]=[.$B57];[Thong_Tin_Ngay_Nghi_201811.$C$3:.$C$60])+ SUMPRODUCT([Thong_Tin_Ngay_Nghi_201812.$B$3:.$B$61]=[.$B57];[Thong_Tin_Ngay_Nghi_201812.$C$3:.$C$61])" office:value-type="float" office:value="5.5">
            <text:p>5.5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-3.5">
            <text:p>-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7]+[.L57] +[.K57]+[.M57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2">
            <text:p>52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8]);DATE(YEAR([.E58]);12;31);NOW())" office:value-type="date" office:date-value="2018-03-13T11:29:01.87">
            <text:p>03/13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1">
            <text:p>1</text:p>
          </table:table-cell>
          <table:table-cell table:style-name="ce56" table:formula="of:=SUMPRODUCT([Thong_Tin_Ngay_Nghi_201801.$B$3:.$B$60]=[.$B58];[Thong_Tin_Ngay_Nghi_201801.$C$3:.$C$60]) +  SUMPRODUCT([Thong_Tin_Ngay_Nghi_201802.$B$3:.$B$65]=[.$B58];[Thong_Tin_Ngay_Nghi_201802.$C$3:.$C$65]) + SUMPRODUCT([Thong_Tin_Ngay_Nghi_201803.$B$3:.$B$59]=[.$B58];[Thong_Tin_Ngay_Nghi_201803.$C$3:.$C$59])" office:value-type="float" office:value="2">
            <text:p>2</text:p>
          </table:table-cell>
          <table:table-cell table:style-name="ce61" table:formula="of:=SUMPRODUCT([Thong_Tin_Ngay_Nghi_201801.$B$3:.$B$61]=[.$B58];[Thong_Tin_Ngay_Nghi_201801.$C$3:.$C$61])+SUMPRODUCT([Thong_Tin_Ngay_Nghi_201802.$B$3:.$B$66]=[.$B58];[Thong_Tin_Ngay_Nghi_201802.$C$3:.$C$66])+SUMPRODUCT([Thong_Tin_Ngay_Nghi_201803.$B$3:.$B$60]=[.$B58];[Thong_Tin_Ngay_Nghi_201803.$C$3:.$C$60])+SUMPRODUCT([Thong_Tin_Ngay_Nghi_201804.$B$3:.$B$57]=[.$B58];[Thong_Tin_Ngay_Nghi_201804.$C$3:.$C$57])+SUMPRODUCT([Thong_Tin_Ngay_Nghi_201805.$B$3:.$B$56]=[.$B58];[Thong_Tin_Ngay_Nghi_201805.$C$3:.$C$56])+SUMPRODUCT([Thong_Tin_Ngay_Nghi_201806.$B$3:.$B$59]=[.$B58];[Thong_Tin_Ngay_Nghi_201806.$C$3:.$C$59])+SUMPRODUCT([Thong_Tin_Ngay_Nghi_201807.$B$3:.$B$60]=[.$B58];[Thong_Tin_Ngay_Nghi_201807.$C$3:.$C$60])+SUMPRODUCT([Thong_Tin_Ngay_Nghi_201808.$B$3:.$B$61]=[.$B58];[Thong_Tin_Ngay_Nghi_201808.$C$3:.$C$61])+SUMPRODUCT([Thong_Tin_Ngay_Nghi_201809.$B$3:.$B$59]=[.$B58];[Thong_Tin_Ngay_Nghi_201809.$C$3:.$C$59])+SUMPRODUCT([Thong_Tin_Ngay_Nghi_201810.$B$3:.$B$58]=[.$B58];[Thong_Tin_Ngay_Nghi_201810.$C$3:.$C$58])+SUMPRODUCT([Thong_Tin_Ngay_Nghi_201811.$B$3:.$B$60]=[.$B58];[Thong_Tin_Ngay_Nghi_201811.$C$3:.$C$60])+ SUMPRODUCT([Thong_Tin_Ngay_Nghi_201812.$B$3:.$B$61]=[.$B58];[Thong_Tin_Ngay_Nghi_201812.$C$3:.$C$61])" office:value-type="float" office:value="2">
            <text:p>2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1">
            <text:p>-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8]+[.L58] +[.K58]+[.M58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3">
            <text:p>53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59]&lt;0;0;[.C59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03-13T11:29:01.89">
            <text:p>03/13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2">
            <text:p>2</text:p>
          </table:table-cell>
          <table:table-cell table:style-name="ce56" table:formula="of:=SUMPRODUCT([Thong_Tin_Ngay_Nghi_201801.$B$3:.$B$60]=[.$B59];[Thong_Tin_Ngay_Nghi_201801.$C$3:.$C$60]) +  SUMPRODUCT([Thong_Tin_Ngay_Nghi_201802.$B$3:.$B$65]=[.$B59];[Thong_Tin_Ngay_Nghi_201802.$C$3:.$C$65]) + SUMPRODUCT([Thong_Tin_Ngay_Nghi_201803.$B$3:.$B$59]=[.$B59];[Thong_Tin_Ngay_Nghi_201803.$C$3:.$C$59])" office:value-type="float" office:value="2">
            <text:p>2</text:p>
          </table:table-cell>
          <table:table-cell table:style-name="ce61" table:formula="of:=SUMPRODUCT([Thong_Tin_Ngay_Nghi_201801.$B$3:.$B$61]=[.$B59];[Thong_Tin_Ngay_Nghi_201801.$C$3:.$C$61])+SUMPRODUCT([Thong_Tin_Ngay_Nghi_201802.$B$3:.$B$66]=[.$B59];[Thong_Tin_Ngay_Nghi_201802.$C$3:.$C$66])+SUMPRODUCT([Thong_Tin_Ngay_Nghi_201803.$B$3:.$B$60]=[.$B59];[Thong_Tin_Ngay_Nghi_201803.$C$3:.$C$60])+SUMPRODUCT([Thong_Tin_Ngay_Nghi_201804.$B$3:.$B$57]=[.$B59];[Thong_Tin_Ngay_Nghi_201804.$C$3:.$C$57])+SUMPRODUCT([Thong_Tin_Ngay_Nghi_201805.$B$3:.$B$56]=[.$B59];[Thong_Tin_Ngay_Nghi_201805.$C$3:.$C$56])+SUMPRODUCT([Thong_Tin_Ngay_Nghi_201806.$B$3:.$B$59]=[.$B59];[Thong_Tin_Ngay_Nghi_201806.$C$3:.$C$59])+SUMPRODUCT([Thong_Tin_Ngay_Nghi_201807.$B$3:.$B$60]=[.$B59];[Thong_Tin_Ngay_Nghi_201807.$C$3:.$C$60])+SUMPRODUCT([Thong_Tin_Ngay_Nghi_201808.$B$3:.$B$61]=[.$B59];[Thong_Tin_Ngay_Nghi_201808.$C$3:.$C$61])+SUMPRODUCT([Thong_Tin_Ngay_Nghi_201809.$B$3:.$B$59]=[.$B59];[Thong_Tin_Ngay_Nghi_201809.$C$3:.$C$59])+SUMPRODUCT([Thong_Tin_Ngay_Nghi_201810.$B$3:.$B$58]=[.$B59];[Thong_Tin_Ngay_Nghi_201810.$C$3:.$C$58])+SUMPRODUCT([Thong_Tin_Ngay_Nghi_201811.$B$3:.$B$60]=[.$B59];[Thong_Tin_Ngay_Nghi_201811.$C$3:.$C$60])+ SUMPRODUCT([Thong_Tin_Ngay_Nghi_201812.$B$3:.$B$61]=[.$B59];[Thong_Tin_Ngay_Nghi_201812.$C$3:.$C$61])" office:value-type="float" office:value="2">
            <text:p>2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9]+[.L59] +[.K59]+[.M5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4">
            <text:p>54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60]&lt;0;0;[.C60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0]);DATE(YEAR([.E60]);12;31);NOW())" office:value-type="date" office:date-value="2018-03-13T11:29:01.89">
            <text:p>03/13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2">
            <text:p>2</text:p>
          </table:table-cell>
          <table:table-cell table:style-name="ce56" table:formula="of:=SUMPRODUCT([Thong_Tin_Ngay_Nghi_201801.$B$3:.$B$60]=[.$B60];[Thong_Tin_Ngay_Nghi_201801.$C$3:.$C$60]) +  SUMPRODUCT([Thong_Tin_Ngay_Nghi_201802.$B$3:.$B$65]=[.$B60];[Thong_Tin_Ngay_Nghi_201802.$C$3:.$C$65]) + SUMPRODUCT([Thong_Tin_Ngay_Nghi_201803.$B$3:.$B$59]=[.$B60];[Thong_Tin_Ngay_Nghi_201803.$C$3:.$C$59])" office:value-type="float" office:value="1">
            <text:p>1</text:p>
          </table:table-cell>
          <table:table-cell table:style-name="ce61" table:formula="of:=SUMPRODUCT([Thong_Tin_Ngay_Nghi_201801.$B$3:.$B$61]=[.$B60];[Thong_Tin_Ngay_Nghi_201801.$C$3:.$C$61])+SUMPRODUCT([Thong_Tin_Ngay_Nghi_201802.$B$3:.$B$66]=[.$B60];[Thong_Tin_Ngay_Nghi_201802.$C$3:.$C$66])+SUMPRODUCT([Thong_Tin_Ngay_Nghi_201803.$B$3:.$B$60]=[.$B60];[Thong_Tin_Ngay_Nghi_201803.$C$3:.$C$60])+SUMPRODUCT([Thong_Tin_Ngay_Nghi_201804.$B$3:.$B$57]=[.$B60];[Thong_Tin_Ngay_Nghi_201804.$C$3:.$C$57])+SUMPRODUCT([Thong_Tin_Ngay_Nghi_201805.$B$3:.$B$56]=[.$B60];[Thong_Tin_Ngay_Nghi_201805.$C$3:.$C$56])+SUMPRODUCT([Thong_Tin_Ngay_Nghi_201806.$B$3:.$B$59]=[.$B60];[Thong_Tin_Ngay_Nghi_201806.$C$3:.$C$59])+SUMPRODUCT([Thong_Tin_Ngay_Nghi_201807.$B$3:.$B$60]=[.$B60];[Thong_Tin_Ngay_Nghi_201807.$C$3:.$C$60])+SUMPRODUCT([Thong_Tin_Ngay_Nghi_201808.$B$3:.$B$61]=[.$B60];[Thong_Tin_Ngay_Nghi_201808.$C$3:.$C$61])+SUMPRODUCT([Thong_Tin_Ngay_Nghi_201809.$B$3:.$B$59]=[.$B60];[Thong_Tin_Ngay_Nghi_201809.$C$3:.$C$59])+SUMPRODUCT([Thong_Tin_Ngay_Nghi_201810.$B$3:.$B$58]=[.$B60];[Thong_Tin_Ngay_Nghi_201810.$C$3:.$C$58])+SUMPRODUCT([Thong_Tin_Ngay_Nghi_201811.$B$3:.$B$60]=[.$B60];[Thong_Tin_Ngay_Nghi_201811.$C$3:.$C$60])+ SUMPRODUCT([Thong_Tin_Ngay_Nghi_201812.$B$3:.$B$61]=[.$B60];[Thong_Tin_Ngay_Nghi_201812.$C$3:.$C$61])" office:value-type="float" office:value="1">
            <text:p>1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0]+[.L60] +[.K60]+[.M6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5">
            <text:p>55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1]&lt;0;0;[.C61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3-13T11:29:01.89">
            <text:p>03/13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2">
            <text:p>2</text:p>
          </table:table-cell>
          <table:table-cell table:style-name="ce56" table:formula="of:=SUMPRODUCT([Thong_Tin_Ngay_Nghi_201801.$B$3:.$B$60]=[.$B61];[Thong_Tin_Ngay_Nghi_201801.$C$3:.$C$60]) +  SUMPRODUCT([Thong_Tin_Ngay_Nghi_201802.$B$3:.$B$65]=[.$B61];[Thong_Tin_Ngay_Nghi_201802.$C$3:.$C$65]) + SUMPRODUCT([Thong_Tin_Ngay_Nghi_201803.$B$3:.$B$59]=[.$B61];[Thong_Tin_Ngay_Nghi_201803.$C$3:.$C$59])" office:value-type="float" office:value="5">
            <text:p>5</text:p>
          </table:table-cell>
          <table:table-cell table:style-name="ce61" table:formula="of:=SUMPRODUCT([Thong_Tin_Ngay_Nghi_201801.$B$3:.$B$61]=[.$B61];[Thong_Tin_Ngay_Nghi_201801.$C$3:.$C$61])+SUMPRODUCT([Thong_Tin_Ngay_Nghi_201802.$B$3:.$B$66]=[.$B61];[Thong_Tin_Ngay_Nghi_201802.$C$3:.$C$66])+SUMPRODUCT([Thong_Tin_Ngay_Nghi_201803.$B$3:.$B$60]=[.$B61];[Thong_Tin_Ngay_Nghi_201803.$C$3:.$C$60])+SUMPRODUCT([Thong_Tin_Ngay_Nghi_201804.$B$3:.$B$57]=[.$B61];[Thong_Tin_Ngay_Nghi_201804.$C$3:.$C$57])+SUMPRODUCT([Thong_Tin_Ngay_Nghi_201805.$B$3:.$B$56]=[.$B61];[Thong_Tin_Ngay_Nghi_201805.$C$3:.$C$56])+SUMPRODUCT([Thong_Tin_Ngay_Nghi_201806.$B$3:.$B$59]=[.$B61];[Thong_Tin_Ngay_Nghi_201806.$C$3:.$C$59])+SUMPRODUCT([Thong_Tin_Ngay_Nghi_201807.$B$3:.$B$60]=[.$B61];[Thong_Tin_Ngay_Nghi_201807.$C$3:.$C$60])+SUMPRODUCT([Thong_Tin_Ngay_Nghi_201808.$B$3:.$B$61]=[.$B61];[Thong_Tin_Ngay_Nghi_201808.$C$3:.$C$61])+SUMPRODUCT([Thong_Tin_Ngay_Nghi_201809.$B$3:.$B$59]=[.$B61];[Thong_Tin_Ngay_Nghi_201809.$C$3:.$C$59])+SUMPRODUCT([Thong_Tin_Ngay_Nghi_201810.$B$3:.$B$58]=[.$B61];[Thong_Tin_Ngay_Nghi_201810.$C$3:.$C$58])+SUMPRODUCT([Thong_Tin_Ngay_Nghi_201811.$B$3:.$B$60]=[.$B61];[Thong_Tin_Ngay_Nghi_201811.$C$3:.$C$60])+ SUMPRODUCT([Thong_Tin_Ngay_Nghi_201812.$B$3:.$B$61]=[.$B61];[Thong_Tin_Ngay_Nghi_201812.$C$3:.$C$61])" office:value-type="float" office:value="5">
            <text:p>5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69in" draw:caption-point-x="-0.2402in" draw:caption-point-y="0.6008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43in" draw:caption-point-x="-0.2402in" draw:caption-point-y="0.6134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47in" draw:caption-point-x="-0.2402in" draw:caption-point-y="0.613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75in" draw:caption-point-x="-0.2402in" draw:caption-point-y="0.6102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83in" draw:caption-point-x="-0.2402in" draw:caption-point-y="0.6094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87in" draw:caption-point-x="-0.2402in" draw:caption-point-y="0.6091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83in" draw:caption-point-x="-0.2402in" draw:caption-point-y="0.6094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98in" draw:caption-point-x="-0.2402in" draw:caption-point-y="0.6079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26in" draw:caption-point-x="-0.2402in" draw:caption-point-y="0.6051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22in" draw:caption-point-x="-0.2402in" draw:caption-point-y="0.6055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26in" draw:caption-point-x="-0.2402in" draw:caption-point-y="0.6051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3in" draw:caption-point-x="-0.2402in" draw:caption-point-y="0.6047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34in" draw:caption-point-x="-0.2402in" draw:caption-point-y="0.6043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38in" draw:caption-point-x="-0.2402in" draw:caption-point-y="0.6039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46in" draw:caption-point-x="-0.2402in" draw:caption-point-y="0.6031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54in" draw:caption-point-x="-0.2402in" draw:caption-point-y="0.6024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65in" draw:caption-point-x="-0.2402in" draw:caption-point-y="0.6012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2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97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7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504in" draw:caption-point-x="-0.2402in" draw:caption-point-y="0.6102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28in" draw:caption-point-x="-0.2402in" draw:caption-point-y="0.6079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43in" draw:caption-point-x="-0.2402in" draw:caption-point-y="0.6063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63in" draw:caption-point-x="-0.2402in" draw:caption-point-y="0.6043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67in" draw:caption-point-x="-0.2402in" draw:caption-point-y="0.6039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83in" draw:caption-point-x="-0.2402in" draw:caption-point-y="0.6024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5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72in" draw:caption-point-x="-0.2402in" draw:caption-point-y="0.611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8in" draw:caption-point-x="-0.2402in" draw:caption-point-y="0.6102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012in" draw:caption-point-x="-0.2402in" draw:caption-point-y="0.6071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28in" draw:caption-point-x="-0.2402in" draw:caption-point-y="0.6055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31in" draw:caption-point-x="-0.2402in" draw:caption-point-y="0.6051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87in" draw:caption-point-x="-0.2402in" draw:caption-point-y="0.5996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25in" draw:caption-point-x="-0.2402in" draw:caption-point-y="0.6138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606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909in" draw:caption-point-x="-0.2402in" draw:caption-point-y="0.613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45in" draw:caption-point-x="-0.2402in" draw:caption-point-y="0.6094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76in" draw:caption-point-x="-0.2402in" draw:caption-point-y="0.6063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88in" draw:caption-point-x="-0.2402in" draw:caption-point-y="0.6051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28in" draw:caption-point-x="-0.2402in" draw:caption-point-y="0.6012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8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33in" draw:caption-point-x="-0.2402in" draw:caption-point-y="0.6083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76in" draw:caption-point-x="-0.2402in" draw:caption-point-y="0.6039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5in" draw:caption-point-x="-0.2402in" draw:caption-point-y="0.6016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59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62in" draw:caption-point-x="-0.2402in" draw:caption-point-y="0.613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98in" draw:caption-point-x="-0.2402in" draw:caption-point-y="0.6094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906in" draw:caption-point-x="-0.2402in" draw:caption-point-y="0.6087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13in" draw:caption-point-x="-0.2402in" draw:caption-point-y="0.6079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21in" draw:caption-point-x="-0.2402in" draw:caption-point-y="0.6071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29in" draw:caption-point-x="-0.2402in" draw:caption-point-y="0.6063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37in" draw:caption-point-x="-0.2402in" draw:caption-point-y="0.6055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41in" draw:caption-point-x="-0.2402in" draw:caption-point-y="0.6051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49in" draw:caption-point-x="-0.2402in" draw:caption-point-y="0.6043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53in" draw:caption-point-x="-0.2402in" draw:caption-point-y="0.6039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61in" draw:caption-point-x="-0.2402in" draw:caption-point-y="0.6031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35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39in" draw:caption-point-x="-0.2402in" draw:caption-point-y="0.613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78in" draw:caption-point-x="-0.2402in" draw:caption-point-y="0.6091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86in" draw:caption-point-x="-0.2402in" draw:caption-point-y="0.6083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9in" draw:caption-point-x="-0.2402in" draw:caption-point-y="0.6079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98in" draw:caption-point-x="-0.2402in" draw:caption-point-y="0.6071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12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15in" draw:caption-point-x="-0.2402in" draw:caption-point-y="0.613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43in" draw:caption-point-x="-0.2402in" draw:caption-point-y="0.6102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5in" draw:caption-point-x="-0.2402in" draw:caption-point-y="0.6094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62in" draw:caption-point-x="-0.2402in" draw:caption-point-y="0.6083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62in" draw:caption-point-x="-0.2402in" draw:caption-point-y="0.6083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82in" draw:caption-point-x="-0.2402in" draw:caption-point-y="0.6063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94in" draw:caption-point-x="-0.2402in" draw:caption-point-y="0.6051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13in" draw:caption-point-x="-0.2402in" draw:caption-point-y="0.6031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33in" draw:caption-point-x="-0.2402in" draw:caption-point-y="0.6012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8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62in" draw:caption-point-x="-0.2402in" draw:caption-point-y="0.6059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7in" draw:caption-point-x="-0.2402in" draw:caption-point-y="0.6051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98in" draw:caption-point-x="-0.2402in" draw:caption-point-y="0.6024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65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803in" draw:caption-point-x="-0.2402in" draw:caption-point-y="0.6094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46in" draw:caption-point-x="-0.2402in" draw:caption-point-y="0.6051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46in" draw:caption-point-x="-0.2402in" draw:caption-point-y="0.6051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54in" draw:caption-point-x="-0.2402in" draw:caption-point-y="0.6043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7in" draw:caption-point-x="-0.2402in" draw:caption-point-y="0.6028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45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4in" draw:caption-point-x="-0.2402in" draw:caption-point-y="0.6138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87in" draw:caption-point-x="-0.2402in" draw:caption-point-y="0.6091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307in" draw:caption-point-x="-0.2402in" draw:caption-point-y="0.6071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66in" draw:caption-point-x="-0.2402in" draw:caption-point-y="0.6012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21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9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74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56in" draw:caption-point-x="-0.2402in" draw:caption-point-y="0.6051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5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54in" draw:caption-point-x="-0.2402in" draw:caption-point-y="0.613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27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22in" draw:caption-point-x="-0.2402in" draw:caption-point-y="0.6138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5in" draw:caption-point-x="-0.2402in" draw:caption-point-y="0.611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57in" draw:caption-point-x="-0.2402in" draw:caption-point-y="0.6102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65in" draw:caption-point-x="-0.2402in" draw:caption-point-y="0.6094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69in" draw:caption-point-x="-0.2402in" draw:caption-point-y="0.6091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73in" draw:caption-point-x="-0.2402in" draw:caption-point-y="0.6087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77in" draw:caption-point-x="-0.2402in" draw:caption-point-y="0.6083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81in" draw:caption-point-x="-0.2402in" draw:caption-point-y="0.6079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689in" draw:caption-point-x="-0.2402in" draw:caption-point-y="0.6071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697in" draw:caption-point-x="-0.2402in" draw:caption-point-y="0.6063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701in" draw:caption-point-x="-0.2402in" draw:caption-point-y="0.6059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705in" draw:caption-point-x="-0.2402in" draw:caption-point-y="0.6055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709in" draw:caption-point-x="-0.2402in" draw:caption-point-y="0.6051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17in" draw:caption-point-x="-0.2402in" draw:caption-point-y="0.6043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2in" draw:caption-point-x="-0.2402in" draw:caption-point-y="0.6039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28in" draw:caption-point-x="-0.2402in" draw:caption-point-y="0.6031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44in" draw:caption-point-x="-0.2402in" draw:caption-point-y="0.6016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48in" draw:caption-point-x="-0.2402in" draw:caption-point-y="0.6012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64in" draw:caption-point-x="-0.2402in" draw:caption-point-y="0.5996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80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34in" draw:caption-point-x="-0.2402in" draw:caption-point-y="0.6102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5in" draw:caption-point-x="-0.2402in" draw:caption-point-y="0.6087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57in" draw:caption-point-x="-0.2402in" draw:caption-point-y="0.6079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65in" draw:caption-point-x="-0.2402in" draw:caption-point-y="0.6071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73in" draw:caption-point-x="-0.2402in" draw:caption-point-y="0.6063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81in" draw:caption-point-x="-0.2402in" draw:caption-point-y="0.6055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185in" draw:caption-point-x="-0.2402in" draw:caption-point-y="0.6051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13in" draw:caption-point-x="-0.2402in" draw:caption-point-y="0.6024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2in" draw:caption-point-x="-0.2402in" draw:caption-point-y="0.6016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4in" draw:caption-point-x="-0.2402in" draw:caption-point-y="0.5996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26in" draw:caption-point-x="-0.2402in" draw:caption-point-y="0.6087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56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76" table:formula="of:=SUM([.D26:.AH26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36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561in" draw:caption-point-x="-0.2402in" draw:caption-point-y="0.6059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561in" draw:caption-point-x="-0.2402in" draw:caption-point-y="0.6059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561in" draw:caption-point-x="-0.2402in" draw:caption-point-y="0.6059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561in" draw:caption-point-x="-0.2402in" draw:caption-point-y="0.6059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561in" draw:caption-point-x="-0.2402in" draw:caption-point-y="0.6059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561in" draw:caption-point-x="-0.2402in" draw:caption-point-y="0.6059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5575in" draw:caption-point-x="-0.2402in" draw:caption-point-y="0.609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5575in" draw:caption-point-x="-0.2402in" draw:caption-point-y="0.609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5575in" draw:caption-point-x="-0.2402in" draw:caption-point-y="0.609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1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89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0583in" draw:caption-point-x="-0.2402in" draw:caption-point-y="0.6039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42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5465in" draw:caption-point-x="-0.2402in" draw:caption-point-y="0.611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5472in" draw:caption-point-x="-0.2402in" draw:caption-point-y="0.6102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5484in" draw:caption-point-x="-0.2402in" draw:caption-point-y="0.6091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5492in" draw:caption-point-x="-0.2402in" draw:caption-point-y="0.6083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5496in" draw:caption-point-x="-0.2402in" draw:caption-point-y="0.6079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5504in" draw:caption-point-x="-0.2402in" draw:caption-point-y="0.6071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5512in" draw:caption-point-x="-0.2402in" draw:caption-point-y="0.6063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5524in" draw:caption-point-x="-0.2402in" draw:caption-point-y="0.6051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61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7961in" draw:caption-point-x="-0.2402in" draw:caption-point-y="0.6091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8012in" draw:caption-point-x="-0.2402in" draw:caption-point-y="0.6039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94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0457in" draw:caption-point-x="-0.2402in" draw:caption-point-y="0.6071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76" table:formula="of:=SUM([.D33:.AH3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71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2878in" draw:caption-point-x="-0.2402in" draw:caption-point-y="0.6126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2878in" draw:caption-point-x="-0.2402in" draw:caption-point-y="0.6126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47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539in" draw:caption-point-x="-0.2402in" draw:caption-point-y="0.6091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5409in" draw:caption-point-x="-0.2402in" draw:caption-point-y="0.6071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2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7.7823in" draw:caption-point-x="-0.2402in" draw:caption-point-y="0.6138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7.785in" draw:caption-point-x="-0.2402in" draw:caption-point-y="0.611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7.7878in" draw:caption-point-x="-0.2402in" draw:caption-point-y="0.6083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9in" draw:caption-point-x="-0.2402in" draw:caption-point-y="0.6071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7.7898in" draw:caption-point-x="-0.2402in" draw:caption-point-y="0.6063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7902in" draw:caption-point-x="-0.2402in" draw:caption-point-y="0.6059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7.7906in" draw:caption-point-x="-0.2402in" draw:caption-point-y="0.6055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909in" draw:caption-point-x="-0.2402in" draw:caption-point-y="0.6051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7921in" draw:caption-point-x="-0.2402in" draw:caption-point-y="0.6039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7929in" draw:caption-point-x="-0.2402in" draw:caption-point-y="0.6031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7.7949in" draw:caption-point-x="-0.2402in" draw:caption-point-y="0.6012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7.7969in" draw:caption-point-x="-0.2402in" draw:caption-point-y="0.5992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1004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0307in" draw:caption-point-x="-0.2402in" draw:caption-point-y="0.613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0378in" draw:caption-point-x="-0.2402in" draw:caption-point-y="0.6059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0394in" draw:caption-point-x="-0.2402in" draw:caption-point-y="0.6043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0406in" draw:caption-point-x="-0.2402in" draw:caption-point-y="0.6031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76" table:formula="of:=SUM([.D37:.AH3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3425in" draw:caption-point-x="-0.2402in" draw:caption-point-y="0.5488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76" table:formula="of:=SUM([.D38:.AH38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57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5295in" draw:caption-point-x="-0.2402in" draw:caption-point-y="0.609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5295in" draw:caption-point-x="-0.2402in" draw:caption-point-y="0.609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5295in" draw:caption-point-x="-0.2402in" draw:caption-point-y="0.609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5311in" draw:caption-point-x="-0.2402in" draw:caption-point-y="0.6079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5331in" draw:caption-point-x="-0.2402in" draw:caption-point-y="0.6059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5331in" draw:caption-point-x="-0.2402in" draw:caption-point-y="0.6059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5366in" draw:caption-point-x="-0.2402in" draw:caption-point-y="0.6024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5374in" draw:caption-point-x="-0.2402in" draw:caption-point-y="0.6016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3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909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0291in" draw:caption-point-x="-0.2402in" draw:caption-point-y="0.6051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0319in" draw:caption-point-x="-0.2402in" draw:caption-point-y="0.6024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76" table:formula="of:=SUM([.D41:.AH41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86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2748in" draw:caption-point-x="-0.2402in" draw:caption-point-y="0.6071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276in" draw:caption-point-x="-0.2402in" draw:caption-point-y="0.6059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68in" draw:caption-point-x="-0.2402in" draw:caption-point-y="0.6051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2795in" draw:caption-point-x="-0.2402in" draw:caption-point-y="0.6024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2823in" draw:caption-point-x="-0.2402in" draw:caption-point-y="0.5996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QuangVD</text:p>
          </table:table-cell>
          <table:table-cell table:style-name="ce76" table:formula="of:=SUM([.D42:.AH4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62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9.5157in" draw:caption-point-x="-0.2402in" draw:caption-point-y="0.6138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9.5165in" draw:caption-point-x="-0.2402in" draw:caption-point-y="0.613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9.5185in" draw:caption-point-x="-0.2402in" draw:caption-point-y="0.611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9.5193in" draw:caption-point-x="-0.2402in" draw:caption-point-y="0.6102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9.528in" draw:caption-point-x="-0.2402in" draw:caption-point-y="0.6016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9.528in" draw:caption-point-x="-0.2402in" draw:caption-point-y="0.6016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39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7669in" draw:caption-point-x="-0.2402in" draw:caption-point-y="0.6102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7693in" draw:caption-point-x="-0.2402in" draw:caption-point-y="0.6079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19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0201in" draw:caption-point-x="-0.2402in" draw:caption-point-y="0.6051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0209in" draw:caption-point-x="-0.2402in" draw:caption-point-y="0.6043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95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2634in" draw:caption-point-x="-0.2402in" draw:caption-point-y="0.6094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75" office:value-type="string">
            <text:p>ThamDT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76" table:formula="of:=SUM([.D47:.AH4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48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0.7547in" draw:caption-point-x="-0.2402in" draw:caption-point-y="0.6134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7598in" draw:caption-point-x="-0.2402in" draw:caption-point-y="0.6083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0.7634in" draw:caption-point-x="-0.2402in" draw:caption-point-y="0.6047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7685in" draw:caption-point-x="-0.2402in" draw:caption-point-y="0.5996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76" table:formula="of:=SUM([.D48:.AH4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24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0055in" draw:caption-point-x="-0.2402in" draw:caption-point-y="0.6102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0087in" draw:caption-point-x="-0.2402in" draw:caption-point-y="0.6071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0087in" draw:caption-point-x="-0.2402in" draw:caption-point-y="0.6071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0118in" draw:caption-point-x="-0.2402in" draw:caption-point-y="0.6039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76" table:formula="of:=SUM([.D49:.AH4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201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2508in" draw:caption-point-x="-0.2402in" draw:caption-point-y="0.6126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2524in" draw:caption-point-x="-0.2402in" draw:caption-point-y="0.611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2543in" draw:caption-point-x="-0.2402in" draw:caption-point-y="0.6091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2579in" draw:caption-point-x="-0.2402in" draw:caption-point-y="0.6055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2571in" draw:caption-point-x="-0.2402in" draw:caption-point-y="0.6063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2591in" draw:caption-point-x="-0.2402in" draw:caption-point-y="0.6043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2594in" draw:caption-point-x="-0.2402in" draw:caption-point-y="0.6039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2618in" draw:caption-point-x="-0.2402in" draw:caption-point-y="0.6016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76" table:formula="of:=SUM([.D50:.AH50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76" table:formula="of:=SUM([.D51:.AH5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8154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1.7539in" draw:caption-point-x="-0.2402in" draw:caption-point-y="0.6047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1.7547in" draw:caption-point-x="-0.2402in" draw:caption-point-y="0.6039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7598in" draw:caption-point-x="-0.2402in" draw:caption-point-y="0.5988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76" table:formula="of:=SUM([.D52:.AH52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063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1.9937in" draw:caption-point-x="-0.2402in" draw:caption-point-y="0.6126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9961in" draw:caption-point-x="-0.2402in" draw:caption-point-y="0.6102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998in" draw:caption-point-x="-0.2402in" draw:caption-point-y="0.6083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1.9992in" draw:caption-point-x="-0.2402in" draw:caption-point-y="0.6071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.0012in" draw:caption-point-x="-0.2402in" draw:caption-point-y="0.6051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0016in" draw:caption-point-x="-0.2402in" draw:caption-point-y="0.6047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0067in" draw:caption-point-x="-0.2402in" draw:caption-point-y="0.5996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76" table:formula="of:=SUM([.D53:.AH5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11in" draw:caption-point-x="-0.2402in" draw:caption-point-y="0.5433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2449in" draw:caption-point-x="-0.2402in" draw:caption-point-y="0.6094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5in" draw:caption-point-x="-0.2402in" draw:caption-point-y="0.6028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57in" draw:caption-point-x="-0.2402in" draw:caption-point-y="0.602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61in" draw:caption-point-x="-0.2402in" draw:caption-point-y="0.6016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73in" draw:caption-point-x="-0.2402in" draw:caption-point-y="0.6004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85in" draw:caption-point-x="-0.2402in" draw:caption-point-y="0.5992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88" table:formula="of:=SUM([.D5:.AH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88" table:formula="of:=SUM([.D6:.AH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6142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42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6142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88" table:formula="of:=SUM([.D7:.AH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861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88" table:formula="of:=SUM([.D8:.AH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1.1079in" draw:caption-point-x="-0.2402in" draw:caption-point-y="0.6004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1.1094in" draw:caption-point-x="-0.2402in" draw:caption-point-y="0.5988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1.111in" draw:caption-point-x="-0.2402in" draw:caption-point-y="0.5972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88" table:formula="of:=SUM([.D9:.AH9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3531in" draw:caption-point-x="-0.2402in" draw:caption-point-y="0.6031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3535in" draw:caption-point-x="-0.2402in" draw:caption-point-y="0.6028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7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7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3579in" draw:caption-point-x="-0.2402in" draw:caption-point-y="0.5984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88" table:formula="of:=SUM([.D10:.AH1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6028in" draw:caption-point-x="-0.2402in" draw:caption-point-y="0.6012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5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5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88" table:formula="of:=SUM([.D11:.AH11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2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2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8528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8528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8528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8547in" draw:caption-point-x="-0.2402in" draw:caption-point-y="0.5969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88" table:formula="of:=SUM([.D12:.AH1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1004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1004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2.1008in" draw:caption-point-x="-0.2402in" draw:caption-point-y="0.5984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88" table:formula="of:=SUM([.D13:.AH13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437in" draw:caption-point-x="-0.2402in" draw:caption-point-y="0.603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441in" draw:caption-point-x="-0.2402in" draw:caption-point-y="0.6028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3465in" draw:caption-point-x="-0.2402in" draw:caption-point-y="0.6004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3476in" draw:caption-point-x="-0.2402in" draw:caption-point-y="0.5992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8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8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8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88" table:formula="of:=SUM([.D14:.AH14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39in" draw:caption-point-x="-0.2402in" draw:caption-point-y="0.610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5839in" draw:caption-point-x="-0.2402in" draw:caption-point-y="0.610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5941in" draw:caption-point-x="-0.2402in" draw:caption-point-y="0.6004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957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957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57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57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57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5976in" draw:caption-point-x="-0.2402in" draw:caption-point-y="0.5969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88" table:formula="of:=SUM([.D15:.AH15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839in" draw:caption-point-x="-0.2402in" draw:caption-point-y="0.6031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8409in" draw:caption-point-x="-0.2402in" draw:caption-point-y="0.6012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8429in" draw:caption-point-x="-0.2402in" draw:caption-point-y="0.5992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8433in" draw:caption-point-x="-0.2402in" draw:caption-point-y="0.598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8433in" draw:caption-point-x="-0.2402in" draw:caption-point-y="0.598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8433in" draw:caption-point-x="-0.2402in" draw:caption-point-y="0.598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88" table:formula="of:=SUM([.D16:.AH16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3.087in" draw:caption-point-x="-0.2402in" draw:caption-point-y="0.6028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090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090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88" table:formula="of:=SUM([.D17:.AH17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3358in" draw:caption-point-x="-0.2402in" draw:caption-point-y="0.602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3382in" draw:caption-point-x="-0.2402in" draw:caption-point-y="0.5996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88" table:formula="of:=SUM([.D18:.AH18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5886in" draw:caption-point-x="-0.2402in" draw:caption-point-y="0.5969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88" table:formula="of:=SUM([.D19:.AH19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8339in" draw:caption-point-x="-0.2402in" draw:caption-point-y="0.5992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8339in" draw:caption-point-x="-0.2402in" draw:caption-point-y="0.599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8339in" draw:caption-point-x="-0.2402in" draw:caption-point-y="0.599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8339in" draw:caption-point-x="-0.2402in" draw:caption-point-y="0.599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8339in" draw:caption-point-x="-0.2402in" draw:caption-point-y="0.599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8339in" draw:caption-point-x="-0.2402in" draw:caption-point-y="0.599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8343in" draw:caption-point-x="-0.2402in" draw:caption-point-y="0.598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8343in" draw:caption-point-x="-0.2402in" draw:caption-point-y="0.598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8343in" draw:caption-point-x="-0.2402in" draw:caption-point-y="0.598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88" table:formula="of:=SUM([.D20:.AH2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4.078in" draw:caption-point-x="-0.2402in" draw:caption-point-y="0.6028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9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9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88" table:formula="of:=SUM([.D22:.AH2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5768in" draw:caption-point-x="-0.2402in" draw:caption-point-y="0.5992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72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72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88" table:formula="of:=SUM([.D23:.AH23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8244in" draw:caption-point-x="-0.2402in" draw:caption-point-y="0.5992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4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4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8248in" draw:caption-point-x="-0.2402in" draw:caption-point-y="0.598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8248in" draw:caption-point-x="-0.2402in" draw:caption-point-y="0.598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8248in" draw:caption-point-x="-0.2402in" draw:caption-point-y="0.598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8264in" draw:caption-point-x="-0.2402in" draw:caption-point-y="0.5972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8264in" draw:caption-point-x="-0.2402in" draw:caption-point-y="0.597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8264in" draw:caption-point-x="-0.2402in" draw:caption-point-y="0.597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88" table:formula="of:=SUM([.D24:.AH24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5.0685in" draw:caption-point-x="-0.2402in" draw:caption-point-y="0.6028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0697in" draw:caption-point-x="-0.2402in" draw:caption-point-y="0.6016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5.0701in" draw:caption-point-x="-0.2402in" draw:caption-point-y="0.6012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0709in" draw:caption-point-x="-0.2402in" draw:caption-point-y="0.6004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5.072in" draw:caption-point-x="-0.2402in" draw:caption-point-y="0.5992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724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24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0724in" draw:caption-point-x="-0.2402in" draw:caption-point-y="0.5988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0732in" draw:caption-point-x="-0.2402in" draw:caption-point-y="0.598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36in" draw:caption-point-x="-0.2402in" draw:caption-point-y="0.5976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0744in" draw:caption-point-x="-0.2402in" draw:caption-point-y="0.5969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88" table:formula="of:=SUM([.D25:.AH25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3161in" draw:caption-point-x="-0.2402in" draw:caption-point-y="0.6028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3177in" draw:caption-point-x="-0.2402in" draw:caption-point-y="0.6012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20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3205in" draw:caption-point-x="-0.2402in" draw:caption-point-y="0.5984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3209in" draw:caption-point-x="-0.2402in" draw:caption-point-y="0.598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3213in" draw:caption-point-x="-0.2402in" draw:caption-point-y="0.5976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322in" draw:caption-point-x="-0.2402in" draw:caption-point-y="0.5969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88" table:formula="of:=SUM([.D26:.AH2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68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68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88" table:formula="of:=SUM([.D27:.AH2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8154in" draw:caption-point-x="-0.2402in" draw:caption-point-y="0.5992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88" table:formula="of:=SUM([.D28:.AH28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6.0528in" draw:caption-point-x="-0.2402in" draw:caption-point-y="0.609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6.0528in" draw:caption-point-x="-0.2402in" draw:caption-point-y="0.609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6.0602in" draw:caption-point-x="-0.2402in" draw:caption-point-y="0.602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0634in" draw:caption-point-x="-0.2402in" draw:caption-point-y="0.598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0634in" draw:caption-point-x="-0.2402in" draw:caption-point-y="0.598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0634in" draw:caption-point-x="-0.2402in" draw:caption-point-y="0.598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88" table:formula="of:=SUM([.D29:.AH2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31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31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311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88" table:formula="of:=SUM([.D30:.AH30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75" office:value-type="string">
            <text:p>MaiNTT</text:p>
          </table:table-cell>
          <table:table-cell table:style-name="ce88" table:formula="of:=SUM([.D31:.AH31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88" table:formula="of:=SUM([.D32:.AH32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7.0512in" draw:caption-point-x="-0.2402in" draw:caption-point-y="0.6016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7.0524in" draw:caption-point-x="-0.2402in" draw:caption-point-y="0.6004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7.0535in" draw:caption-point-x="-0.2402in" draw:caption-point-y="0.5992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053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053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0539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0539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0539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7.0559in" draw:caption-point-x="-0.2402in" draw:caption-point-y="0.5969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88" table:formula="of:=SUM([.D33:.AH33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3016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3016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88" table:formula="of:=SUM([.D34:.AH34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7.5461in" draw:caption-point-x="-0.2402in" draw:caption-point-y="0.602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7.5465in" draw:caption-point-x="-0.2402in" draw:caption-point-y="0.6016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5492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5492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88" table:formula="of:=SUM([.D35:.AH3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7972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7972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7972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88" table:formula="of:=SUM([.D36:.AH36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8.0445in" draw:caption-point-x="-0.2402in" draw:caption-point-y="0.5992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044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044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0449in" draw:caption-point-x="-0.2402in" draw:caption-point-y="0.598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0449in" draw:caption-point-x="-0.2402in" draw:caption-point-y="0.598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0449in" draw:caption-point-x="-0.2402in" draw:caption-point-y="0.598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8.0461in" draw:caption-point-x="-0.2402in" draw:caption-point-y="0.5976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88" table:formula="of:=SUM([.D37:.AH37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2882in" draw:caption-point-x="-0.2402in" draw:caption-point-y="0.603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2882in" draw:caption-point-x="-0.2402in" draw:caption-point-y="0.603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2882in" draw:caption-point-x="-0.2402in" draw:caption-point-y="0.603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2898in" draw:caption-point-x="-0.2402in" draw:caption-point-y="0.6016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88" table:formula="of:=SUM([.D38:.AH3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5402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5402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5402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88" table:formula="of:=SUM([.D39:.AH3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88" table:formula="of:=SUM([.D40:.AH40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9.0311in" draw:caption-point-x="-0.2402in" draw:caption-point-y="0.6031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9.0323in" draw:caption-point-x="-0.2402in" draw:caption-point-y="0.602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0362in" draw:caption-point-x="-0.2402in" draw:caption-point-y="0.598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uongPVH</text:p>
          </table:table-cell>
          <table:table-cell table:style-name="ce88" table:formula="of:=SUM([.D41:.AH4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283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283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88" table:formula="of:=SUM([.D42:.AH42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5315in" draw:caption-point-x="-0.2402in" draw:caption-point-y="0.598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88" table:formula="of:=SUM([.D43:.AH43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7783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783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88" table:formula="of:=SUM([.D44:.AH44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026in" draw:caption-point-x="-0.2402in" draw:caption-point-y="0.5992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0264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64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0.0264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angVD</text:p>
          </table:table-cell>
          <table:table-cell table:style-name="ce88" table:formula="of:=SUM([.D45:.AH45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2713in" draw:caption-point-x="-0.2402in" draw:caption-point-y="0.6016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2717in" draw:caption-point-x="-0.2402in" draw:caption-point-y="0.6012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274in" draw:caption-point-x="-0.2402in" draw:caption-point-y="0.598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274in" draw:caption-point-x="-0.2402in" draw:caption-point-y="0.598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QuynhNNT</text:p>
          </table:table-cell>
          <table:table-cell table:style-name="ce88" table:formula="of:=SUM([.D46:.AH46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88" table:formula="of:=SUM([.D47:.AH47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7689in" draw:caption-point-x="-0.2402in" draw:caption-point-y="0.5992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88" table:formula="of:=SUM([.D48:.AH4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1.0138in" draw:caption-point-x="-0.2402in" draw:caption-point-y="0.602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1.0165in" draw:caption-point-x="-0.2402in" draw:caption-point-y="0.5992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ienND</text:p>
          </table:table-cell>
          <table:table-cell table:style-name="ce88" table:formula="of:=SUM([.D49:.AH4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2646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2646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2665in" draw:caption-point-x="-0.2402in" draw:caption-point-y="0.5969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88" table:formula="of:=SUM([.D50:.AH5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5122in" draw:caption-point-x="-0.2402in" draw:caption-point-y="0.598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88" table:formula="of:=SUM([.D51:.AH51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88" table:formula="of:=SUM([.D52:.AH52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2.0031in" draw:caption-point-x="-0.2402in" draw:caption-point-y="0.6031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0051in" draw:caption-point-x="-0.2402in" draw:caption-point-y="0.6012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007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2.0075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0075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2.0075in" draw:caption-point-x="-0.2402in" draw:caption-point-y="0.598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inhT</text:p>
          </table:table-cell>
          <table:table-cell table:style-name="ce88" table:formula="of:=SUM([.D53:.AH5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255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2555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2555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2559in" draw:caption-point-x="-0.2402in" draw:caption-point-y="0.5984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LTT</text:p>
          </table:table-cell>
          <table:table-cell table:style-name="ce88" table:formula="of:=SUM([.D54:.AH5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5016in" draw:caption-point-x="-0.2402in" draw:caption-point-y="0.6004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503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31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5035in" draw:caption-point-x="-0.2402in" draw:caption-point-y="0.5984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2.5043in" draw:caption-point-x="-0.2402in" draw:caption-point-y="0.5976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NTX</text:p>
          </table:table-cell>
          <table:table-cell table:style-name="ce88" table:formula="of:=SUM([.D55:.AH5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50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508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enTTN</text:p>
          </table:table-cell>
          <table:table-cell table:style-name="ce88" table:formula="of:=SUM([.D56:.AH5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9961in" draw:caption-point-x="-0.2402in" draw:caption-point-y="0.6012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9984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9984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74" office:value-type="string">
            <text:p>VietBA</text:p>
          </table:table-cell>
          <table:table-cell table:style-name="ce88" table:formula="of:=SUM([.D57:.AH57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3.2417in" draw:caption-point-x="-0.2402in" draw:caption-point-y="0.603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3.2469in" draw:caption-point-x="-0.2402in" draw:caption-point-y="0.598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3.248in" draw:caption-point-x="-0.2402in" draw:caption-point-y="0.5969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VinhP</text:p>
          </table:table-cell>
          <table:table-cell table:style-name="ce88" table:formula="of:=SUM([.D58:.AH58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4937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4937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4937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4937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4937in" draw:caption-point-x="-0.2402in" draw:caption-point-y="0.598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177in" draw:caption-point-x="-0.2402in" draw:caption-point-y="0.6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185in" draw:caption-point-x="-0.2402in" draw:caption-point-y="0.5992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193in" draw:caption-point-x="-0.2402in" draw:caption-point-y="0.5984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201in" draw:caption-point-x="-0.2402in" draw:caption-point-y="0.5976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213in" draw:caption-point-x="-0.2402in" draw:caption-point-y="0.5965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224in" draw:caption-point-x="-0.2402in" draw:caption-point-y="0.5953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00" table:formula="of:=SUM([.D5:.AH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00" table:formula="of:=SUM([.D6:.AH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8579in" draw:caption-point-x="-0.2402in" draw:caption-point-y="0.6028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8579in" draw:caption-point-x="-0.2402in" draw:caption-point-y="0.6028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00" table:formula="of:=SUM([.D8:.AH8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1.1063in" draw:caption-point-x="-0.2402in" draw:caption-point-y="0.602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.1083in" draw:caption-point-x="-0.2402in" draw:caption-point-y="0.6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1.1106in" draw:caption-point-x="-0.2402in" draw:caption-point-y="0.5976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1106in" draw:caption-point-x="-0.2402in" draw:caption-point-y="0.5976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00" table:formula="of:=SUM([.D9:.AH9])" office:value-type="float" office:value="7">
            <text:p>7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3579in" draw:caption-point-x="-0.2402in" draw:caption-point-y="0.5984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3598in" draw:caption-point-x="-0.2402in" draw:caption-point-y="0.5965in">
              <dc:date>2018-03-12T00:00:00</dc:date>
              <text:p text:style-name="P1"><text:span text:style-name="T1">Vợ đang chờ sanh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2878in" svg:y="1.361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.361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361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.361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361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361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00" table:formula="of:=SUM([.D10:.AH10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6012in" draw:caption-point-x="-0.2402in" draw:caption-point-y="0.6028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00" table:formula="of:=SUM([.D11:.AH1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00" table:formula="of:=SUM([.D12:.AH1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2.1in" draw:caption-point-x="-0.2402in" draw:caption-point-y="0.5992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00" table:formula="of:=SUM([.D13:.AH13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457in" draw:caption-point-x="-0.2402in" draw:caption-point-y="0.6012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469in" draw:caption-point-x="-0.2402in" draw:caption-point-y="0.6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3476in" draw:caption-point-x="-0.2402in" draw:caption-point-y="0.5992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484in" draw:caption-point-x="-0.2402in" draw:caption-point-y="0.5984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3492in" draw:caption-point-x="-0.2402in" draw:caption-point-y="0.5976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504in" draw:caption-point-x="-0.2402in" draw:caption-point-y="0.5965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516in" draw:caption-point-x="-0.2402in" draw:caption-point-y="0.5953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00" table:formula="of:=SUM([.D14:.AH14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5917in" draw:caption-point-x="-0.2402in" draw:caption-point-y="0.6028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5925in" draw:caption-point-x="-0.2402in" draw:caption-point-y="0.60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5933in" draw:caption-point-x="-0.2402in" draw:caption-point-y="0.6012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5945in" draw:caption-point-x="-0.2402in" draw:caption-point-y="0.6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5961in" draw:caption-point-x="-0.2402in" draw:caption-point-y="0.5984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5969in" draw:caption-point-x="-0.2402in" draw:caption-point-y="0.5976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598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5992in" draw:caption-point-x="-0.2402in" draw:caption-point-y="0.5953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00" table:formula="of:=SUM([.D15:.AH1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8461in" draw:caption-point-x="-0.2402in" draw:caption-point-y="0.5961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00" table:formula="of:=SUM([.D16:.AH16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3.0933in" draw:caption-point-x="-0.2402in" draw:caption-point-y="0.5965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00" table:formula="of:=SUM([.D17:.AH17])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3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00" table:formula="of:=SUM([.D18:.AH18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3.5854in" draw:caption-point-x="-0.2402in" draw:caption-point-y="0.6in">
              <dc:date>2018-03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6"/>
          <table:table-cell table:style-name="ce104" office:value-type="float" office:value="1">
            <office:annotation draw:style-name="gr6" draw:text-style-name="P1" svg:width="1.1413in" svg:height="0.2634in" svg:x="11.5492in" svg:y="3.5878in" draw:caption-point-x="-0.2402in" draw:caption-point-y="0.5976in">
              <dc:date>2018-03-09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04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00" table:formula="of:=SUM([.D19:.AH19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828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828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8339in" draw:caption-point-x="-0.2402in" draw:caption-point-y="0.5992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00" table:formula="of:=SUM([.D20:.AH2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00" table:formula="of:=SUM([.D21:.AH2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00" table:formula="of:=SUM([.D22:.AH22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5"/>
          <table:table-cell table:style-name="ce104" office:value-type="float" office:value="1">
            <office:annotation draw:style-name="gr6" draw:text-style-name="P1" svg:width="1.1413in" svg:height="0.2634in" svg:x="15.6587in" svg:y="4.5803in" draw:caption-point-x="-0.2402in" draw:caption-point-y="0.5957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5803in" draw:caption-point-x="-0.2402in" draw:caption-point-y="0.5957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00" table:formula="of:=SUM([.D23:.AH23])" office:value-type="float" office:value="3">
            <text:p>3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8201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8201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8224in" draw:caption-point-x="-0.2402in" draw:caption-point-y="0.6012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8272in" draw:caption-point-x="-0.2402in" draw:caption-point-y="0.5965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00" table:formula="of:=SUM([.D24:.AH24])" office:value-type="float" office:value="3">
            <text:p>3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5.0701in" draw:caption-point-x="-0.2402in" draw:caption-point-y="0.6012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5.0736in" draw:caption-point-x="-0.2402in" draw:caption-point-y="0.5976in">
              <dc:date>2018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076in" draw:caption-point-x="-0.2402in" draw:caption-point-y="0.5953in">
              <dc:date>2018-03-13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00" table:formula="of:=SUM([.D25:.AH25])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5.3165in" draw:caption-point-x="-0.2402in" draw:caption-point-y="0.6024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5.3169in" draw:caption-point-x="-0.2402in" draw:caption-point-y="0.602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3189in" draw:caption-point-x="-0.2402in" draw:caption-point-y="0.6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5.3197in" draw:caption-point-x="-0.2402in" draw:caption-point-y="0.5992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5.3213in" draw:caption-point-x="-0.2402in" draw:caption-point-y="0.5976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3224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3236in" draw:caption-point-x="-0.2402in" draw:caption-point-y="0.5953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00" table:formula="of:=SUM([.D26:.AH2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5.5685in" draw:caption-point-x="-0.2402in" draw:caption-point-y="0.5984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00" table:formula="of:=SUM([.D27:.AH2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8173in" draw:caption-point-x="-0.2402in" draw:caption-point-y="0.5972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00" table:formula="of:=SUM([.D28:.AH2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00" table:formula="of:=SUM([.D29:.AH2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3126in" draw:caption-point-x="-0.2402in" draw:caption-point-y="0.5972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00" table:formula="of:=SUM([.D30:.AH3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75" office:value-type="string">
            <text:p>MaiNTT</text:p>
          </table:table-cell>
          <table:table-cell table:style-name="ce100" table:formula="of:=SUM([.D31:.AH3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00" table:formula="of:=SUM([.D32:.AH32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7.05in" draw:caption-point-x="-0.2402in" draw:caption-point-y="0.6028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7.0508in" draw:caption-point-x="-0.2402in" draw:caption-point-y="0.60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7.0516in" draw:caption-point-x="-0.2402in" draw:caption-point-y="0.6012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0528in" draw:caption-point-x="-0.2402in" draw:caption-point-y="0.6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7.0543in" draw:caption-point-x="-0.2402in" draw:caption-point-y="0.5984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7.0551in" draw:caption-point-x="-0.2402in" draw:caption-point-y="0.5976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7.0563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7.0575in" draw:caption-point-x="-0.2402in" draw:caption-point-y="0.5953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00" table:formula="of:=SUM([.D33:.AH33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7.2984in" draw:caption-point-x="-0.2402in" draw:caption-point-y="0.602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00" table:formula="of:=SUM([.D34:.AH3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5469in" draw:caption-point-x="-0.2402in" draw:caption-point-y="0.6012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00" table:formula="of:=SUM([.D35:.AH3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00" table:formula="of:=SUM([.D36:.AH36])" office:value-type="float" office:value="0.5"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8.0413in" draw:caption-point-x="-0.2402in" draw:caption-point-y="0.6024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0433in" draw:caption-point-x="-0.2402in" draw:caption-point-y="0.6004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8.0437in" draw:caption-point-x="-0.2402in" draw:caption-point-y="0.6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00" table:formula="of:=SUM([.D37:.AH3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8.2902in" draw:caption-point-x="-0.2402in" draw:caption-point-y="0.6012in">
              <dc:date>2018-03-05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8.2929in" draw:caption-point-x="-0.2402in" draw:caption-point-y="0.5984in">
              <dc:date>2018-03-08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00" table:formula="of:=SUM([.D38:.AH38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8.537in" draw:caption-point-x="-0.2402in" draw:caption-point-y="0.602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8.5378in" draw:caption-point-x="-0.2402in" draw:caption-point-y="0.6012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539in" draw:caption-point-x="-0.2402in" draw:caption-point-y="0.6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00" table:formula="of:=SUM([.D39:.AH39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8.7843in" draw:caption-point-x="-0.2402in" draw:caption-point-y="0.6024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8.7882in" draw:caption-point-x="-0.2402in" draw:caption-point-y="0.5984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00" table:formula="of:=SUM([.D40:.AH40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9.030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9.035in" draw:caption-point-x="-0.2402in" draw:caption-point-y="0.5992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9.030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5"/>
          <table:table-cell table:style-name="ce104" office:value-type="float" office:value="0.5">
            <office:annotation draw:style-name="gr2" draw:text-style-name="P1" svg:width="1.1413in" svg:height="0.5457in" svg:x="11.0925in" svg:y="9.030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6"/>
          <table:table-cell table:style-name="ce104" office:value-type="float" office:value="0.5">
            <office:annotation draw:style-name="gr2" draw:text-style-name="P1" svg:width="1.1413in" svg:height="0.5457in" svg:x="14.289in" svg:y="9.030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uongPVH</text:p>
          </table:table-cell>
          <table:table-cell table:style-name="ce100" table:formula="of:=SUM([.D41:.AH41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9.2799in" draw:caption-point-x="-0.2402in" draw:caption-point-y="0.602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100" table:formula="of:=SUM([.D42:.AH4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5295in" draw:caption-point-x="-0.2402in" draw:caption-point-y="0.6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9.5311in" draw:caption-point-x="-0.2402in" draw:caption-point-y="0.5984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00" table:formula="of:=SUM([.D43:.AH4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9.776in" draw:caption-point-x="-0.2402in" draw:caption-point-y="0.6012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9.7807in" draw:caption-point-x="-0.2402in" draw:caption-point-y="0.5965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00" table:formula="of:=SUM([.D44:.AH44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9.7228in" svg:y="10.0291in" draw:caption-point-x="-0.2402in" draw:caption-point-y="0.5961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6"/>
          <table:table-cell table:style-name="ce104" office:value-type="float" office:value="1">
            <office:annotation draw:style-name="gr4" draw:text-style-name="P1" svg:width="1.1413in" svg:height="0.3902in" svg:x="12.9189in" svg:y="10.0291in" draw:caption-point-x="-0.2402in" draw:caption-point-y="0.5961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6"/>
          <table:table-cell table:style-name="ce104" office:value-type="float" office:value="1">
            <office:annotation draw:style-name="gr4" draw:text-style-name="P1" svg:width="1.1413in" svg:height="0.3902in" svg:x="16.1154in" svg:y="10.0291in" draw:caption-point-x="-0.2402in" draw:caption-point-y="0.5961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angVD</text:p>
          </table:table-cell>
          <table:table-cell table:style-name="ce100" table:formula="of:=SUM([.D45:.AH4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10.2717in" draw:caption-point-x="-0.2402in" draw:caption-point-y="0.6012in">
              <dc:date>2018-03-05T00:00:00</dc:date>
              <text:p text:style-name="P1"><text:span text:style-name="T1">Có việc đột xuất cần lên trường, off sáng</text:span></text:p>
            </office:annotation>
            <text:p>0.5</text:p>
          </table:table-cell>
          <table:table-cell table:style-name="ce104" office:value-type="float" office:value="0">
            <office:annotation draw:style-name="gr7" draw:text-style-name="P1" svg:width="1.1413in" svg:height="0.8567in" svg:x="4.9287in" svg:y="10.2728in" draw:caption-point-x="-0.2402in" draw:caption-point-y="0.6in">
              <dc:date>2018-03-06T00:00:00</dc:date>
              <text:p text:style-name="P1"><text:span text:style-name="T1">ghé trường nộp báo cáo, lúc chạy qua cty bị kẹt xe, 9h15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QuynhNNT</text:p>
          </table:table-cell>
          <table:table-cell table:style-name="ce100" table:formula="of:=SUM([.D46:.AH4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00" table:formula="of:=SUM([.D47:.AH4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7669in" draw:caption-point-x="-0.2402in" draw:caption-point-y="0.6012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7681in" draw:caption-point-x="-0.2402in" draw:caption-point-y="0.6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689in" draw:caption-point-x="-0.2402in" draw:caption-point-y="0.5992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0.7728in" draw:caption-point-x="-0.2402in" draw:caption-point-y="0.5953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00" table:formula="of:=SUM([.D48:.AH48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11.0134in" draw:caption-point-x="-0.2402in" draw:caption-point-y="0.6024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1.0165in" draw:caption-point-x="-0.2402in" draw:caption-point-y="0.5992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11.0193in" draw:caption-point-x="-0.2402in" draw:caption-point-y="0.5965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1.0193in" draw:caption-point-x="-0.2402in" draw:caption-point-y="0.5965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11.0205in" draw:caption-point-x="-0.2402in" draw:caption-point-y="0.5953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ienND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00" table:formula="of:=SUM([.D50:.AH5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00" table:formula="of:=SUM([.D51:.AH5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oDTN</text:p>
          </table:table-cell>
          <table:table-cell table:style-name="ce100" table:formula="of:=SUM([.D52:.AH52])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2.0043in" draw:caption-point-x="-0.2402in" draw:caption-point-y="0.602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inhT</text:p>
          </table:table-cell>
          <table:table-cell table:style-name="ce100" table:formula="of:=SUM([.D53:.AH5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LTT</text:p>
          </table:table-cell>
          <table:table-cell table:style-name="ce100" table:formula="of:=SUM([.D54:.AH54])" office:value-type="float" office:value="0.5">
            <text:p>0.5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2.4996in" draw:caption-point-x="-0.2402in" draw:caption-point-y="0.6024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2.502in" draw:caption-point-x="-0.2402in" draw:caption-point-y="0.6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2.5067in" draw:caption-point-x="-0.2402in" draw:caption-point-y="0.5953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NTX</text:p>
          </table:table-cell>
          <table:table-cell table:style-name="ce100" table:formula="of:=SUM([.D55:.AH5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enTTN</text:p>
          </table:table-cell>
          <table:table-cell table:style-name="ce100" table:formula="of:=SUM([.D56:.AH56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2.9945in" draw:caption-point-x="-0.2402in" draw:caption-point-y="0.6028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74" office:value-type="string">
            <text:p>VietBA</text:p>
          </table:table-cell>
          <table:table-cell table:style-name="ce100" table:formula="of:=SUM([.D57:.AH5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3.2441in" draw:caption-point-x="-0.2402in" draw:caption-point-y="0.6008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3.2449in" draw:caption-point-x="-0.2402in" draw:caption-point-y="0.6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3.2457in" draw:caption-point-x="-0.2402in" draw:caption-point-y="0.5992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3.2476in" draw:caption-point-x="-0.2402in" draw:caption-point-y="0.5972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3.2484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3.2496in" draw:caption-point-x="-0.2402in" draw:caption-point-y="0.5953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44" office:value-type="string">
            <text:p>VinhP</text:p>
          </table:table-cell>
          <table:table-cell table:style-name="ce100" table:formula="of:=SUM([.D58:.AH5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11" table:formula="of:=SUM([.D18:.AH1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11" table:formula="of:=SUM([.D34:.AH3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11" table:formula="of:=SUM([.D38:.AH3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11" table:formula="of:=SUM([.D41:.AH4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11" table:formula="of:=SUM([.D43:.AH43])" office:value-type="float" office:value="4">
            <text:p>4</text:p>
          </table:table-cell>
          <table:table-cell table:style-name="ce115" table:number-columns-repeated="5"/>
          <table:table-cell table:style-name="ce115" office:value-type="float" office:value="1">
            <office:annotation draw:style-name="gr4" draw:text-style-name="P1" svg:width="1.1413in" svg:height="0.3902in" svg:x="4.928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8.2878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1.5492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4.745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11" table:formula="of:=SUM([.D54:.AH5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11" table:formula="of:=SUM([.D56:.AH5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22" table:formula="of:=SUM([.D39:.AH3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22" table:formula="of:=SUM([.D43:.AH43])" office:value-type="float" office:value="4">
            <text:p>4</text:p>
          </table:table-cell>
          <table:table-cell table:style-name="ce126" table:number-columns-repeated="3"/>
          <table:table-cell table:style-name="ce126" office:value-type="float" office:value="1">
            <office:annotation draw:style-name="gr4" draw:text-style-name="P1" svg:width="1.1413in" svg:height="0.3902in" svg:x="4.015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7.3094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0.6358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3.8323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22" table:formula="of:=SUM([.D54:.AH5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22" table:formula="of:=SUM([.D55:.AH5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22" table:formula="of:=SUM([.D56:.AH5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22" table:formula="of:=SUM([.D57:.AH5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33" table:formula="of:=SUM([.D39:.AH3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33" table:formula="of:=SUM([.D40:.AH4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33" table:formula="of:=SUM([.D41:.AH4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33" table:formula="of:=SUM([.D42:.AH4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33" table:formula="of:=SUM([.D43:.AH43])" office:value-type="float" office:value="5">
            <text:p>5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5.8421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9.2661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2.4622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5.658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33" table:formula="of:=SUM([.D53:.AH5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33" table:formula="of:=SUM([.D54:.AH5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33" table:formula="of:=SUM([.D55:.AH5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33" table:formula="of:=SUM([.D56:.AH5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33" table:formula="of:=SUM([.D57:.AH5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44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55" table:formula="of:=SUM([.D55:.AH5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55" table:formula="of:=SUM([.D56:.AH5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55" table:formula="of:=SUM([.D57:.AH5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1"/>
          <table:table-cell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168" table:formula="of:=[.AG2]+1" office:value-type="date" office:date-value="2018-10-01">
            <text:p>01</text:p>
          </table:table-cell>
          <table:table-cell table:style-name="ce87" table:number-columns-repeated="951"/>
          <table:table-cell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1"/>
          <table:table-cell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66" table:formula="of:=SUM([.D54:.AH5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66" table:formula="of:=SUM([.D55:.AH5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66" table:formula="of:=SUM([.D56:.AH5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66" table:formula="of:=SUM([.D57:.AH5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1"/>
          <table:table-cell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1"/>
          <table:table-cell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62" table:display-filter-buttons="true"/>
        <table:database-range table:name="__Anonymous_Sheet_DB__2" table:target-range-address="Tong_Hop_Ngay_Nghi_2018.A6:Tong_Hop_Ngay_Nghi_2018.O6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3/13/2018</text:date>, <text:time>11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3-13">03/1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667</meta:editing-cycles>
    <meta:editing-duration>P14DT3H7M5S</meta:editing-duration>
    <meta:generator>OpenOffice/4.1.2$Win32 OpenOffice.org_project/412m3$Build-9782</meta:generator>
    <dc:date>2018-03-13T11:29:45.61</dc:date>
    <meta:print-date>2018-01-05T11:35:11.94</meta:print-date>
    <meta:document-statistic meta:table-count="15" meta:cell-count="5974" meta:object-count="0"/>
    <meta:user-defined meta:name="Info 1"/>
    <meta:user-defined meta:name="Info 2"/>
    <meta:user-defined meta:name="Info 3"/>
    <meta:user-defined meta:name="Info 4"/>
  </office:meta>
</office:document-meta>
</file>